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0.776cm"/>
    </style:style>
    <style:style style:name="co12" style:family="table-column">
      <style:table-column-properties fo:break-before="auto" style:column-width="7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fo:background-color="#0066cc"/>
    </style:style>
    <style:style style:name="ce9" style:family="table-cell" style:parent-style-name="Default" style:data-style-name="N11">
      <style:table-cell-properties fo:background-color="#ff33ff"/>
    </style:style>
    <style:style style:name="ce10" style:family="table-cell" style:parent-style-name="Default" style:data-style-name="N11">
      <style:table-cell-properties fo:background-color="#cccccc"/>
    </style:style>
    <style:style style:name="ce11" style:family="table-cell" style:parent-style-name="Default" style:data-style-name="N11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5" table:default-cell-style-name="Default"/>
        <table:table-column table:style-name="co9" table:number-columns-repeated="6" table:default-cell-style-name="ce7"/>
        <table:table-column table:style-name="co10" table:default-cell-style-name="ce7"/>
        <table:table-column table:style-name="co12" table:default-cell-style-name="ce11"/>
        <table:table-row table:style-name="ro1">
          <table:table-cell table:style-name="ce1" table:number-columns-repeated="2"/>
          <table:table-cell table:style-name="ce5" office:value-type="string" table:number-columns-spanned="7" table:number-rows-spanned="1">
            <text:p>POPULATION</text:p>
          </table:table-cell>
          <table:covered-table-cell table:number-columns-repeated="6" table:style-name="ce1"/>
          <table:table-cell/>
          <table:table-cell table:style-name="ce5" office:value-type="string">
            <text:p>AREA</text:p>
          </table:table-cell>
          <table:table-cell/>
          <table:table-cell table:style-name="ce5" office:value-type="string" table:number-columns-spanned="7" table:number-rows-spanned="1">
            <text:p>POPULATION DENSITY</text:p>
          </table:table-cell>
          <table:covered-table-cell table:number-columns-repeated="6"/>
          <table:table-cell/>
          <table:table-cell table:style-name="ce5" office:value-type="string" table:number-columns-spanned="6" table:number-rows-spanned="1">
            <text:p>PROMJENA GUSTOĆE NASELJENOSTI ( = ( PD[k+1] - PD[k] ) / PD[k] )</text:p>
          </table:table-cell>
          <table:covered-table-cell table:number-columns-repeated="4" table:style-name="ce5"/>
          <table:covered-table-cell table:style-name="Default"/>
          <table:table-cell table:style-name="Default"/>
          <table:table-cell table:style-name="ce5" office:value-type="string">
            <text:p>ukupna promjena gustoće naseljenosti</text:p>
          </table:table-cell>
        </table:table-row>
        <table:table-row table:style-name="ro1">
          <table:table-cell table:style-name="ce1" table:number-columns-repeated="2"/>
          <table:table-cell table:style-name="ce1" office:value-type="float" office:value="1950">
            <text:p>1950</text:p>
          </table:table-cell>
          <table:table-cell table:style-name="ce1" office:value-type="float" office:value="1960">
            <text:p>1960</text:p>
          </table:table-cell>
          <table:table-cell table:style-name="ce1" office:value-type="float" office:value="1970">
            <text:p>1970</text:p>
          </table:table-cell>
          <table:table-cell table:style-name="ce1" office:value-type="float" office:value="1980">
            <text:p>1980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2010">
            <text:p>2010</text:p>
          </table:table-cell>
          <table:table-cell table:number-columns-repeated="3"/>
          <table:table-cell table:style-name="ce5" office:value-type="float" office:value="1950">
            <text:p>1950</text:p>
          </table:table-cell>
          <table:table-cell table:style-name="ce5" office:value-type="float" office:value="1960">
            <text:p>1960</text:p>
          </table:table-cell>
          <table:table-cell table:style-name="ce5" office:value-type="float" office:value="1970">
            <text:p>1970</text:p>
          </table:table-cell>
          <table:table-cell table:style-name="ce5" office:value-type="float" office:value="1980">
            <text:p>1980</text:p>
          </table:table-cell>
          <table:table-cell table:style-name="ce5" office:value-type="float" office:value="1990">
            <text:p>199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2010">
            <text:p>2010</text:p>
          </table:table-cell>
          <table:table-cell/>
          <table:table-cell table:style-name="ce5" office:value-type="string">
            <text:p>1950-1960</text:p>
          </table:table-cell>
          <table:table-cell table:style-name="ce5" office:value-type="string">
            <text:p>1960-1970</text:p>
          </table:table-cell>
          <table:table-cell table:style-name="ce5" office:value-type="string">
            <text:p>1970-1980</text:p>
          </table:table-cell>
          <table:table-cell table:style-name="ce5" office:value-type="string">
            <text:p>1980-1990</text:p>
          </table:table-cell>
          <table:table-cell table:style-name="ce5" office:value-type="string">
            <text:p>1990-2000</text:p>
          </table:table-cell>
          <table:table-cell table:style-name="ce5" office:value-type="string">
            <text:p>2000-2010</text:p>
          </table:table-cell>
          <table:table-cell table:style-name="Default"/>
          <table:table-cell table:style-name="ce5" office:value-type="string">
            <text:p>1950-20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STRICT OF COLUMBIA</text:p>
          </table:table-cell>
          <table:table-cell office:value-type="float" office:value="814000">
            <text:p>814000</text:p>
          </table:table-cell>
          <table:table-cell office:value-type="float" office:value="762000">
            <text:p>762000</text:p>
          </table:table-cell>
          <table:table-cell office:value-type="float" office:value="756510">
            <text:p>756510</text:p>
          </table:table-cell>
          <table:table-cell office:value-type="float" office:value="638000">
            <text:p>638000</text:p>
          </table:table-cell>
          <table:table-cell office:value-type="float" office:value="606900">
            <text:p>606900</text:p>
          </table:table-cell>
          <table:table-cell office:value-type="float" office:value="572059">
            <text:p>572059</text:p>
          </table:table-cell>
          <table:table-cell office:value-type="float" office:value="601723">
            <text:p>601723</text:p>
          </table:table-cell>
          <table:table-cell/>
          <table:table-cell office:value-type="float" office:value="177">
            <text:p>177</text:p>
          </table:table-cell>
          <table:table-cell/>
          <table:table-cell table:formula="of:=[.C3]/[.K3]" office:value-type="float" office:value="4598.87005649718">
            <text:p>4598,8700564972</text:p>
          </table:table-cell>
          <table:table-cell table:formula="of:=[.D3]/[.K3]" office:value-type="float" office:value="4305.08474576271">
            <text:p>4305,0847457627</text:p>
          </table:table-cell>
          <table:table-cell table:formula="of:=[.E3]/[.K3]" office:value-type="float" office:value="4274.06779661017">
            <text:p>4274,0677966102</text:p>
          </table:table-cell>
          <table:table-cell table:formula="of:=[.F3]/[.K3]" office:value-type="float" office:value="3604.5197740113">
            <text:p>3604,5197740113</text:p>
          </table:table-cell>
          <table:table-cell table:formula="of:=[.G3]/[.K3]" office:value-type="float" office:value="3428.81355932203">
            <text:p>3428,813559322</text:p>
          </table:table-cell>
          <table:table-cell table:formula="of:=[.H3]/[.K3]" office:value-type="float" office:value="3231.97175141243">
            <text:p>3231,9717514124</text:p>
          </table:table-cell>
          <table:table-cell table:formula="of:=[.I3]/[.K3]" office:value-type="float" office:value="3399.56497175141">
            <text:p>3399,5649717514</text:p>
          </table:table-cell>
          <table:table-cell/>
          <table:table-cell table:formula="of:=([.N3]-[.M3])/[.M3]" office:value-type="percentage" office:value="-0.063882063882064">
            <text:p>-6,39%</text:p>
          </table:table-cell>
          <table:table-cell table:formula="of:=([.O3]-[.N3])/[.N3]" office:value-type="percentage" office:value="-0.00720472440944876">
            <text:p>-0,72%</text:p>
          </table:table-cell>
          <table:table-cell table:formula="of:=([.P3]-[.O3])/[.O3]" office:value-type="percentage" office:value="-0.156653580256705">
            <text:p>-15,67%</text:p>
          </table:table-cell>
          <table:table-cell table:formula="of:=([.Q3]-[.P3])/[.P3]" office:value-type="percentage" office:value="-0.0487460815047022">
            <text:p>-4,87%</text:p>
          </table:table-cell>
          <table:table-cell table:formula="of:=([.R3]-[.Q3])/[.Q3]" office:value-type="percentage" office:value="-0.0574081397264788">
            <text:p>-5,74%</text:p>
          </table:table-cell>
          <table:table-cell table:formula="of:=([.S3]-[.R3])/[.R3]" office:value-type="percentage" office:value="0.0518547912016068">
            <text:p>5,19%</text:p>
          </table:table-cell>
          <table:table-cell/>
          <table:table-cell table:style-name="ce7" table:formula="of:=([.S3]-[.M3])/[.M3]" office:value-type="percentage" office:value="-0.260782555282555">
            <text:p>-26,08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ST VIRGINIA</text:p>
          </table:table-cell>
          <table:table-cell office:value-type="float" office:value="2006000">
            <text:p>2006000</text:p>
          </table:table-cell>
          <table:table-cell office:value-type="float" office:value="1857000">
            <text:p>1857000</text:p>
          </table:table-cell>
          <table:table-cell office:value-type="float" office:value="1744237">
            <text:p>1744237</text:p>
          </table:table-cell>
          <table:table-cell office:value-type="float" office:value="1950000">
            <text:p>1950000</text:p>
          </table:table-cell>
          <table:table-cell office:value-type="float" office:value="1793477">
            <text:p>1793477</text:p>
          </table:table-cell>
          <table:table-cell office:value-type="float" office:value="1808344">
            <text:p>1808344</text:p>
          </table:table-cell>
          <table:table-cell office:value-type="float" office:value="1852994">
            <text:p>1852994</text:p>
          </table:table-cell>
          <table:table-cell/>
          <table:table-cell office:value-type="float" office:value="62756">
            <text:p>62756</text:p>
          </table:table-cell>
          <table:table-cell/>
          <table:table-cell table:formula="of:=[.C4]/[.K4]" office:value-type="float" office:value="31.9650710689018">
            <text:p>31,9650710689</text:p>
          </table:table-cell>
          <table:table-cell table:formula="of:=[.D4]/[.K4]" office:value-type="float" office:value="29.5907960991778">
            <text:p>29,5907960992</text:p>
          </table:table-cell>
          <table:table-cell table:formula="of:=[.E4]/[.K4]" office:value-type="float" office:value="27.7939479890369">
            <text:p>27,793947989</text:p>
          </table:table-cell>
          <table:table-cell table:formula="of:=[.F4]/[.K4]" office:value-type="float" office:value="31.0727261138377">
            <text:p>31,0727261138</text:p>
          </table:table-cell>
          <table:table-cell table:formula="of:=[.G4]/[.K4]" office:value-type="float" office:value="28.5785741602397">
            <text:p>28,5785741602</text:p>
          </table:table-cell>
          <table:table-cell table:formula="of:=[.H4]/[.K4]" office:value-type="float" office:value="28.8154758110778">
            <text:p>28,8154758111</text:p>
          </table:table-cell>
          <table:table-cell table:formula="of:=[.I4]/[.K4]" office:value-type="float" office:value="29.526961565428">
            <text:p>29,5269615654</text:p>
          </table:table-cell>
          <table:table-cell/>
          <table:table-cell table:style-name="ce8" table:formula="of:=([.N4]-[.M4])/[.M4]" office:value-type="percentage" office:value="-0.0742771684945164">
            <text:p>-7,43%</text:p>
          </table:table-cell>
          <table:table-cell table:style-name="ce8" table:formula="of:=([.O4]-[.N4])/[.N4]" office:value-type="percentage" office:value="-0.0607232094776522">
            <text:p>-6,07%</text:p>
          </table:table-cell>
          <table:table-cell table:style-name="ce8" table:formula="of:=([.P4]-[.O4])/[.O4]" office:value-type="percentage" office:value="0.117967340447428">
            <text:p>11,80%</text:p>
          </table:table-cell>
          <table:table-cell table:style-name="ce8" table:formula="of:=([.Q4]-[.P4])/[.P4]" office:value-type="percentage" office:value="-0.0802682051282052">
            <text:p>-8,03%</text:p>
          </table:table-cell>
          <table:table-cell table:style-name="ce8" table:formula="of:=([.R4]-[.Q4])/[.Q4]" office:value-type="percentage" office:value="0.00828948461563767">
            <text:p>0,83%</text:p>
          </table:table-cell>
          <table:table-cell table:style-name="ce8" table:formula="of:=([.S4]-[.R4])/[.R4]" office:value-type="percentage" office:value="0.0246910985962848">
            <text:p>2,47%</text:p>
          </table:table-cell>
          <table:table-cell/>
          <table:table-cell table:style-name="ce10" table:formula="of:=([.S4]-[.M4])/[.M4]" office:value-type="percentage" office:value="-0.0762741774675972">
            <text:p>-7,63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NORTH DAKOTA</text:p>
          </table:table-cell>
          <table:table-cell office:value-type="float" office:value="616000">
            <text:p>616000</text:p>
          </table:table-cell>
          <table:table-cell office:value-type="float" office:value="634000">
            <text:p>634000</text:p>
          </table:table-cell>
          <table:table-cell office:value-type="float" office:value="617761">
            <text:p>617761</text:p>
          </table:table-cell>
          <table:table-cell office:value-type="float" office:value="654000">
            <text:p>654000</text:p>
          </table:table-cell>
          <table:table-cell office:value-type="float" office:value="638800">
            <text:p>638800</text:p>
          </table:table-cell>
          <table:table-cell office:value-type="float" office:value="642200">
            <text:p>642200</text:p>
          </table:table-cell>
          <table:table-cell office:value-type="float" office:value="672591">
            <text:p>672591</text:p>
          </table:table-cell>
          <table:table-cell/>
          <table:table-cell table:style-name="ce3" office:value-type="float" office:value="183108">
            <text:p>183108</text:p>
          </table:table-cell>
          <table:table-cell/>
          <table:table-cell table:formula="of:=[.C5]/[.K5]" office:value-type="float" office:value="3.36413482753348">
            <text:p>3,3641348275</text:p>
          </table:table-cell>
          <table:table-cell table:formula="of:=[.D5]/[.K5]" office:value-type="float" office:value="3.46243746859777">
            <text:p>3,4624374686</text:p>
          </table:table-cell>
          <table:table-cell table:formula="of:=[.E5]/[.K5]" office:value-type="float" office:value="3.37375210258427">
            <text:p>3,3737521026</text:p>
          </table:table-cell>
          <table:table-cell table:formula="of:=[.F5]/[.K5]" office:value-type="float" office:value="3.57166262533587">
            <text:p>3,5716626253</text:p>
          </table:table-cell>
          <table:table-cell table:formula="of:=[.G5]/[.K5]" office:value-type="float" office:value="3.48865150621491">
            <text:p>3,4886515062</text:p>
          </table:table-cell>
          <table:table-cell table:formula="of:=[.H5]/[.K5]" office:value-type="float" office:value="3.50721978286039">
            <text:p>3,5072197829</text:p>
          </table:table-cell>
          <table:table-cell table:formula="of:=[.I5]/[.K5]" office:value-type="float" office:value="3.67319286978177">
            <text:p>3,6731928698</text:p>
          </table:table-cell>
          <table:table-cell/>
          <table:table-cell table:style-name="ce8" table:formula="of:=([.N5]-[.M5])/[.M5]" office:value-type="percentage" office:value="0.0292207792207791">
            <text:p>2,92%</text:p>
          </table:table-cell>
          <table:table-cell table:style-name="ce8" table:formula="of:=([.O5]-[.N5])/[.N5]" office:value-type="percentage" office:value="-0.0256135646687696">
            <text:p>-2,56%</text:p>
          </table:table-cell>
          <table:table-cell table:style-name="ce8" table:formula="of:=([.P5]-[.O5])/[.O5]" office:value-type="percentage" office:value="0.0586618449529834">
            <text:p>5,87%</text:p>
          </table:table-cell>
          <table:table-cell table:style-name="ce8" table:formula="of:=([.Q5]-[.P5])/[.P5]" office:value-type="percentage" office:value="-0.0232415902140673">
            <text:p>-2,32%</text:p>
          </table:table-cell>
          <table:table-cell table:style-name="ce8" table:formula="of:=([.R5]-[.Q5])/[.Q5]" office:value-type="percentage" office:value="0.00532247964934262">
            <text:p>0,53%</text:p>
          </table:table-cell>
          <table:table-cell table:style-name="ce8" table:formula="of:=([.S5]-[.R5])/[.R5]" office:value-type="percentage" office:value="0.0473232637807536">
            <text:p>4,73%</text:p>
          </table:table-cell>
          <table:table-cell/>
          <table:table-cell table:style-name="ce10" table:formula="of:=([.S5]-[.M5])/[.M5]" office:value-type="percentage" office:value="0.0918685064935064">
            <text:p>9,19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IOWA</text:p>
          </table:table-cell>
          <table:table-cell office:value-type="float" office:value="2621000">
            <text:p>2621000</text:p>
          </table:table-cell>
          <table:table-cell office:value-type="float" office:value="2761000">
            <text:p>2761000</text:p>
          </table:table-cell>
          <table:table-cell office:value-type="float" office:value="2825041">
            <text:p>2825041</text:p>
          </table:table-cell>
          <table:table-cell office:value-type="float" office:value="2914000">
            <text:p>2914000</text:p>
          </table:table-cell>
          <table:table-cell office:value-type="float" office:value="2776755">
            <text:p>2776755</text:p>
          </table:table-cell>
          <table:table-cell office:value-type="float" office:value="2926324">
            <text:p>2926324</text:p>
          </table:table-cell>
          <table:table-cell office:value-type="float" office:value="3046355">
            <text:p>3046355</text:p>
          </table:table-cell>
          <table:table-cell/>
          <table:table-cell table:style-name="ce3" office:value-type="float" office:value="145746">
            <text:p>145746</text:p>
          </table:table-cell>
          <table:table-cell/>
          <table:table-cell table:formula="of:=[.C6]/[.K6]" office:value-type="float" office:value="17.9833408807103">
            <text:p>17,9833408807</text:p>
          </table:table-cell>
          <table:table-cell table:formula="of:=[.D6]/[.K6]" office:value-type="float" office:value="18.9439161280584">
            <text:p>18,9439161281</text:p>
          </table:table-cell>
          <table:table-cell table:formula="of:=[.E6]/[.K6]" office:value-type="float" office:value="19.3833175524543">
            <text:p>19,3833175525</text:p>
          </table:table-cell>
          <table:table-cell table:formula="of:=[.F6]/[.K6]" office:value-type="float" office:value="19.9936876483746">
            <text:p>19,9936876484</text:p>
          </table:table-cell>
          <table:table-cell table:formula="of:=[.G6]/[.K6]" office:value-type="float" office:value="19.0520151496439">
            <text:p>19,0520151496</text:p>
          </table:table-cell>
          <table:table-cell table:formula="of:=[.H6]/[.K6]" office:value-type="float" office:value="20.0782457151483">
            <text:p>20,0782457151</text:p>
          </table:table-cell>
          <table:table-cell table:formula="of:=[.I6]/[.K6]" office:value-type="float" office:value="20.9018086259657">
            <text:p>20,901808626</text:p>
          </table:table-cell>
          <table:table-cell/>
          <table:table-cell table:style-name="ce8" table:formula="of:=([.N6]-[.M6])/[.M6]" office:value-type="percentage" office:value="0.0534147272033576">
            <text:p>5,34%</text:p>
          </table:table-cell>
          <table:table-cell table:style-name="ce8" table:formula="of:=([.O6]-[.N6])/[.N6]" office:value-type="percentage" office:value="0.0231948569358927">
            <text:p>2,32%</text:p>
          </table:table-cell>
          <table:table-cell table:style-name="ce8" table:formula="of:=([.P6]-[.O6])/[.O6]" office:value-type="percentage" office:value="0.031489454489333">
            <text:p>3,15%</text:p>
          </table:table-cell>
          <table:table-cell table:style-name="ce8" table:formula="of:=([.Q6]-[.P6])/[.P6]" office:value-type="percentage" office:value="-0.0470984900480439">
            <text:p>-4,71%</text:p>
          </table:table-cell>
          <table:table-cell table:style-name="ce8" table:formula="of:=([.R6]-[.Q6])/[.Q6]" office:value-type="percentage" office:value="0.0538646729725885">
            <text:p>5,39%</text:p>
          </table:table-cell>
          <table:table-cell table:style-name="ce8" table:formula="of:=([.S6]-[.R6])/[.R6]" office:value-type="percentage" office:value="0.0410176726842278">
            <text:p>4,10%</text:p>
          </table:table-cell>
          <table:table-cell/>
          <table:table-cell table:style-name="ce10" table:formula="of:=([.S6]-[.M6])/[.M6]" office:value-type="percentage" office:value="0.162287294925601">
            <text:p>16,23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PENNSYLVANIA</text:p>
          </table:table-cell>
          <table:table-cell office:value-type="float" office:value="10498012">
            <text:p>10498012</text:p>
          </table:table-cell>
          <table:table-cell office:value-type="float" office:value="11343000">
            <text:p>11343000</text:p>
          </table:table-cell>
          <table:table-cell office:value-type="float" office:value="11793909">
            <text:p>11793909</text:p>
          </table:table-cell>
          <table:table-cell office:value-type="float" office:value="11867000">
            <text:p>11867000</text:p>
          </table:table-cell>
          <table:table-cell office:value-type="float" office:value="11881643">
            <text:p>11881643</text:p>
          </table:table-cell>
          <table:table-cell office:value-type="float" office:value="12281054">
            <text:p>12281054</text:p>
          </table:table-cell>
          <table:table-cell office:value-type="float" office:value="12702379">
            <text:p>12702379</text:p>
          </table:table-cell>
          <table:table-cell/>
          <table:table-cell table:style-name="ce3" office:value-type="float" office:value="119280">
            <text:p>119280</text:p>
          </table:table-cell>
          <table:table-cell/>
          <table:table-cell table:formula="of:=[.C7]/[.K7]" office:value-type="float" office:value="88.0115023474179">
            <text:p>88,0115023474</text:p>
          </table:table-cell>
          <table:table-cell table:formula="of:=[.D7]/[.K7]" office:value-type="float" office:value="95.0955734406439">
            <text:p>95,0955734406</text:p>
          </table:table-cell>
          <table:table-cell table:formula="of:=[.E7]/[.K7]" office:value-type="float" office:value="98.8758299798793">
            <text:p>98,8758299799</text:p>
          </table:table-cell>
          <table:table-cell table:formula="of:=[.F7]/[.K7]" office:value-type="float" office:value="99.4885982562039">
            <text:p>99,4885982562</text:p>
          </table:table-cell>
          <table:table-cell table:formula="of:=[.G7]/[.K7]" office:value-type="float" office:value="99.6113598256204">
            <text:p>99,6113598256</text:p>
          </table:table-cell>
          <table:table-cell table:formula="of:=[.H7]/[.K7]" office:value-type="float" office:value="102.9598759222">
            <text:p>102,9598759222</text:p>
          </table:table-cell>
          <table:table-cell table:formula="of:=[.I7]/[.K7]" office:value-type="float" office:value="106.492110999329">
            <text:p>106,4921109993</text:p>
          </table:table-cell>
          <table:table-cell/>
          <table:table-cell table:style-name="ce8" table:formula="of:=([.N7]-[.M7])/[.M7]" office:value-type="percentage" office:value="0.0804902871134077">
            <text:p>8,05%</text:p>
          </table:table-cell>
          <table:table-cell table:style-name="ce8" table:formula="of:=([.O7]-[.N7])/[.N7]" office:value-type="percentage" office:value="0.0397521819624438">
            <text:p>3,98%</text:p>
          </table:table-cell>
          <table:table-cell table:style-name="ce8" table:formula="of:=([.P7]-[.O7])/[.O7]" office:value-type="percentage" office:value="0.00619735153120142">
            <text:p>0,62%</text:p>
          </table:table-cell>
          <table:table-cell table:style-name="ce8" table:formula="of:=([.Q7]-[.P7])/[.P7]" office:value-type="percentage" office:value="0.00123392601331421">
            <text:p>0,12%</text:p>
          </table:table-cell>
          <table:table-cell table:style-name="ce8" table:formula="of:=([.R7]-[.Q7])/[.Q7]" office:value-type="percentage" office:value="0.0336158054908737">
            <text:p>3,36%</text:p>
          </table:table-cell>
          <table:table-cell table:style-name="ce8" table:formula="of:=([.S7]-[.R7])/[.R7]" office:value-type="percentage" office:value="0.0343069088369777">
            <text:p>3,43%</text:p>
          </table:table-cell>
          <table:table-cell/>
          <table:table-cell table:style-name="ce10" table:formula="of:=([.S7]-[.M7])/[.M7]" office:value-type="percentage" office:value="0.209979470398776">
            <text:p>21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SOUTH DAKOTA</text:p>
          </table:table-cell>
          <table:table-cell office:value-type="float" office:value="652000">
            <text:p>652000</text:p>
          </table:table-cell>
          <table:table-cell office:value-type="float" office:value="682000">
            <text:p>682000</text:p>
          </table:table-cell>
          <table:table-cell office:value-type="float" office:value="666257">
            <text:p>666257</text:p>
          </table:table-cell>
          <table:table-cell office:value-type="float" office:value="690000">
            <text:p>690000</text:p>
          </table:table-cell>
          <table:table-cell office:value-type="float" office:value="696004">
            <text:p>696004</text:p>
          </table:table-cell>
          <table:table-cell office:value-type="float" office:value="754844">
            <text:p>754844</text:p>
          </table:table-cell>
          <table:table-cell office:value-type="float" office:value="814180">
            <text:p>814180</text:p>
          </table:table-cell>
          <table:table-cell/>
          <table:table-cell table:style-name="ce3" office:value-type="float" office:value="199729">
            <text:p>199729</text:p>
          </table:table-cell>
          <table:table-cell/>
          <table:table-cell table:formula="of:=[.C8]/[.K8]" office:value-type="float" office:value="3.26442329356278">
            <text:p>3,2644232936</text:p>
          </table:table-cell>
          <table:table-cell table:formula="of:=[.D8]/[.K8]" office:value-type="float" office:value="3.41462681934021">
            <text:p>3,4146268193</text:p>
          </table:table-cell>
          <table:table-cell table:formula="of:=[.E8]/[.K8]" office:value-type="float" office:value="3.3358050157964">
            <text:p>3,3358050158</text:p>
          </table:table-cell>
          <table:table-cell table:formula="of:=[.F8]/[.K8]" office:value-type="float" office:value="3.45468109288085">
            <text:p>3,4546810929</text:p>
          </table:table-cell>
          <table:table-cell table:formula="of:=[.G8]/[.K8]" office:value-type="float" office:value="3.48474182517311">
            <text:p>3,4847418252</text:p>
          </table:table-cell>
          <table:table-cell table:formula="of:=[.H8]/[.K8]" office:value-type="float" office:value="3.77934100706457">
            <text:p>3,7793410071</text:p>
          </table:table-cell>
          <table:table-cell table:formula="of:=[.I8]/[.K8]" office:value-type="float" office:value="4.07642355391556">
            <text:p>4,0764235539</text:p>
          </table:table-cell>
          <table:table-cell/>
          <table:table-cell table:style-name="ce8" table:formula="of:=([.N8]-[.M8])/[.M8]" office:value-type="percentage" office:value="0.0460122699386504">
            <text:p>4,60%</text:p>
          </table:table-cell>
          <table:table-cell table:style-name="ce8" table:formula="of:=([.O8]-[.N8])/[.N8]" office:value-type="percentage" office:value="-0.0230835777126099">
            <text:p>-2,31%</text:p>
          </table:table-cell>
          <table:table-cell table:style-name="ce8" table:formula="of:=([.P8]-[.O8])/[.O8]" office:value-type="percentage" office:value="0.0356363985669193">
            <text:p>3,56%</text:p>
          </table:table-cell>
          <table:table-cell table:style-name="ce8" table:formula="of:=([.Q8]-[.P8])/[.P8]" office:value-type="percentage" office:value="0.00870144927536229">
            <text:p>0,87%</text:p>
          </table:table-cell>
          <table:table-cell table:style-name="ce8" table:formula="of:=([.R8]-[.Q8])/[.Q8]" office:value-type="percentage" office:value="0.0845397440244597">
            <text:p>8,45%</text:p>
          </table:table-cell>
          <table:table-cell table:style-name="ce8" table:formula="of:=([.S8]-[.R8])/[.R8]" office:value-type="percentage" office:value="0.0786069704468737">
            <text:p>7,86%</text:p>
          </table:table-cell>
          <table:table-cell/>
          <table:table-cell table:style-name="ce10" table:formula="of:=([.S8]-[.M8])/[.M8]" office:value-type="percentage" office:value="0.248742331288343">
            <text:p>24,87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W YORK</text:p>
          </table:table-cell>
          <table:table-cell office:value-type="float" office:value="14830192">
            <text:p>14830192</text:p>
          </table:table-cell>
          <table:table-cell office:value-type="float" office:value="16827000">
            <text:p>16827000</text:p>
          </table:table-cell>
          <table:table-cell office:value-type="float" office:value="18241266">
            <text:p>18241266</text:p>
          </table:table-cell>
          <table:table-cell office:value-type="float" office:value="17557000">
            <text:p>17557000</text:p>
          </table:table-cell>
          <table:table-cell office:value-type="float" office:value="17990455">
            <text:p>17990455</text:p>
          </table:table-cell>
          <table:table-cell office:value-type="float" office:value="18976457">
            <text:p>18976457</text:p>
          </table:table-cell>
          <table:table-cell office:value-type="float" office:value="19378102">
            <text:p>19378102</text:p>
          </table:table-cell>
          <table:table-cell/>
          <table:table-cell office:value-type="float" office:value="141297">
            <text:p>141297</text:p>
          </table:table-cell>
          <table:table-cell/>
          <table:table-cell table:formula="of:=[.C9]/[.K9]" office:value-type="float" office:value="104.957585794461">
            <text:p>104,9575857945</text:p>
          </table:table-cell>
          <table:table-cell table:formula="of:=[.D9]/[.K9]" office:value-type="float" office:value="119.089577273403">
            <text:p>119,0895772734</text:p>
          </table:table-cell>
          <table:table-cell table:formula="of:=[.E9]/[.K9]" office:value-type="float" office:value="129.098749442663">
            <text:p>129,0987494427</text:p>
          </table:table-cell>
          <table:table-cell table:formula="of:=[.F9]/[.K9]" office:value-type="float" office:value="124.255999773527">
            <text:p>124,2559997735</text:p>
          </table:table-cell>
          <table:table-cell table:formula="of:=[.G9]/[.K9]" office:value-type="float" office:value="127.323686985569">
            <text:p>127,3236869856</text:p>
          </table:table-cell>
          <table:table-cell table:formula="of:=[.H9]/[.K9]" office:value-type="float" office:value="134.301910160867">
            <text:p>134,3019101609</text:p>
          </table:table-cell>
          <table:table-cell table:formula="of:=[.I9]/[.K9]" office:value-type="float" office:value="137.144468743144">
            <text:p>137,1444687431</text:p>
          </table:table-cell>
          <table:table-cell/>
          <table:table-cell table:style-name="ce8" table:formula="of:=([.N9]-[.M9])/[.M9]" office:value-type="percentage" office:value="0.134644784099896">
            <text:p>13,46%</text:p>
          </table:table-cell>
          <table:table-cell table:style-name="ce8" table:formula="of:=([.O9]-[.N9])/[.N9]" office:value-type="percentage" office:value="0.0840474237832054">
            <text:p>8,40%</text:p>
          </table:table-cell>
          <table:table-cell table:style-name="ce8" table:formula="of:=([.P9]-[.O9])/[.O9]" office:value-type="percentage" office:value="-0.0375119797057945">
            <text:p>-3,75%</text:p>
          </table:table-cell>
          <table:table-cell table:style-name="ce8" table:formula="of:=([.Q9]-[.P9])/[.P9]" office:value-type="percentage" office:value="0.0246884433559265">
            <text:p>2,47%</text:p>
          </table:table-cell>
          <table:table-cell table:style-name="ce8" table:formula="of:=([.R9]-[.Q9])/[.Q9]" office:value-type="percentage" office:value="0.0548069517974949">
            <text:p>5,48%</text:p>
          </table:table-cell>
          <table:table-cell table:style-name="ce8" table:formula="of:=([.S9]-[.R9])/[.R9]" office:value-type="percentage" office:value="0.0211654367303653">
            <text:p>2,12%</text:p>
          </table:table-cell>
          <table:table-cell/>
          <table:table-cell table:style-name="ce10" table:formula="of:=([.S9]-[.M9])/[.M9]" office:value-type="percentage" office:value="0.306665618354772">
            <text:p>30,67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HODE ISLAND</text:p>
          </table:table-cell>
          <table:table-cell office:value-type="float" office:value="779000">
            <text:p>779000</text:p>
          </table:table-cell>
          <table:table-cell office:value-type="float" office:value="857000">
            <text:p>857000</text:p>
          </table:table-cell>
          <table:table-cell office:value-type="float" office:value="949723">
            <text:p>949723</text:p>
          </table:table-cell>
          <table:table-cell office:value-type="float" office:value="948000">
            <text:p>948000</text:p>
          </table:table-cell>
          <table:table-cell office:value-type="float" office:value="1003464">
            <text:p>1003464</text:p>
          </table:table-cell>
          <table:table-cell office:value-type="float" office:value="1048319">
            <text:p>1048319</text:p>
          </table:table-cell>
          <table:table-cell office:value-type="float" office:value="1052567">
            <text:p>1052567</text:p>
          </table:table-cell>
          <table:table-cell/>
          <table:table-cell office:value-type="float" office:value="4001">
            <text:p>4001</text:p>
          </table:table-cell>
          <table:table-cell/>
          <table:table-cell table:formula="of:=[.C10]/[.K10]" office:value-type="float" office:value="194.701324668833">
            <text:p>194,7013246688</text:p>
          </table:table-cell>
          <table:table-cell table:formula="of:=[.D10]/[.K10]" office:value-type="float" office:value="214.196450887278">
            <text:p>214,1964508873</text:p>
          </table:table-cell>
          <table:table-cell table:formula="of:=[.E10]/[.K10]" office:value-type="float" office:value="237.371407148213">
            <text:p>237,3714071482</text:p>
          </table:table-cell>
          <table:table-cell table:formula="of:=[.F10]/[.K10]" office:value-type="float" office:value="236.940764808798">
            <text:p>236,9407648088</text:p>
          </table:table-cell>
          <table:table-cell table:formula="of:=[.G10]/[.K10]" office:value-type="float" office:value="250.803299175206">
            <text:p>250,8032991752</text:p>
          </table:table-cell>
          <table:table-cell table:formula="of:=[.H10]/[.K10]" office:value-type="float" office:value="262.01424643839">
            <text:p>262,0142464384</text:p>
          </table:table-cell>
          <table:table-cell table:formula="of:=[.I10]/[.K10]" office:value-type="float" office:value="263.075981004749">
            <text:p>263,0759810047</text:p>
          </table:table-cell>
          <table:table-cell/>
          <table:table-cell table:style-name="ce8" table:formula="of:=([.N10]-[.M10])/[.M10]" office:value-type="percentage" office:value="0.10012836970475">
            <text:p>10,01%</text:p>
          </table:table-cell>
          <table:table-cell table:style-name="ce8" table:formula="of:=([.O10]-[.N10])/[.N10]" office:value-type="percentage" office:value="0.108194865810968">
            <text:p>10,82%</text:p>
          </table:table-cell>
          <table:table-cell table:style-name="ce8" table:formula="of:=([.P10]-[.O10])/[.O10]" office:value-type="percentage" office:value="-0.0018142131969005">
            <text:p>-0,18%</text:p>
          </table:table-cell>
          <table:table-cell table:style-name="ce8" table:formula="of:=([.Q10]-[.P10])/[.P10]" office:value-type="percentage" office:value="0.058506329113924">
            <text:p>5,85%</text:p>
          </table:table-cell>
          <table:table-cell table:style-name="ce8" table:formula="of:=([.R10]-[.Q10])/[.Q10]" office:value-type="percentage" office:value="0.0447001586504348">
            <text:p>4,47%</text:p>
          </table:table-cell>
          <table:table-cell table:style-name="ce8" table:formula="of:=([.S10]-[.R10])/[.R10]" office:value-type="percentage" office:value="0.00405220166762227">
            <text:p>0,41%</text:p>
          </table:table-cell>
          <table:table-cell/>
          <table:table-cell table:style-name="ce10" table:formula="of:=([.S10]-[.M10])/[.M10]" office:value-type="percentage" office:value="0.351177150192555">
            <text:p>35,12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MISSISSIPPI</text:p>
          </table:table-cell>
          <table:table-cell office:value-type="float" office:value="2169000">
            <text:p>2169000</text:p>
          </table:table-cell>
          <table:table-cell office:value-type="float" office:value="2180000">
            <text:p>2180000</text:p>
          </table:table-cell>
          <table:table-cell office:value-type="float" office:value="2216912">
            <text:p>2216912</text:p>
          </table:table-cell>
          <table:table-cell office:value-type="float" office:value="2520000">
            <text:p>2520000</text:p>
          </table:table-cell>
          <table:table-cell office:value-type="float" office:value="2573216">
            <text:p>2573216</text:p>
          </table:table-cell>
          <table:table-cell office:value-type="float" office:value="2844658">
            <text:p>2844658</text:p>
          </table:table-cell>
          <table:table-cell office:value-type="float" office:value="2967297">
            <text:p>2967297</text:p>
          </table:table-cell>
          <table:table-cell/>
          <table:table-cell table:style-name="ce3" office:value-type="float" office:value="125438">
            <text:p>125438</text:p>
          </table:table-cell>
          <table:table-cell/>
          <table:table-cell table:formula="of:=[.C11]/[.K11]" office:value-type="float" office:value="17.2914108962196">
            <text:p>17,2914108962</text:p>
          </table:table-cell>
          <table:table-cell table:formula="of:=[.D11]/[.K11]" office:value-type="float" office:value="17.3791036209123">
            <text:p>17,3791036209</text:p>
          </table:table-cell>
          <table:table-cell table:formula="of:=[.E11]/[.K11]" office:value-type="float" office:value="17.6733685167174">
            <text:p>17,6733685167</text:p>
          </table:table-cell>
          <table:table-cell table:formula="of:=[.F11]/[.K11]" office:value-type="float" office:value="20.0896060205042">
            <text:p>20,0896060205</text:p>
          </table:table-cell>
          <table:table-cell table:formula="of:=[.G11]/[.K11]" office:value-type="float" office:value="20.5138474784356">
            <text:p>20,5138474784</text:p>
          </table:table-cell>
          <table:table-cell table:formula="of:=[.H11]/[.K11]" office:value-type="float" office:value="22.6778009853473">
            <text:p>22,6778009853</text:p>
          </table:table-cell>
          <table:table-cell table:formula="of:=[.I11]/[.K11]" office:value-type="float" office:value="23.655487172946">
            <text:p>23,6554871729</text:p>
          </table:table-cell>
          <table:table-cell/>
          <table:table-cell table:style-name="ce8" table:formula="of:=([.N11]-[.M11])/[.M11]" office:value-type="percentage" office:value="0.00507146150299694">
            <text:p>0,51%</text:p>
          </table:table-cell>
          <table:table-cell table:style-name="ce8" table:formula="of:=([.O11]-[.N11])/[.N11]" office:value-type="percentage" office:value="0.0169321100917429">
            <text:p>1,69%</text:p>
          </table:table-cell>
          <table:table-cell table:style-name="ce8" table:formula="of:=([.P11]-[.O11])/[.O11]" office:value-type="percentage" office:value="0.136716297263942">
            <text:p>13,67%</text:p>
          </table:table-cell>
          <table:table-cell table:style-name="ce8" table:formula="of:=([.Q11]-[.P11])/[.P11]" office:value-type="percentage" office:value="0.0211174603174603">
            <text:p>2,11%</text:p>
          </table:table-cell>
          <table:table-cell table:style-name="ce8" table:formula="of:=([.R11]-[.Q11])/[.Q11]" office:value-type="percentage" office:value="0.105487452277617">
            <text:p>10,55%</text:p>
          </table:table-cell>
          <table:table-cell table:style-name="ce8" table:formula="of:=([.S11]-[.R11])/[.R11]" office:value-type="percentage" office:value="0.0431120366666221">
            <text:p>4,31%</text:p>
          </table:table-cell>
          <table:table-cell/>
          <table:table-cell table:style-name="ce10" table:formula="of:=([.S11]-[.M11])/[.M11]" office:value-type="percentage" office:value="0.368048409405256">
            <text:p>36,8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NEBRASKA</text:p>
          </table:table-cell>
          <table:table-cell office:value-type="float" office:value="1324000">
            <text:p>1324000</text:p>
          </table:table-cell>
          <table:table-cell office:value-type="float" office:value="1414000">
            <text:p>1414000</text:p>
          </table:table-cell>
          <table:table-cell office:value-type="float" office:value="1483791">
            <text:p>1483791</text:p>
          </table:table-cell>
          <table:table-cell office:value-type="float" office:value="1570000">
            <text:p>1570000</text:p>
          </table:table-cell>
          <table:table-cell office:value-type="float" office:value="1578385">
            <text:p>1578385</text:p>
          </table:table-cell>
          <table:table-cell office:value-type="float" office:value="1711263">
            <text:p>1711263</text:p>
          </table:table-cell>
          <table:table-cell office:value-type="float" office:value="1826341">
            <text:p>1826341</text:p>
          </table:table-cell>
          <table:table-cell/>
          <table:table-cell table:style-name="ce3" office:value-type="float" office:value="200330">
            <text:p>200330</text:p>
          </table:table-cell>
          <table:table-cell/>
          <table:table-cell table:formula="of:=[.C12]/[.K12]" office:value-type="float" office:value="6.60909499326112">
            <text:p>6,6090949933</text:p>
          </table:table-cell>
          <table:table-cell table:formula="of:=[.D12]/[.K12]" office:value-type="float" office:value="7.05835371636799">
            <text:p>7,0583537164</text:p>
          </table:table-cell>
          <table:table-cell table:formula="of:=[.E12]/[.K12]" office:value-type="float" office:value="7.40673388908301">
            <text:p>7,4067338891</text:p>
          </table:table-cell>
          <table:table-cell table:formula="of:=[.F12]/[.K12]" office:value-type="float" office:value="7.83706883641991">
            <text:p>7,8370688364</text:p>
          </table:table-cell>
          <table:table-cell table:formula="of:=[.G12]/[.K12]" office:value-type="float" office:value="7.8789247741227">
            <text:p>7,8789247741</text:p>
          </table:table-cell>
          <table:table-cell table:formula="of:=[.H12]/[.K12]" office:value-type="float" office:value="8.54222033644487">
            <text:p>8,5422203364</text:p>
          </table:table-cell>
          <table:table-cell table:formula="of:=[.I12]/[.K12]" office:value-type="float" office:value="9.11666250686367">
            <text:p>9,1166625069</text:p>
          </table:table-cell>
          <table:table-cell/>
          <table:table-cell table:style-name="ce8" table:formula="of:=([.N12]-[.M12])/[.M12]" office:value-type="percentage" office:value="0.0679758308157099">
            <text:p>6,80%</text:p>
          </table:table-cell>
          <table:table-cell table:style-name="ce8" table:formula="of:=([.O12]-[.N12])/[.N12]" office:value-type="percentage" office:value="0.0493571428571429">
            <text:p>4,94%</text:p>
          </table:table-cell>
          <table:table-cell table:style-name="ce8" table:formula="of:=([.P12]-[.O12])/[.O12]" office:value-type="percentage" office:value="0.0581005006769821">
            <text:p>5,81%</text:p>
          </table:table-cell>
          <table:table-cell table:style-name="ce8" table:formula="of:=([.Q12]-[.P12])/[.P12]" office:value-type="percentage" office:value="0.00534076433121026">
            <text:p>0,53%</text:p>
          </table:table-cell>
          <table:table-cell table:style-name="ce8" table:formula="of:=([.R12]-[.Q12])/[.Q12]" office:value-type="percentage" office:value="0.0841860509318067">
            <text:p>8,42%</text:p>
          </table:table-cell>
          <table:table-cell table:style-name="ce8" table:formula="of:=([.S12]-[.R12])/[.R12]" office:value-type="percentage" office:value="0.0672474073242979">
            <text:p>6,72%</text:p>
          </table:table-cell>
          <table:table-cell/>
          <table:table-cell table:style-name="ce10" table:formula="of:=([.S12]-[.M12])/[.M12]" office:value-type="percentage" office:value="0.379411631419939">
            <text:p>37,94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SSACHUSETTS</text:p>
          </table:table-cell>
          <table:table-cell office:value-type="float" office:value="4690000">
            <text:p>4690000</text:p>
          </table:table-cell>
          <table:table-cell office:value-type="float" office:value="5167000">
            <text:p>5167000</text:p>
          </table:table-cell>
          <table:table-cell office:value-type="float" office:value="5689170">
            <text:p>5689170</text:p>
          </table:table-cell>
          <table:table-cell office:value-type="float" office:value="5737000">
            <text:p>5737000</text:p>
          </table:table-cell>
          <table:table-cell office:value-type="float" office:value="6016425">
            <text:p>6016425</text:p>
          </table:table-cell>
          <table:table-cell office:value-type="float" office:value="6349097">
            <text:p>6349097</text:p>
          </table:table-cell>
          <table:table-cell office:value-type="float" office:value="6547629">
            <text:p>6547629</text:p>
          </table:table-cell>
          <table:table-cell/>
          <table:table-cell office:value-type="float" office:value="27336">
            <text:p>27336</text:p>
          </table:table-cell>
          <table:table-cell/>
          <table:table-cell table:formula="of:=[.C13]/[.K13]" office:value-type="float" office:value="171.56862745098">
            <text:p>171,568627451</text:p>
          </table:table-cell>
          <table:table-cell table:formula="of:=[.D13]/[.K13]" office:value-type="float" office:value="189.018144571261">
            <text:p>189,0181445713</text:p>
          </table:table-cell>
          <table:table-cell table:formula="of:=[.E13]/[.K13]" office:value-type="float" office:value="208.120061457419">
            <text:p>208,1200614574</text:p>
          </table:table-cell>
          <table:table-cell table:formula="of:=[.F13]/[.K13]" office:value-type="float" office:value="209.869768803044">
            <text:p>209,869768803</text:p>
          </table:table-cell>
          <table:table-cell table:formula="of:=[.G13]/[.K13]" office:value-type="float" office:value="220.091637401229">
            <text:p>220,0916374012</text:p>
          </table:table-cell>
          <table:table-cell table:formula="of:=[.H13]/[.K13]" office:value-type="float" office:value="232.261376938835">
            <text:p>232,2613769388</text:p>
          </table:table-cell>
          <table:table-cell table:formula="of:=[.I13]/[.K13]" office:value-type="float" office:value="239.524034240562">
            <text:p>239,5240342406</text:p>
          </table:table-cell>
          <table:table-cell/>
          <table:table-cell table:style-name="ce8" table:formula="of:=([.N13]-[.M13])/[.M13]" office:value-type="percentage" office:value="0.101705756929638">
            <text:p>10,17%</text:p>
          </table:table-cell>
          <table:table-cell table:style-name="ce8" table:formula="of:=([.O13]-[.N13])/[.N13]" office:value-type="percentage" office:value="0.101058641377976">
            <text:p>10,11%</text:p>
          </table:table-cell>
          <table:table-cell table:style-name="ce8" table:formula="of:=([.P13]-[.O13])/[.O13]" office:value-type="percentage" office:value="0.00840720175350708">
            <text:p>0,84%</text:p>
          </table:table-cell>
          <table:table-cell table:style-name="ce8" table:formula="of:=([.Q13]-[.P13])/[.P13]" office:value-type="percentage" office:value="0.0487057695659753">
            <text:p>4,87%</text:p>
          </table:table-cell>
          <table:table-cell table:style-name="ce8" table:formula="of:=([.R13]-[.Q13])/[.Q13]" office:value-type="percentage" office:value="0.0552939661011315">
            <text:p>5,53%</text:p>
          </table:table-cell>
          <table:table-cell table:style-name="ce8" table:formula="of:=([.S13]-[.R13])/[.R13]" office:value-type="percentage" office:value="0.0312693285360107">
            <text:p>3,13%</text:p>
          </table:table-cell>
          <table:table-cell/>
          <table:table-cell table:style-name="ce10" table:formula="of:=([.S13]-[.M13])/[.M13]" office:value-type="percentage" office:value="0.396082942430704">
            <text:p>39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OHIO</text:p>
          </table:table-cell>
          <table:table-cell office:value-type="float" office:value="7946627">
            <text:p>7946627</text:p>
          </table:table-cell>
          <table:table-cell office:value-type="float" office:value="9739000">
            <text:p>9739000</text:p>
          </table:table-cell>
          <table:table-cell office:value-type="float" office:value="10652017">
            <text:p>10652017</text:p>
          </table:table-cell>
          <table:table-cell office:value-type="float" office:value="10797000">
            <text:p>10797000</text:p>
          </table:table-cell>
          <table:table-cell office:value-type="float" office:value="10847115">
            <text:p>10847115</text:p>
          </table:table-cell>
          <table:table-cell office:value-type="float" office:value="11353140">
            <text:p>11353140</text:p>
          </table:table-cell>
          <table:table-cell office:value-type="float" office:value="11536504">
            <text:p>11536504</text:p>
          </table:table-cell>
          <table:table-cell/>
          <table:table-cell table:style-name="ce3" office:value-type="float" office:value="116098">
            <text:p>116098</text:p>
          </table:table-cell>
          <table:table-cell/>
          <table:table-cell table:formula="of:=[.C14]/[.K14]" office:value-type="float" office:value="68.4475787696601">
            <text:p>68,4475787697</text:p>
          </table:table-cell>
          <table:table-cell table:formula="of:=[.D14]/[.K14]" office:value-type="float" office:value="83.8860273217454">
            <text:p>83,8860273217</text:p>
          </table:table-cell>
          <table:table-cell table:formula="of:=[.E14]/[.K14]" office:value-type="float" office:value="91.7502196420266">
            <text:p>91,750219642</text:p>
          </table:table-cell>
          <table:table-cell table:formula="of:=[.F14]/[.K14]" office:value-type="float" office:value="92.9990180709401">
            <text:p>92,9990180709</text:p>
          </table:table-cell>
          <table:table-cell table:formula="of:=[.G14]/[.K14]" office:value-type="float" office:value="93.4306792537339">
            <text:p>93,4306792537</text:p>
          </table:table-cell>
          <table:table-cell table:formula="of:=[.H14]/[.K14]" office:value-type="float" office:value="97.7892814691037">
            <text:p>97,7892814691</text:p>
          </table:table-cell>
          <table:table-cell table:formula="of:=[.I14]/[.K14]" office:value-type="float" office:value="99.3686712949405">
            <text:p>99,3686712949</text:p>
          </table:table-cell>
          <table:table-cell/>
          <table:table-cell table:style-name="ce8" table:formula="of:=([.N14]-[.M14])/[.M14]" office:value-type="percentage" office:value="0.225551419489049">
            <text:p>22,56%</text:p>
          </table:table-cell>
          <table:table-cell table:style-name="ce8" table:formula="of:=([.O14]-[.N14])/[.N14]" office:value-type="percentage" office:value="0.0937485368107609">
            <text:p>9,37%</text:p>
          </table:table-cell>
          <table:table-cell table:style-name="ce8" table:formula="of:=([.P14]-[.O14])/[.O14]" office:value-type="percentage" office:value="0.0136108494757378">
            <text:p>1,36%</text:p>
          </table:table-cell>
          <table:table-cell table:style-name="ce8" table:formula="of:=([.Q14]-[.P14])/[.P14]" office:value-type="percentage" office:value="0.00464156710197276">
            <text:p>0,46%</text:p>
          </table:table-cell>
          <table:table-cell table:style-name="ce8" table:formula="of:=([.R14]-[.Q14])/[.Q14]" office:value-type="percentage" office:value="0.046650653192116">
            <text:p>4,67%</text:p>
          </table:table-cell>
          <table:table-cell table:style-name="ce8" table:formula="of:=([.S14]-[.R14])/[.R14]" office:value-type="percentage" office:value="0.0161509503097822">
            <text:p>1,62%</text:p>
          </table:table-cell>
          <table:table-cell/>
          <table:table-cell table:style-name="ce10" table:formula="of:=([.S14]-[.M14])/[.M14]" office:value-type="percentage" office:value="0.451748521731296">
            <text:p>45,17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INE</text:p>
          </table:table-cell>
          <table:table-cell office:value-type="float" office:value="911000">
            <text:p>911000</text:p>
          </table:table-cell>
          <table:table-cell office:value-type="float" office:value="974000">
            <text:p>974000</text:p>
          </table:table-cell>
          <table:table-cell office:value-type="float" office:value="993663">
            <text:p>993663</text:p>
          </table:table-cell>
          <table:table-cell office:value-type="float" office:value="1125000">
            <text:p>1125000</text:p>
          </table:table-cell>
          <table:table-cell office:value-type="float" office:value="1227928">
            <text:p>1227928</text:p>
          </table:table-cell>
          <table:table-cell office:value-type="float" office:value="1274923">
            <text:p>1274923</text:p>
          </table:table-cell>
          <table:table-cell office:value-type="float" office:value="1328361">
            <text:p>1328361</text:p>
          </table:table-cell>
          <table:table-cell/>
          <table:table-cell office:value-type="float" office:value="91633">
            <text:p>91633</text:p>
          </table:table-cell>
          <table:table-cell/>
          <table:table-cell table:formula="of:=[.C15]/[.K15]" office:value-type="float" office:value="9.9418331823688">
            <text:p>9,9418331824</text:p>
          </table:table-cell>
          <table:table-cell table:formula="of:=[.D15]/[.K15]" office:value-type="float" office:value="10.6293584189102">
            <text:p>10,6293584189</text:p>
          </table:table-cell>
          <table:table-cell table:formula="of:=[.E15]/[.K15]" office:value-type="float" office:value="10.8439426844041">
            <text:p>10,8439426844</text:p>
          </table:table-cell>
          <table:table-cell table:formula="of:=[.F15]/[.K15]" office:value-type="float" office:value="12.2772363668111">
            <text:p>12,2772363668</text:p>
          </table:table-cell>
          <table:table-cell table:formula="of:=[.G15]/[.K15]" office:value-type="float" office:value="13.4004998199339">
            <text:p>13,4004998199</text:p>
          </table:table-cell>
          <table:table-cell table:formula="of:=[.H15]/[.K15]" office:value-type="float" office:value="13.9133609070968">
            <text:p>13,9133609071</text:p>
          </table:table-cell>
          <table:table-cell table:formula="of:=[.I15]/[.K15]" office:value-type="float" office:value="14.4965350910698">
            <text:p>14,4965350911</text:p>
          </table:table-cell>
          <table:table-cell/>
          <table:table-cell table:formula="of:=([.N15]-[.M15])/[.M15]" office:value-type="percentage" office:value="0.0691547749725578">
            <text:p>6,92%</text:p>
          </table:table-cell>
          <table:table-cell table:formula="of:=([.O15]-[.N15])/[.N15]" office:value-type="percentage" office:value="0.020187885010267">
            <text:p>2,02%</text:p>
          </table:table-cell>
          <table:table-cell table:formula="of:=([.P15]-[.O15])/[.O15]" office:value-type="percentage" office:value="0.132174590379233">
            <text:p>13,22%</text:p>
          </table:table-cell>
          <table:table-cell table:formula="of:=([.Q15]-[.P15])/[.P15]" office:value-type="percentage" office:value="0.0914915555555556">
            <text:p>9,15%</text:p>
          </table:table-cell>
          <table:table-cell table:formula="of:=([.R15]-[.Q15])/[.Q15]" office:value-type="percentage" office:value="0.0382717879224189">
            <text:p>3,83%</text:p>
          </table:table-cell>
          <table:table-cell table:formula="of:=([.S15]-[.R15])/[.R15]" office:value-type="percentage" office:value="0.0419146881811686">
            <text:p>4,19%</text:p>
          </table:table-cell>
          <table:table-cell/>
          <table:table-cell table:style-name="ce10" table:formula="of:=([.S15]-[.M15])/[.M15]" office:value-type="percentage" office:value="0.458135016465423">
            <text:p>45,81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ENTUCKY</text:p>
          </table:table-cell>
          <table:table-cell office:value-type="float" office:value="2957000">
            <text:p>2957000</text:p>
          </table:table-cell>
          <table:table-cell office:value-type="float" office:value="3047000">
            <text:p>3047000</text:p>
          </table:table-cell>
          <table:table-cell office:value-type="float" office:value="3219311">
            <text:p>3219311</text:p>
          </table:table-cell>
          <table:table-cell office:value-type="float" office:value="3661000">
            <text:p>3661000</text:p>
          </table:table-cell>
          <table:table-cell office:value-type="float" office:value="3685296">
            <text:p>3685296</text:p>
          </table:table-cell>
          <table:table-cell office:value-type="float" office:value="4041769">
            <text:p>4041769</text:p>
          </table:table-cell>
          <table:table-cell office:value-type="float" office:value="4339367">
            <text:p>4339367</text:p>
          </table:table-cell>
          <table:table-cell/>
          <table:table-cell office:value-type="float" office:value="104656">
            <text:p>104656</text:p>
          </table:table-cell>
          <table:table-cell/>
          <table:table-cell table:formula="of:=[.C16]/[.K16]" office:value-type="float" office:value="28.2544717933038">
            <text:p>28,2544717933</text:p>
          </table:table-cell>
          <table:table-cell table:formula="of:=[.D16]/[.K16]" office:value-type="float" office:value="29.11443204403">
            <text:p>29,114432044</text:p>
          </table:table-cell>
          <table:table-cell table:formula="of:=[.E16]/[.K16]" office:value-type="float" office:value="30.7608832747286">
            <text:p>30,7608832747</text:p>
          </table:table-cell>
          <table:table-cell table:formula="of:=[.F16]/[.K16]" office:value-type="float" office:value="34.981271976762">
            <text:p>34,9812719768</text:p>
          </table:table-cell>
          <table:table-cell table:formula="of:=[.G16]/[.K16]" office:value-type="float" office:value="35.2134230240024">
            <text:p>35,213423024</text:p>
          </table:table-cell>
          <table:table-cell table:formula="of:=[.H16]/[.K16]" office:value-type="float" office:value="38.6195631401926">
            <text:p>38,6195631402</text:p>
          </table:table-cell>
          <table:table-cell table:formula="of:=[.I16]/[.K16]" office:value-type="float" office:value="41.4631459256994">
            <text:p>41,4631459257</text:p>
          </table:table-cell>
          <table:table-cell/>
          <table:table-cell table:formula="of:=([.N16]-[.M16])/[.M16]" office:value-type="percentage" office:value="0.0304362529590802">
            <text:p>3,04%</text:p>
          </table:table-cell>
          <table:table-cell table:formula="of:=([.O16]-[.N16])/[.N16]" office:value-type="percentage" office:value="0.0565510338037414">
            <text:p>5,66%</text:p>
          </table:table-cell>
          <table:table-cell table:formula="of:=([.P16]-[.O16])/[.O16]" office:value-type="percentage" office:value="0.137199854254528">
            <text:p>13,72%</text:p>
          </table:table-cell>
          <table:table-cell table:formula="of:=([.Q16]-[.P16])/[.P16]" office:value-type="percentage" office:value="0.00663643813165808">
            <text:p>0,66%</text:p>
          </table:table-cell>
          <table:table-cell table:formula="of:=([.R16]-[.Q16])/[.Q16]" office:value-type="percentage" office:value="0.0967284581754085">
            <text:p>9,67%</text:p>
          </table:table-cell>
          <table:table-cell table:formula="of:=([.S16]-[.R16])/[.R16]" office:value-type="percentage" office:value="0.0736306305481585">
            <text:p>7,36%</text:p>
          </table:table-cell>
          <table:table-cell/>
          <table:table-cell table:style-name="ce10" table:formula="of:=([.S16]-[.M16])/[.M16]" office:value-type="percentage" office:value="0.467489685492053">
            <text:p>46,75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LLINOIS</text:p>
          </table:table-cell>
          <table:table-cell office:value-type="float" office:value="8712176">
            <text:p>8712176</text:p>
          </table:table-cell>
          <table:table-cell office:value-type="float" office:value="10113000">
            <text:p>10113000</text:p>
          </table:table-cell>
          <table:table-cell office:value-type="float" office:value="11113976">
            <text:p>11113976</text:p>
          </table:table-cell>
          <table:table-cell office:value-type="float" office:value="11419000">
            <text:p>11419000</text:p>
          </table:table-cell>
          <table:table-cell office:value-type="float" office:value="11430602">
            <text:p>11430602</text:p>
          </table:table-cell>
          <table:table-cell office:value-type="float" office:value="12419293">
            <text:p>12419293</text:p>
          </table:table-cell>
          <table:table-cell office:value-type="float" office:value="12830632">
            <text:p>12830632</text:p>
          </table:table-cell>
          <table:table-cell/>
          <table:table-cell office:value-type="float" office:value="149995">
            <text:p>149995</text:p>
          </table:table-cell>
          <table:table-cell/>
          <table:table-cell table:formula="of:=[.C17]/[.K17]" office:value-type="float" office:value="58.0831094369812">
            <text:p>58,083109437</text:p>
          </table:table-cell>
          <table:table-cell table:formula="of:=[.D17]/[.K17]" office:value-type="float" office:value="67.4222474082469">
            <text:p>67,4222474082</text:p>
          </table:table-cell>
          <table:table-cell table:formula="of:=[.E17]/[.K17]" office:value-type="float" office:value="74.0956431881063">
            <text:p>74,0956431881</text:p>
          </table:table-cell>
          <table:table-cell table:formula="of:=[.F17]/[.K17]" office:value-type="float" office:value="76.1292043068102">
            <text:p>76,1292043068</text:p>
          </table:table-cell>
          <table:table-cell table:formula="of:=[.G17]/[.K17]" office:value-type="float" office:value="76.2065535517851">
            <text:p>76,2065535518</text:p>
          </table:table-cell>
          <table:table-cell table:formula="of:=[.H17]/[.K17]" office:value-type="float" office:value="82.7980466015534">
            <text:p>82,7980466016</text:p>
          </table:table-cell>
          <table:table-cell table:formula="of:=[.I17]/[.K17]" office:value-type="float" office:value="85.5403980132671">
            <text:p>85,5403980133</text:p>
          </table:table-cell>
          <table:table-cell/>
          <table:table-cell table:formula="of:=([.N17]-[.M17])/[.M17]" office:value-type="percentage" office:value="0.160789221888998">
            <text:p>16,08%</text:p>
          </table:table-cell>
          <table:table-cell table:formula="of:=([.O17]-[.N17])/[.N17]" office:value-type="percentage" office:value="0.0989791357658458">
            <text:p>9,90%</text:p>
          </table:table-cell>
          <table:table-cell table:formula="of:=([.P17]-[.O17])/[.O17]" office:value-type="percentage" office:value="0.027445083559655">
            <text:p>2,74%</text:p>
          </table:table-cell>
          <table:table-cell table:formula="of:=([.Q17]-[.P17])/[.P17]" office:value-type="percentage" office:value="0.00101602592170953">
            <text:p>0,10%</text:p>
          </table:table-cell>
          <table:table-cell table:formula="of:=([.R17]-[.Q17])/[.Q17]" office:value-type="percentage" office:value="0.0864950944840874">
            <text:p>8,65%</text:p>
          </table:table-cell>
          <table:table-cell table:formula="of:=([.S17]-[.R17])/[.R17]" office:value-type="percentage" office:value="0.0331209675140123">
            <text:p>3,31%</text:p>
          </table:table-cell>
          <table:table-cell/>
          <table:table-cell table:style-name="ce10" table:formula="of:=([.S17]-[.M17])/[.M17]" office:value-type="percentage" office:value="0.47272415065995">
            <text:p>47,27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NSAS</text:p>
          </table:table-cell>
          <table:table-cell office:value-type="float" office:value="1915000">
            <text:p>1915000</text:p>
          </table:table-cell>
          <table:table-cell office:value-type="float" office:value="2178000">
            <text:p>2178000</text:p>
          </table:table-cell>
          <table:table-cell office:value-type="float" office:value="2249071">
            <text:p>2249071</text:p>
          </table:table-cell>
          <table:table-cell office:value-type="float" office:value="2363000">
            <text:p>2363000</text:p>
          </table:table-cell>
          <table:table-cell office:value-type="float" office:value="2477574">
            <text:p>2477574</text:p>
          </table:table-cell>
          <table:table-cell office:value-type="float" office:value="2688418">
            <text:p>2688418</text:p>
          </table:table-cell>
          <table:table-cell office:value-type="float" office:value="2853118">
            <text:p>2853118</text:p>
          </table:table-cell>
          <table:table-cell/>
          <table:table-cell office:value-type="float" office:value="213100">
            <text:p>213100</text:p>
          </table:table-cell>
          <table:table-cell/>
          <table:table-cell table:formula="of:=[.C18]/[.K18]" office:value-type="float" office:value="8.98639136555608">
            <text:p>8,9863913656</text:p>
          </table:table-cell>
          <table:table-cell table:formula="of:=[.D18]/[.K18]" office:value-type="float" office:value="10.2205537306429">
            <text:p>10,2205537306</text:p>
          </table:table-cell>
          <table:table-cell table:formula="of:=[.E18]/[.K18]" office:value-type="float" office:value="10.5540638198029">
            <text:p>10,5540638198</text:p>
          </table:table-cell>
          <table:table-cell table:formula="of:=[.F18]/[.K18]" office:value-type="float" office:value="11.0886907555138">
            <text:p>11,0886907555</text:p>
          </table:table-cell>
          <table:table-cell table:formula="of:=[.G18]/[.K18]" office:value-type="float" office:value="11.6263444392304">
            <text:p>11,6263444392</text:p>
          </table:table-cell>
          <table:table-cell table:formula="of:=[.H18]/[.K18]" office:value-type="float" office:value="12.6157578601595">
            <text:p>12,6157578602</text:p>
          </table:table-cell>
          <table:table-cell table:formula="of:=[.I18]/[.K18]" office:value-type="float" office:value="13.388634443923">
            <text:p>13,3886344439</text:p>
          </table:table-cell>
          <table:table-cell/>
          <table:table-cell table:formula="of:=([.N18]-[.M18])/[.M18]" office:value-type="percentage" office:value="0.13733681462141">
            <text:p>13,73%</text:p>
          </table:table-cell>
          <table:table-cell table:formula="of:=([.O18]-[.N18])/[.N18]" office:value-type="percentage" office:value="0.0326313131313131">
            <text:p>3,26%</text:p>
          </table:table-cell>
          <table:table-cell table:formula="of:=([.P18]-[.O18])/[.O18]" office:value-type="percentage" office:value="0.0506560264215759">
            <text:p>5,07%</text:p>
          </table:table-cell>
          <table:table-cell table:formula="of:=([.Q18]-[.P18])/[.P18]" office:value-type="percentage" office:value="0.048486669487939">
            <text:p>4,85%</text:p>
          </table:table-cell>
          <table:table-cell table:formula="of:=([.R18]-[.Q18])/[.Q18]" office:value-type="percentage" office:value="0.0851009899199782">
            <text:p>8,51%</text:p>
          </table:table-cell>
          <table:table-cell table:formula="of:=([.S18]-[.R18])/[.R18]" office:value-type="percentage" office:value="0.0612627946993362">
            <text:p>6,13%</text:p>
          </table:table-cell>
          <table:table-cell/>
          <table:table-cell table:style-name="ce10" table:formula="of:=([.S18]-[.M18])/[.M18]" office:value-type="percentage" office:value="0.489878851174935">
            <text:p>48,99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ISSOURI</text:p>
          </table:table-cell>
          <table:table-cell office:value-type="float" office:value="3946000">
            <text:p>3946000</text:p>
          </table:table-cell>
          <table:table-cell office:value-type="float" office:value="4331000">
            <text:p>4331000</text:p>
          </table:table-cell>
          <table:table-cell office:value-type="float" office:value="4677399">
            <text:p>4677399</text:p>
          </table:table-cell>
          <table:table-cell office:value-type="float" office:value="4917000">
            <text:p>4917000</text:p>
          </table:table-cell>
          <table:table-cell office:value-type="float" office:value="5117073">
            <text:p>5117073</text:p>
          </table:table-cell>
          <table:table-cell office:value-type="float" office:value="5595211">
            <text:p>5595211</text:p>
          </table:table-cell>
          <table:table-cell office:value-type="float" office:value="5988927">
            <text:p>5988927</text:p>
          </table:table-cell>
          <table:table-cell/>
          <table:table-cell office:value-type="float" office:value="180540">
            <text:p>180540</text:p>
          </table:table-cell>
          <table:table-cell/>
          <table:table-cell table:formula="of:=[.C19]/[.K19]" office:value-type="float" office:value="21.8566522654259">
            <text:p>21,8566522654</text:p>
          </table:table-cell>
          <table:table-cell table:formula="of:=[.D19]/[.K19]" office:value-type="float" office:value="23.9891436800709">
            <text:p>23,9891436801</text:p>
          </table:table-cell>
          <table:table-cell table:formula="of:=[.E19]/[.K19]" office:value-type="float" office:value="25.9078265204387">
            <text:p>25,9078265204</text:p>
          </table:table-cell>
          <table:table-cell table:formula="of:=[.F19]/[.K19]" office:value-type="float" office:value="27.2349617813227">
            <text:p>27,2349617813</text:p>
          </table:table-cell>
          <table:table-cell table:formula="of:=[.G19]/[.K19]" office:value-type="float" office:value="28.3431538717182">
            <text:p>28,3431538717</text:p>
          </table:table-cell>
          <table:table-cell table:formula="of:=[.H19]/[.K19]" office:value-type="float" office:value="30.9915309626676">
            <text:p>30,9915309627</text:p>
          </table:table-cell>
          <table:table-cell table:formula="of:=[.I19]/[.K19]" office:value-type="float" office:value="33.1722997673646">
            <text:p>33,1722997674</text:p>
          </table:table-cell>
          <table:table-cell/>
          <table:table-cell table:formula="of:=([.N19]-[.M19])/[.M19]" office:value-type="percentage" office:value="0.0975671566142931">
            <text:p>9,76%</text:p>
          </table:table-cell>
          <table:table-cell table:formula="of:=([.O19]-[.N19])/[.N19]" office:value-type="percentage" office:value="0.0799812976217962">
            <text:p>8,00%</text:p>
          </table:table-cell>
          <table:table-cell table:formula="of:=([.P19]-[.O19])/[.O19]" office:value-type="percentage" office:value="0.0512252642975296">
            <text:p>5,12%</text:p>
          </table:table-cell>
          <table:table-cell table:formula="of:=([.Q19]-[.P19])/[.P19]" office:value-type="percentage" office:value="0.0406900549115314">
            <text:p>4,07%</text:p>
          </table:table-cell>
          <table:table-cell table:formula="of:=([.R19]-[.Q19])/[.Q19]" office:value-type="percentage" office:value="0.0934397457296388">
            <text:p>9,34%</text:p>
          </table:table-cell>
          <table:table-cell table:formula="of:=([.S19]-[.R19])/[.R19]" office:value-type="percentage" office:value="0.0703666045838127">
            <text:p>7,04%</text:p>
          </table:table-cell>
          <table:table-cell/>
          <table:table-cell table:style-name="ce7" table:formula="of:=([.S19]-[.M19])/[.M19]" office:value-type="percentage" office:value="0.517720983274202">
            <text:p>51,77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KANSAS</text:p>
          </table:table-cell>
          <table:table-cell office:value-type="float" office:value="1906000">
            <text:p>1906000</text:p>
          </table:table-cell>
          <table:table-cell office:value-type="float" office:value="1788000">
            <text:p>1788000</text:p>
          </table:table-cell>
          <table:table-cell office:value-type="float" office:value="1923295">
            <text:p>1923295</text:p>
          </table:table-cell>
          <table:table-cell office:value-type="float" office:value="2285000">
            <text:p>2285000</text:p>
          </table:table-cell>
          <table:table-cell office:value-type="float" office:value="2350725">
            <text:p>2350725</text:p>
          </table:table-cell>
          <table:table-cell office:value-type="float" office:value="2673400">
            <text:p>2673400</text:p>
          </table:table-cell>
          <table:table-cell office:value-type="float" office:value="2915918">
            <text:p>2915918</text:p>
          </table:table-cell>
          <table:table-cell/>
          <table:table-cell office:value-type="float" office:value="137732">
            <text:p>137732</text:p>
          </table:table-cell>
          <table:table-cell/>
          <table:table-cell table:formula="of:=[.C20]/[.K20]" office:value-type="float" office:value="13.8384689106381">
            <text:p>13,8384689106</text:p>
          </table:table-cell>
          <table:table-cell table:formula="of:=[.D20]/[.K20]" office:value-type="float" office:value="12.9817326401998">
            <text:p>12,9817326402</text:p>
          </table:table-cell>
          <table:table-cell table:formula="of:=[.E20]/[.K20]" office:value-type="float" office:value="13.9640388580722">
            <text:p>13,9640388581</text:p>
          </table:table-cell>
          <table:table-cell table:formula="of:=[.F20]/[.K20]" office:value-type="float" office:value="16.5901896436558">
            <text:p>16,5901896437</text:p>
          </table:table-cell>
          <table:table-cell table:formula="of:=[.G20]/[.K20]" office:value-type="float" office:value="17.067384485813">
            <text:p>17,0673844858</text:p>
          </table:table-cell>
          <table:table-cell table:formula="of:=[.H20]/[.K20]" office:value-type="float" office:value="19.4101588592339">
            <text:p>19,4101588592</text:p>
          </table:table-cell>
          <table:table-cell table:formula="of:=[.I20]/[.K20]" office:value-type="float" office:value="21.1709551883368">
            <text:p>21,1709551883</text:p>
          </table:table-cell>
          <table:table-cell/>
          <table:table-cell table:formula="of:=([.N20]-[.M20])/[.M20]" office:value-type="percentage" office:value="-0.061909758656873">
            <text:p>-6,19%</text:p>
          </table:table-cell>
          <table:table-cell table:formula="of:=([.O20]-[.N20])/[.N20]" office:value-type="percentage" office:value="0.0756683445190157">
            <text:p>7,57%</text:p>
          </table:table-cell>
          <table:table-cell table:formula="of:=([.P20]-[.O20])/[.O20]" office:value-type="percentage" office:value="0.188065273397997">
            <text:p>18,81%</text:p>
          </table:table-cell>
          <table:table-cell table:formula="of:=([.Q20]-[.P20])/[.P20]" office:value-type="percentage" office:value="0.0287636761487967">
            <text:p>2,88%</text:p>
          </table:table-cell>
          <table:table-cell table:formula="of:=([.R20]-[.Q20])/[.Q20]" office:value-type="percentage" office:value="0.137266162566868">
            <text:p>13,73%</text:p>
          </table:table-cell>
          <table:table-cell table:formula="of:=([.S20]-[.R20])/[.R20]" office:value-type="percentage" office:value="0.0907151941348096">
            <text:p>9,07%</text:p>
          </table:table-cell>
          <table:table-cell/>
          <table:table-cell table:style-name="ce7" table:formula="of:=([.S20]-[.M20])/[.M20]" office:value-type="percentage" office:value="0.529862539349423">
            <text:p>52,99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ICHIGAN</text:p>
          </table:table-cell>
          <table:table-cell office:value-type="float" office:value="6421000">
            <text:p>6421000</text:p>
          </table:table-cell>
          <table:table-cell office:value-type="float" office:value="7848000">
            <text:p>7848000</text:p>
          </table:table-cell>
          <table:table-cell office:value-type="float" office:value="8875083">
            <text:p>8875083</text:p>
          </table:table-cell>
          <table:table-cell office:value-type="float" office:value="9259000">
            <text:p>9259000</text:p>
          </table:table-cell>
          <table:table-cell office:value-type="float" office:value="9295297">
            <text:p>9295297</text:p>
          </table:table-cell>
          <table:table-cell office:value-type="float" office:value="9938444">
            <text:p>9938444</text:p>
          </table:table-cell>
          <table:table-cell office:value-type="float" office:value="9883640">
            <text:p>9883640</text:p>
          </table:table-cell>
          <table:table-cell/>
          <table:table-cell office:value-type="float" office:value="250487">
            <text:p>250487</text:p>
          </table:table-cell>
          <table:table-cell/>
          <table:table-cell table:formula="of:=[.C21]/[.K21]" office:value-type="float" office:value="25.6340648416884">
            <text:p>25,6340648417</text:p>
          </table:table-cell>
          <table:table-cell table:formula="of:=[.D21]/[.K21]" office:value-type="float" office:value="31.3309672757468">
            <text:p>31,3309672757</text:p>
          </table:table-cell>
          <table:table-cell table:formula="of:=[.E21]/[.K21]" office:value-type="float" office:value="35.4313118046046">
            <text:p>35,4313118046</text:p>
          </table:table-cell>
          <table:table-cell table:formula="of:=[.F21]/[.K21]" office:value-type="float" office:value="36.9639941394164">
            <text:p>36,9639941394</text:p>
          </table:table-cell>
          <table:table-cell table:formula="of:=[.G21]/[.K21]" office:value-type="float" office:value="37.1088998630667">
            <text:p>37,1088998631</text:p>
          </table:table-cell>
          <table:table-cell table:formula="of:=[.H21]/[.K21]" office:value-type="float" office:value="39.6764862048729">
            <text:p>39,6764862049</text:p>
          </table:table-cell>
          <table:table-cell table:formula="of:=[.I21]/[.K21]" office:value-type="float" office:value="39.4576964073984">
            <text:p>39,4576964074</text:p>
          </table:table-cell>
          <table:table-cell/>
          <table:table-cell table:formula="of:=([.N21]-[.M21])/[.M21]" office:value-type="percentage" office:value="0.222239526553496">
            <text:p>22,22%</text:p>
          </table:table-cell>
          <table:table-cell table:formula="of:=([.O21]-[.N21])/[.N21]" office:value-type="percentage" office:value="0.130871941896025">
            <text:p>13,09%</text:p>
          </table:table-cell>
          <table:table-cell table:formula="of:=([.P21]-[.O21])/[.O21]" office:value-type="percentage" office:value="0.0432578489688489">
            <text:p>4,33%</text:p>
          </table:table-cell>
          <table:table-cell table:formula="of:=([.Q21]-[.P21])/[.P21]" office:value-type="percentage" office:value="0.00392018576520151">
            <text:p>0,39%</text:p>
          </table:table-cell>
          <table:table-cell table:formula="of:=([.R21]-[.Q21])/[.Q21]" office:value-type="percentage" office:value="0.0691905810002629">
            <text:p>6,92%</text:p>
          </table:table-cell>
          <table:table-cell table:formula="of:=([.S21]-[.R21])/[.R21]" office:value-type="percentage" office:value="-0.00551434409652058">
            <text:p>-0,55%</text:p>
          </table:table-cell>
          <table:table-cell/>
          <table:table-cell table:style-name="ce7" table:formula="of:=([.S21]-[.M21])/[.M21]" office:value-type="percentage" office:value="0.539268026787105">
            <text:p>53,93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LABAMA</text:p>
          </table:table-cell>
          <table:table-cell office:value-type="float" office:value="3060000">
            <text:p>3060000</text:p>
          </table:table-cell>
          <table:table-cell office:value-type="float" office:value="3273000">
            <text:p>3273000</text:p>
          </table:table-cell>
          <table:table-cell office:value-type="float" office:value="3444165">
            <text:p>3444165</text:p>
          </table:table-cell>
          <table:table-cell office:value-type="float" office:value="3891000">
            <text:p>3891000</text:p>
          </table:table-cell>
          <table:table-cell office:value-type="float" office:value="4040587">
            <text:p>4040587</text:p>
          </table:table-cell>
          <table:table-cell office:value-type="float" office:value="4447100">
            <text:p>4447100</text:p>
          </table:table-cell>
          <table:table-cell office:value-type="float" office:value="4779736">
            <text:p>4779736</text:p>
          </table:table-cell>
          <table:table-cell/>
          <table:table-cell office:value-type="float" office:value="135767">
            <text:p>135767</text:p>
          </table:table-cell>
          <table:table-cell/>
          <table:table-cell table:formula="of:=[.C22]/[.K22]" office:value-type="float" office:value="22.5386139488977">
            <text:p>22,5386139489</text:p>
          </table:table-cell>
          <table:table-cell table:formula="of:=[.D22]/[.K22]" office:value-type="float" office:value="24.1074782531838">
            <text:p>24,1074782532</text:p>
          </table:table-cell>
          <table:table-cell table:formula="of:=[.E22]/[.K22]" office:value-type="float" office:value="25.3682043500998">
            <text:p>25,3682043501</text:p>
          </table:table-cell>
          <table:table-cell table:formula="of:=[.F22]/[.K22]" office:value-type="float" office:value="28.6593944036474">
            <text:p>28,6593944036</text:p>
          </table:table-cell>
          <table:table-cell table:formula="of:=[.G22]/[.K22]" office:value-type="float" office:value="29.7611864444232">
            <text:p>29,7611864444</text:p>
          </table:table-cell>
          <table:table-cell table:formula="of:=[.H22]/[.K22]" office:value-type="float" office:value="32.7553823830533">
            <text:p>32,7553823831</text:p>
          </table:table-cell>
          <table:table-cell table:formula="of:=[.I22]/[.K22]" office:value-type="float" office:value="35.2054328371401">
            <text:p>35,2054328371</text:p>
          </table:table-cell>
          <table:table-cell/>
          <table:table-cell table:formula="of:=([.N22]-[.M22])/[.M22]" office:value-type="percentage" office:value="0.0696078431372549">
            <text:p>6,96%</text:p>
          </table:table-cell>
          <table:table-cell table:formula="of:=([.O22]-[.N22])/[.N22]" office:value-type="percentage" office:value="0.0522960586617781">
            <text:p>5,23%</text:p>
          </table:table-cell>
          <table:table-cell table:formula="of:=([.P22]-[.O22])/[.O22]" office:value-type="percentage" office:value="0.12973681574489">
            <text:p>12,97%</text:p>
          </table:table-cell>
          <table:table-cell table:formula="of:=([.Q22]-[.P22])/[.P22]" office:value-type="percentage" office:value="0.0384443587766641">
            <text:p>3,84%</text:p>
          </table:table-cell>
          <table:table-cell table:formula="of:=([.R22]-[.Q22])/[.Q22]" office:value-type="percentage" office:value="0.100607411744878">
            <text:p>10,06%</text:p>
          </table:table-cell>
          <table:table-cell table:formula="of:=([.S22]-[.R22])/[.R22]" office:value-type="percentage" office:value="0.0747984079512493">
            <text:p>7,48%</text:p>
          </table:table-cell>
          <table:table-cell/>
          <table:table-cell table:style-name="ce7" table:formula="of:=([.S22]-[.M22])/[.M22]" office:value-type="percentage" office:value="0.56200522875817">
            <text:p>56,2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NDIANA</text:p>
          </table:table-cell>
          <table:table-cell office:value-type="float" office:value="3952000">
            <text:p>3952000</text:p>
          </table:table-cell>
          <table:table-cell office:value-type="float" office:value="4677000">
            <text:p>4677000</text:p>
          </table:table-cell>
          <table:table-cell office:value-type="float" office:value="5193669">
            <text:p>5193669</text:p>
          </table:table-cell>
          <table:table-cell office:value-type="float" office:value="5491000">
            <text:p>5491000</text:p>
          </table:table-cell>
          <table:table-cell office:value-type="float" office:value="5544159">
            <text:p>5544159</text:p>
          </table:table-cell>
          <table:table-cell office:value-type="float" office:value="6080485">
            <text:p>6080485</text:p>
          </table:table-cell>
          <table:table-cell office:value-type="float" office:value="6483802">
            <text:p>6483802</text:p>
          </table:table-cell>
          <table:table-cell/>
          <table:table-cell office:value-type="float" office:value="94326">
            <text:p>94326</text:p>
          </table:table-cell>
          <table:table-cell/>
          <table:table-cell table:formula="of:=[.C23]/[.K23]" office:value-type="float" office:value="41.8972499628946">
            <text:p>41,8972499629</text:p>
          </table:table-cell>
          <table:table-cell table:formula="of:=[.D23]/[.K23]" office:value-type="float" office:value="49.5833598371605">
            <text:p>49,5833598372</text:p>
          </table:table-cell>
          <table:table-cell table:formula="of:=[.E23]/[.K23]" office:value-type="float" office:value="55.0608421856116">
            <text:p>55,0608421856</text:p>
          </table:table-cell>
          <table:table-cell table:formula="of:=[.F23]/[.K23]" office:value-type="float" office:value="58.2130059580603">
            <text:p>58,2130059581</text:p>
          </table:table-cell>
          <table:table-cell table:formula="of:=[.G23]/[.K23]" office:value-type="float" office:value="58.7765727371032">
            <text:p>58,7765727371</text:p>
          </table:table-cell>
          <table:table-cell table:formula="of:=[.H23]/[.K23]" office:value-type="float" office:value="64.4624493776901">
            <text:p>64,4624493777</text:p>
          </table:table-cell>
          <table:table-cell table:formula="of:=[.I23]/[.K23]" office:value-type="float" office:value="68.7382269999788">
            <text:p>68,738227</text:p>
          </table:table-cell>
          <table:table-cell/>
          <table:table-cell table:formula="of:=([.N23]-[.M23])/[.M23]" office:value-type="percentage" office:value="0.183451417004049">
            <text:p>18,35%</text:p>
          </table:table-cell>
          <table:table-cell table:formula="of:=([.O23]-[.N23])/[.N23]" office:value-type="percentage" office:value="0.110470173187941">
            <text:p>11,05%</text:p>
          </table:table-cell>
          <table:table-cell table:formula="of:=([.P23]-[.O23])/[.O23]" office:value-type="percentage" office:value="0.0572487388010286">
            <text:p>5,72%</text:p>
          </table:table-cell>
          <table:table-cell table:formula="of:=([.Q23]-[.P23])/[.P23]" office:value-type="percentage" office:value="0.00968111455108359">
            <text:p>0,97%</text:p>
          </table:table-cell>
          <table:table-cell table:formula="of:=([.R23]-[.Q23])/[.Q23]" office:value-type="percentage" office:value="0.0967371246026674">
            <text:p>9,67%</text:p>
          </table:table-cell>
          <table:table-cell table:formula="of:=([.S23]-[.R23])/[.R23]" office:value-type="percentage" office:value="0.0663297417886895">
            <text:p>6,63%</text:p>
          </table:table-cell>
          <table:table-cell/>
          <table:table-cell table:style-name="ce7" table:formula="of:=([.S23]-[.M23])/[.M23]" office:value-type="percentage" office:value="0.640638157894737">
            <text:p>64,06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ISCONSIN</text:p>
          </table:table-cell>
          <table:table-cell office:value-type="float" office:value="3449000">
            <text:p>3449000</text:p>
          </table:table-cell>
          <table:table-cell office:value-type="float" office:value="3964000">
            <text:p>3964000</text:p>
          </table:table-cell>
          <table:table-cell office:value-type="float" office:value="4417933">
            <text:p>4417933</text:p>
          </table:table-cell>
          <table:table-cell office:value-type="float" office:value="4706000">
            <text:p>4706000</text:p>
          </table:table-cell>
          <table:table-cell office:value-type="float" office:value="4891769">
            <text:p>4891769</text:p>
          </table:table-cell>
          <table:table-cell office:value-type="float" office:value="5363675">
            <text:p>5363675</text:p>
          </table:table-cell>
          <table:table-cell office:value-type="float" office:value="5686986">
            <text:p>5686986</text:p>
          </table:table-cell>
          <table:table-cell/>
          <table:table-cell office:value-type="float" office:value="169635">
            <text:p>169635</text:p>
          </table:table-cell>
          <table:table-cell/>
          <table:table-cell table:formula="of:=[.C24]/[.K24]" office:value-type="float" office:value="20.3318890559142">
            <text:p>20,3318890559</text:p>
          </table:table-cell>
          <table:table-cell table:formula="of:=[.D24]/[.K24]" office:value-type="float" office:value="23.3678191410971">
            <text:p>23,3678191411</text:p>
          </table:table-cell>
          <table:table-cell table:formula="of:=[.E24]/[.K24]" office:value-type="float" office:value="26.0437586582958">
            <text:p>26,0437586583</text:p>
          </table:table-cell>
          <table:table-cell table:formula="of:=[.F24]/[.K24]" office:value-type="float" office:value="27.7419164677101">
            <text:p>27,7419164677</text:p>
          </table:table-cell>
          <table:table-cell table:formula="of:=[.G24]/[.K24]" office:value-type="float" office:value="28.8370265570195">
            <text:p>28,837026557</text:p>
          </table:table-cell>
          <table:table-cell table:formula="of:=[.H24]/[.K24]" office:value-type="float" office:value="31.6189170866861">
            <text:p>31,6189170867</text:p>
          </table:table-cell>
          <table:table-cell table:formula="of:=[.I24]/[.K24]" office:value-type="float" office:value="33.5248386241047">
            <text:p>33,5248386241</text:p>
          </table:table-cell>
          <table:table-cell/>
          <table:table-cell table:formula="of:=([.N24]-[.M24])/[.M24]" office:value-type="percentage" office:value="0.149318643084952">
            <text:p>14,93%</text:p>
          </table:table-cell>
          <table:table-cell table:formula="of:=([.O24]-[.N24])/[.N24]" office:value-type="percentage" office:value="0.114513874873865">
            <text:p>11,45%</text:p>
          </table:table-cell>
          <table:table-cell table:formula="of:=([.P24]-[.O24])/[.O24]" office:value-type="percentage" office:value="0.0652040218808207">
            <text:p>6,52%</text:p>
          </table:table-cell>
          <table:table-cell table:formula="of:=([.Q24]-[.P24])/[.P24]" office:value-type="percentage" office:value="0.0394749256268594">
            <text:p>3,95%</text:p>
          </table:table-cell>
          <table:table-cell table:formula="of:=([.R24]-[.Q24])/[.Q24]" office:value-type="percentage" office:value="0.0964693958361484">
            <text:p>9,65%</text:p>
          </table:table-cell>
          <table:table-cell table:formula="of:=([.S24]-[.R24])/[.R24]" office:value-type="percentage" office:value="0.0602778878287741">
            <text:p>6,03%</text:p>
          </table:table-cell>
          <table:table-cell/>
          <table:table-cell table:style-name="ce7" table:formula="of:=([.S24]-[.M24])/[.M24]" office:value-type="percentage" office:value="0.648879675268194">
            <text:p>64,89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ONTANA</text:p>
          </table:table-cell>
          <table:table-cell office:value-type="float" office:value="598000">
            <text:p>598000</text:p>
          </table:table-cell>
          <table:table-cell office:value-type="float" office:value="678000">
            <text:p>678000</text:p>
          </table:table-cell>
          <table:table-cell office:value-type="float" office:value="694409">
            <text:p>694409</text:p>
          </table:table-cell>
          <table:table-cell office:value-type="float" office:value="787000">
            <text:p>787000</text:p>
          </table:table-cell>
          <table:table-cell office:value-type="float" office:value="799065">
            <text:p>799065</text:p>
          </table:table-cell>
          <table:table-cell office:value-type="float" office:value="902195">
            <text:p>902195</text:p>
          </table:table-cell>
          <table:table-cell office:value-type="float" office:value="989415">
            <text:p>989415</text:p>
          </table:table-cell>
          <table:table-cell/>
          <table:table-cell office:value-type="float" office:value="380831">
            <text:p>380831</text:p>
          </table:table-cell>
          <table:table-cell/>
          <table:table-cell table:formula="of:=[.C25]/[.K25]" office:value-type="float" office:value="1.57025032100853">
            <text:p>1,570250321</text:p>
          </table:table-cell>
          <table:table-cell table:formula="of:=[.D25]/[.K25]" office:value-type="float" office:value="1.78031725358492">
            <text:p>1,7803172536</text:p>
          </table:table-cell>
          <table:table-cell table:formula="of:=[.E25]/[.K25]" office:value-type="float" office:value="1.823404607293">
            <text:p>1,8234046073</text:p>
          </table:table-cell>
          <table:table-cell table:formula="of:=[.F25]/[.K25]" office:value-type="float" office:value="2.06653344922026">
            <text:p>2,0665334492</text:p>
          </table:table-cell>
          <table:table-cell table:formula="of:=[.G25]/[.K25]" office:value-type="float" office:value="2.09821416848943">
            <text:p>2,0982141685</text:p>
          </table:table-cell>
          <table:table-cell table:formula="of:=[.H25]/[.K25]" office:value-type="float" office:value="2.36901670294698">
            <text:p>2,3690167029</text:p>
          </table:table-cell>
          <table:table-cell table:formula="of:=[.I25]/[.K25]" office:value-type="float" office:value="2.59804217618839">
            <text:p>2,5980421762</text:p>
          </table:table-cell>
          <table:table-cell/>
          <table:table-cell table:formula="of:=([.N25]-[.M25])/[.M25]" office:value-type="percentage" office:value="0.133779264214047">
            <text:p>13,38%</text:p>
          </table:table-cell>
          <table:table-cell table:formula="of:=([.O25]-[.N25])/[.N25]" office:value-type="percentage" office:value="0.0242020648967552">
            <text:p>2,42%</text:p>
          </table:table-cell>
          <table:table-cell table:formula="of:=([.P25]-[.O25])/[.O25]" office:value-type="percentage" office:value="0.133337845563637">
            <text:p>13,33%</text:p>
          </table:table-cell>
          <table:table-cell table:formula="of:=([.Q25]-[.P25])/[.P25]" office:value-type="percentage" office:value="0.0153303684879289">
            <text:p>1,53%</text:p>
          </table:table-cell>
          <table:table-cell table:formula="of:=([.R25]-[.Q25])/[.Q25]" office:value-type="percentage" office:value="0.129063342781876">
            <text:p>12,91%</text:p>
          </table:table-cell>
          <table:table-cell table:formula="of:=([.S25]-[.R25])/[.R25]" office:value-type="percentage" office:value="0.0966753307211855">
            <text:p>9,67%</text:p>
          </table:table-cell>
          <table:table-cell/>
          <table:table-cell table:style-name="ce7" table:formula="of:=([.S25]-[.M25])/[.M25]" office:value-type="percentage" office:value="0.654540133779264">
            <text:p>65,45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ERMONT</text:p>
          </table:table-cell>
          <table:table-cell office:value-type="float" office:value="377000">
            <text:p>377000</text:p>
          </table:table-cell>
          <table:table-cell office:value-type="float" office:value="391000">
            <text:p>391000</text:p>
          </table:table-cell>
          <table:table-cell office:value-type="float" office:value="444732">
            <text:p>444732</text:p>
          </table:table-cell>
          <table:table-cell office:value-type="float" office:value="512000">
            <text:p>512000</text:p>
          </table:table-cell>
          <table:table-cell office:value-type="float" office:value="562758">
            <text:p>562758</text:p>
          </table:table-cell>
          <table:table-cell office:value-type="float" office:value="608827">
            <text:p>608827</text:p>
          </table:table-cell>
          <table:table-cell office:value-type="float" office:value="625741">
            <text:p>625741</text:p>
          </table:table-cell>
          <table:table-cell/>
          <table:table-cell office:value-type="float" office:value="24906">
            <text:p>24906</text:p>
          </table:table-cell>
          <table:table-cell/>
          <table:table-cell table:formula="of:=[.C26]/[.K26]" office:value-type="float" office:value="15.1369147996467">
            <text:p>15,1369147996</text:p>
          </table:table-cell>
          <table:table-cell table:formula="of:=[.D26]/[.K26]" office:value-type="float" office:value="15.6990283465832">
            <text:p>15,6990283466</text:p>
          </table:table-cell>
          <table:table-cell table:formula="of:=[.E26]/[.K26]" office:value-type="float" office:value="17.8564201397254">
            <text:p>17,8564201397</text:p>
          </table:table-cell>
          <table:table-cell table:formula="of:=[.F26]/[.K26]" office:value-type="float" office:value="20.5572954308199">
            <text:p>20,5572954308</text:p>
          </table:table-cell>
          <table:table-cell table:formula="of:=[.G26]/[.K26]" office:value-type="float" office:value="22.5952782462057">
            <text:p>22,5952782462</text:p>
          </table:table-cell>
          <table:table-cell table:formula="of:=[.H26]/[.K26]" office:value-type="float" office:value="24.4449931743355">
            <text:p>24,4449931743</text:p>
          </table:table-cell>
          <table:table-cell table:formula="of:=[.I26]/[.K26]" office:value-type="float" office:value="25.12410664097">
            <text:p>25,124106641</text:p>
          </table:table-cell>
          <table:table-cell/>
          <table:table-cell table:formula="of:=([.N26]-[.M26])/[.M26]" office:value-type="percentage" office:value="0.0371352785145889">
            <text:p>3,71%</text:p>
          </table:table-cell>
          <table:table-cell table:formula="of:=([.O26]-[.N26])/[.N26]" office:value-type="percentage" office:value="0.137421994884911">
            <text:p>13,74%</text:p>
          </table:table-cell>
          <table:table-cell table:formula="of:=([.P26]-[.O26])/[.O26]" office:value-type="percentage" office:value="0.151255137925762">
            <text:p>15,13%</text:p>
          </table:table-cell>
          <table:table-cell table:formula="of:=([.Q26]-[.P26])/[.P26]" office:value-type="percentage" office:value="0.0991367187499999">
            <text:p>9,91%</text:p>
          </table:table-cell>
          <table:table-cell table:formula="of:=([.R26]-[.Q26])/[.Q26]" office:value-type="percentage" office:value="0.0818628966625086">
            <text:p>8,19%</text:p>
          </table:table-cell>
          <table:table-cell table:formula="of:=([.S26]-[.R26])/[.R26]" office:value-type="percentage" office:value="0.0277812909085833">
            <text:p>2,78%</text:p>
          </table:table-cell>
          <table:table-cell/>
          <table:table-cell table:style-name="ce7" table:formula="of:=([.S26]-[.M26])/[.M26]" office:value-type="percentage" office:value="0.659790450928382">
            <text:p>65,98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UISIANA</text:p>
          </table:table-cell>
          <table:table-cell office:value-type="float" office:value="2701000">
            <text:p>2701000</text:p>
          </table:table-cell>
          <table:table-cell office:value-type="float" office:value="3270000">
            <text:p>3270000</text:p>
          </table:table-cell>
          <table:table-cell office:value-type="float" office:value="3643180">
            <text:p>3643180</text:p>
          </table:table-cell>
          <table:table-cell office:value-type="float" office:value="4203000">
            <text:p>4203000</text:p>
          </table:table-cell>
          <table:table-cell office:value-type="float" office:value="4219973">
            <text:p>4219973</text:p>
          </table:table-cell>
          <table:table-cell office:value-type="float" office:value="4468976">
            <text:p>4468976</text:p>
          </table:table-cell>
          <table:table-cell office:value-type="float" office:value="4533372">
            <text:p>4533372</text:p>
          </table:table-cell>
          <table:table-cell/>
          <table:table-cell office:value-type="float" office:value="135659">
            <text:p>135659</text:p>
          </table:table-cell>
          <table:table-cell/>
          <table:table-cell table:formula="of:=[.C27]/[.K27]" office:value-type="float" office:value="19.9102160564356">
            <text:p>19,9102160564</text:p>
          </table:table-cell>
          <table:table-cell table:formula="of:=[.D27]/[.K27]" office:value-type="float" office:value="24.1045562771361">
            <text:p>24,1045562771</text:p>
          </table:table-cell>
          <table:table-cell table:formula="of:=[.E27]/[.K27]" office:value-type="float" office:value="26.8554242623047">
            <text:p>26,8554242623</text:p>
          </table:table-cell>
          <table:table-cell table:formula="of:=[.F27]/[.K27]" office:value-type="float" office:value="30.9820948112547">
            <text:p>30,9820948113</text:p>
          </table:table-cell>
          <table:table-cell table:formula="of:=[.G27]/[.K27]" office:value-type="float" office:value="31.1072099897537">
            <text:p>31,1072099898</text:p>
          </table:table-cell>
          <table:table-cell table:formula="of:=[.H27]/[.K27]" office:value-type="float" office:value="32.9427166645781">
            <text:p>32,9427166646</text:p>
          </table:table-cell>
          <table:table-cell table:formula="of:=[.I27]/[.K27]" office:value-type="float" office:value="33.4174068804871">
            <text:p>33,4174068805</text:p>
          </table:table-cell>
          <table:table-cell/>
          <table:table-cell table:formula="of:=([.N27]-[.M27])/[.M27]" office:value-type="percentage" office:value="0.210662717512033">
            <text:p>21,07%</text:p>
          </table:table-cell>
          <table:table-cell table:formula="of:=([.O27]-[.N27])/[.N27]" office:value-type="percentage" office:value="0.114122324159021">
            <text:p>11,41%</text:p>
          </table:table-cell>
          <table:table-cell table:formula="of:=([.P27]-[.O27])/[.O27]" office:value-type="percentage" office:value="0.153662459719256">
            <text:p>15,37%</text:p>
          </table:table-cell>
          <table:table-cell table:formula="of:=([.Q27]-[.P27])/[.P27]" office:value-type="percentage" office:value="0.00403830597192479">
            <text:p>0,40%</text:p>
          </table:table-cell>
          <table:table-cell table:formula="of:=([.R27]-[.Q27])/[.Q27]" office:value-type="percentage" office:value="0.0590058277624053">
            <text:p>5,90%</text:p>
          </table:table-cell>
          <table:table-cell table:formula="of:=([.S27]-[.R27])/[.R27]" office:value-type="percentage" office:value="0.014409564965218">
            <text:p>1,44%</text:p>
          </table:table-cell>
          <table:table-cell/>
          <table:table-cell table:style-name="ce7" table:formula="of:=([.S27]-[.M27])/[.M27]" office:value-type="percentage" office:value="0.678405035172159">
            <text:p>67,84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KLAHOMA</text:p>
          </table:table-cell>
          <table:table-cell office:value-type="float" office:value="2193000">
            <text:p>2193000</text:p>
          </table:table-cell>
          <table:table-cell office:value-type="float" office:value="2333000">
            <text:p>2333000</text:p>
          </table:table-cell>
          <table:table-cell office:value-type="float" office:value="2559253">
            <text:p>2559253</text:p>
          </table:table-cell>
          <table:table-cell office:value-type="float" office:value="3026000">
            <text:p>3026000</text:p>
          </table:table-cell>
          <table:table-cell office:value-type="float" office:value="3145585">
            <text:p>3145585</text:p>
          </table:table-cell>
          <table:table-cell office:value-type="float" office:value="3450654">
            <text:p>3450654</text:p>
          </table:table-cell>
          <table:table-cell office:value-type="float" office:value="3751351">
            <text:p>3751351</text:p>
          </table:table-cell>
          <table:table-cell/>
          <table:table-cell office:value-type="float" office:value="181037">
            <text:p>181037</text:p>
          </table:table-cell>
          <table:table-cell/>
          <table:table-cell table:formula="of:=[.C28]/[.K28]" office:value-type="float" office:value="12.1135458497434">
            <text:p>12,1135458497</text:p>
          </table:table-cell>
          <table:table-cell table:formula="of:=[.D28]/[.K28]" office:value-type="float" office:value="12.8868684302104">
            <text:p>12,8868684302</text:p>
          </table:table-cell>
          <table:table-cell table:formula="of:=[.E28]/[.K28]" office:value-type="float" office:value="14.1366295287704">
            <text:p>14,1366295288</text:p>
          </table:table-cell>
          <table:table-cell table:formula="of:=[.F28]/[.K28]" office:value-type="float" office:value="16.7148152035219">
            <text:p>16,7148152035</text:p>
          </table:table-cell>
          <table:table-cell table:formula="of:=[.G28]/[.K28]" office:value-type="float" office:value="17.3753707805587">
            <text:p>17,3753707806</text:p>
          </table:table-cell>
          <table:table-cell table:formula="of:=[.H28]/[.K28]" office:value-type="float" office:value="19.0604903969907">
            <text:p>19,060490397</text:p>
          </table:table-cell>
          <table:table-cell table:formula="of:=[.I28]/[.K28]" office:value-type="float" office:value="20.7214602539812">
            <text:p>20,721460254</text:p>
          </table:table-cell>
          <table:table-cell/>
          <table:table-cell table:formula="of:=([.N28]-[.M28])/[.M28]" office:value-type="percentage" office:value="0.0638394892840857">
            <text:p>6,38%</text:p>
          </table:table-cell>
          <table:table-cell table:formula="of:=([.O28]-[.N28])/[.N28]" office:value-type="percentage" office:value="0.0969794256322332">
            <text:p>9,70%</text:p>
          </table:table-cell>
          <table:table-cell table:formula="of:=([.P28]-[.O28])/[.O28]" office:value-type="percentage" office:value="0.182376263698822">
            <text:p>18,24%</text:p>
          </table:table-cell>
          <table:table-cell table:formula="of:=([.Q28]-[.P28])/[.P28]" office:value-type="percentage" office:value="0.0395191672174486">
            <text:p>3,95%</text:p>
          </table:table-cell>
          <table:table-cell table:formula="of:=([.R28]-[.Q28])/[.Q28]" office:value-type="percentage" office:value="0.0969832320538152">
            <text:p>9,70%</text:p>
          </table:table-cell>
          <table:table-cell table:formula="of:=([.S28]-[.R28])/[.R28]" office:value-type="percentage" office:value="0.0871420316264686">
            <text:p>8,71%</text:p>
          </table:table-cell>
          <table:table-cell/>
          <table:table-cell table:formula="of:=([.S28]-[.M28])/[.M28]" office:value-type="percentage" office:value="0.710602371181031">
            <text:p>71,06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2995000">
            <text:p>2995000</text:p>
          </table:table-cell>
          <table:table-cell office:value-type="float" office:value="3426000">
            <text:p>3426000</text:p>
          </table:table-cell>
          <table:table-cell office:value-type="float" office:value="3805069">
            <text:p>3805069</text:p>
          </table:table-cell>
          <table:table-cell office:value-type="float" office:value="4077000">
            <text:p>4077000</text:p>
          </table:table-cell>
          <table:table-cell office:value-type="float" office:value="4375099">
            <text:p>4375099</text:p>
          </table:table-cell>
          <table:table-cell office:value-type="float" office:value="4919479">
            <text:p>4919479</text:p>
          </table:table-cell>
          <table:table-cell office:value-type="float" office:value="5303925">
            <text:p>5303925</text:p>
          </table:table-cell>
          <table:table-cell/>
          <table:table-cell office:value-type="float" office:value="225163">
            <text:p>225163</text:p>
          </table:table-cell>
          <table:table-cell/>
          <table:table-cell table:formula="of:=[.C29]/[.K29]" office:value-type="float" office:value="13.3014749314941">
            <text:p>13,3014749315</text:p>
          </table:table-cell>
          <table:table-cell table:formula="of:=[.D29]/[.K29]" office:value-type="float" office:value="15.215643778063">
            <text:p>15,2156437781</text:p>
          </table:table-cell>
          <table:table-cell table:formula="of:=[.E29]/[.K29]" office:value-type="float" office:value="16.899175264142">
            <text:p>16,8991752641</text:p>
          </table:table-cell>
          <table:table-cell table:formula="of:=[.F29]/[.K29]" office:value-type="float" office:value="18.1068825695163">
            <text:p>18,1068825695</text:p>
          </table:table-cell>
          <table:table-cell table:formula="of:=[.G29]/[.K29]" office:value-type="float" office:value="19.4308079036076">
            <text:p>19,4308079036</text:p>
          </table:table-cell>
          <table:table-cell table:formula="of:=[.H29]/[.K29]" office:value-type="float" office:value="21.8485230699538">
            <text:p>21,84852307</text:p>
          </table:table-cell>
          <table:table-cell table:formula="of:=[.I29]/[.K29]" office:value-type="float" office:value="23.5559350337311">
            <text:p>23,5559350337</text:p>
          </table:table-cell>
          <table:table-cell/>
          <table:table-cell table:formula="of:=([.N29]-[.M29])/[.M29]" office:value-type="percentage" office:value="0.143906510851419">
            <text:p>14,39%</text:p>
          </table:table-cell>
          <table:table-cell table:formula="of:=([.O29]-[.N29])/[.N29]" office:value-type="percentage" office:value="0.110644775248103">
            <text:p>11,06%</text:p>
          </table:table-cell>
          <table:table-cell table:formula="of:=([.P29]-[.O29])/[.O29]" office:value-type="percentage" office:value="0.0714654583136337">
            <text:p>7,15%</text:p>
          </table:table-cell>
          <table:table-cell table:formula="of:=([.Q29]-[.P29])/[.P29]" office:value-type="percentage" office:value="0.0731172430708855">
            <text:p>7,31%</text:p>
          </table:table-cell>
          <table:table-cell table:formula="of:=([.R29]-[.Q29])/[.Q29]" office:value-type="percentage" office:value="0.12442689868275">
            <text:p>12,44%</text:p>
          </table:table-cell>
          <table:table-cell table:formula="of:=([.S29]-[.R29])/[.R29]" office:value-type="percentage" office:value="0.0781477062916622">
            <text:p>7,81%</text:p>
          </table:table-cell>
          <table:table-cell/>
          <table:table-cell table:formula="of:=([.S29]-[.M29])/[.M29]" office:value-type="percentage" office:value="0.770926544240401">
            <text:p>77,09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NECTICUT</text:p>
          </table:table-cell>
          <table:table-cell office:value-type="float" office:value="2007280">
            <text:p>2007280</text:p>
          </table:table-cell>
          <table:table-cell office:value-type="float" office:value="2548000">
            <text:p>2548000</text:p>
          </table:table-cell>
          <table:table-cell office:value-type="float" office:value="3032217">
            <text:p>3032217</text:p>
          </table:table-cell>
          <table:table-cell office:value-type="float" office:value="3107000">
            <text:p>3107000</text:p>
          </table:table-cell>
          <table:table-cell office:value-type="float" office:value="3287116">
            <text:p>3287116</text:p>
          </table:table-cell>
          <table:table-cell office:value-type="float" office:value="3405565">
            <text:p>3405565</text:p>
          </table:table-cell>
          <table:table-cell office:value-type="float" office:value="3574097">
            <text:p>3574097</text:p>
          </table:table-cell>
          <table:table-cell/>
          <table:table-cell office:value-type="float" office:value="14357">
            <text:p>14357</text:p>
          </table:table-cell>
          <table:table-cell/>
          <table:table-cell table:formula="of:=[.C30]/[.K30]" office:value-type="float" office:value="139.811938427248">
            <text:p>139,8119384272</text:p>
          </table:table-cell>
          <table:table-cell table:formula="of:=[.D30]/[.K30]" office:value-type="float" office:value="177.474402730375">
            <text:p>177,4744027304</text:p>
          </table:table-cell>
          <table:table-cell table:formula="of:=[.E30]/[.K30]" office:value-type="float" office:value="211.201295535279">
            <text:p>211,2012955353</text:p>
          </table:table-cell>
          <table:table-cell table:formula="of:=[.F30]/[.K30]" office:value-type="float" office:value="216.410113533468">
            <text:p>216,4101135335</text:p>
          </table:table-cell>
          <table:table-cell table:formula="of:=[.G30]/[.K30]" office:value-type="float" office:value="228.955631399317">
            <text:p>228,9556313993</text:p>
          </table:table-cell>
          <table:table-cell table:formula="of:=[.H30]/[.K30]" office:value-type="float" office:value="237.205892595946">
            <text:p>237,2058925959</text:p>
          </table:table-cell>
          <table:table-cell table:formula="of:=[.I30]/[.K30]" office:value-type="float" office:value="248.944556662255">
            <text:p>248,9445566623</text:p>
          </table:table-cell>
          <table:table-cell/>
          <table:table-cell table:formula="of:=([.N30]-[.M30])/[.M30]" office:value-type="percentage" office:value="0.269379458770077">
            <text:p>26,94%</text:p>
          </table:table-cell>
          <table:table-cell table:formula="of:=([.O30]-[.N30])/[.N30]" office:value-type="percentage" office:value="0.190038069073783">
            <text:p>19,00%</text:p>
          </table:table-cell>
          <table:table-cell table:formula="of:=([.P30]-[.O30])/[.O30]" office:value-type="percentage" office:value="0.0246628127208575">
            <text:p>2,47%</text:p>
          </table:table-cell>
          <table:table-cell table:formula="of:=([.Q30]-[.P30])/[.P30]" office:value-type="percentage" office:value="0.0579710331509494">
            <text:p>5,80%</text:p>
          </table:table-cell>
          <table:table-cell table:formula="of:=([.R30]-[.Q30])/[.Q30]" office:value-type="percentage" office:value="0.036034323096599">
            <text:p>3,60%</text:p>
          </table:table-cell>
          <table:table-cell table:formula="of:=([.S30]-[.R30])/[.R30]" office:value-type="percentage" office:value="0.0494872363322972">
            <text:p>4,95%</text:p>
          </table:table-cell>
          <table:table-cell/>
          <table:table-cell table:formula="of:=([.S30]-[.M30])/[.M30]" office:value-type="percentage" office:value="0.78056723526364">
            <text:p>78,06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W JERSEY</text:p>
          </table:table-cell>
          <table:table-cell office:value-type="float" office:value="4860000">
            <text:p>4860000</text:p>
          </table:table-cell>
          <table:table-cell office:value-type="float" office:value="6099000">
            <text:p>6099000</text:p>
          </table:table-cell>
          <table:table-cell office:value-type="float" office:value="7168164">
            <text:p>7168164</text:p>
          </table:table-cell>
          <table:table-cell office:value-type="float" office:value="7364000">
            <text:p>7364000</text:p>
          </table:table-cell>
          <table:table-cell office:value-type="float" office:value="7730188">
            <text:p>7730188</text:p>
          </table:table-cell>
          <table:table-cell office:value-type="float" office:value="8414350">
            <text:p>8414350</text:p>
          </table:table-cell>
          <table:table-cell office:value-type="float" office:value="8791894">
            <text:p>8791894</text:p>
          </table:table-cell>
          <table:table-cell/>
          <table:table-cell office:value-type="float" office:value="22591">
            <text:p>22591</text:p>
          </table:table-cell>
          <table:table-cell/>
          <table:table-cell table:formula="of:=[.C31]/[.K31]" office:value-type="float" office:value="215.12991899429">
            <text:p>215,1299189943</text:p>
          </table:table-cell>
          <table:table-cell table:formula="of:=[.D31]/[.K31]" office:value-type="float" office:value="269.974768713204">
            <text:p>269,9747687132</text:p>
          </table:table-cell>
          <table:table-cell table:formula="of:=[.E31]/[.K31]" office:value-type="float" office:value="317.301757336993">
            <text:p>317,301757337</text:p>
          </table:table-cell>
          <table:table-cell table:formula="of:=[.F31]/[.K31]" office:value-type="float" office:value="325.970519233323">
            <text:p>325,9705192333</text:p>
          </table:table-cell>
          <table:table-cell table:formula="of:=[.G31]/[.K31]" office:value-type="float" office:value="342.179983179142">
            <text:p>342,1799831791</text:p>
          </table:table-cell>
          <table:table-cell table:formula="of:=[.H31]/[.K31]" office:value-type="float" office:value="372.464698331194">
            <text:p>372,4646983312</text:p>
          </table:table-cell>
          <table:table-cell table:formula="of:=[.I31]/[.K31]" office:value-type="float" office:value="389.176840334647">
            <text:p>389,1768403346</text:p>
          </table:table-cell>
          <table:table-cell/>
          <table:table-cell table:formula="of:=([.N31]-[.M31])/[.M31]" office:value-type="percentage" office:value="0.254938271604938">
            <text:p>25,49%</text:p>
          </table:table-cell>
          <table:table-cell table:formula="of:=([.O31]-[.N31])/[.N31]" office:value-type="percentage" office:value="0.175301524840138">
            <text:p>17,53%</text:p>
          </table:table-cell>
          <table:table-cell table:formula="of:=([.P31]-[.O31])/[.O31]" office:value-type="percentage" office:value="0.027320245463134">
            <text:p>2,73%</text:p>
          </table:table-cell>
          <table:table-cell table:formula="of:=([.Q31]-[.P31])/[.P31]" office:value-type="percentage" office:value="0.0497267789244976">
            <text:p>4,97%</text:p>
          </table:table-cell>
          <table:table-cell table:formula="of:=([.R31]-[.Q31])/[.Q31]" office:value-type="percentage" office:value="0.0885052213477862">
            <text:p>8,85%</text:p>
          </table:table-cell>
          <table:table-cell table:formula="of:=([.S31]-[.R31])/[.R31]" office:value-type="percentage" office:value="0.0448690629698075">
            <text:p>4,49%</text:p>
          </table:table-cell>
          <table:table-cell/>
          <table:table-cell table:formula="of:=([.S31]-[.M31])/[.M31]" office:value-type="percentage" office:value="0.809031687242798">
            <text:p>80,90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NNESSEE</text:p>
          </table:table-cell>
          <table:table-cell office:value-type="float" office:value="3304000">
            <text:p>3304000</text:p>
          </table:table-cell>
          <table:table-cell office:value-type="float" office:value="3573000">
            <text:p>3573000</text:p>
          </table:table-cell>
          <table:table-cell office:value-type="float" office:value="3924164">
            <text:p>3924164</text:p>
          </table:table-cell>
          <table:table-cell office:value-type="float" office:value="4591000">
            <text:p>4591000</text:p>
          </table:table-cell>
          <table:table-cell office:value-type="float" office:value="4877185">
            <text:p>4877185</text:p>
          </table:table-cell>
          <table:table-cell office:value-type="float" office:value="5689283">
            <text:p>5689283</text:p>
          </table:table-cell>
          <table:table-cell office:value-type="float" office:value="6346105">
            <text:p>6346105</text:p>
          </table:table-cell>
          <table:table-cell/>
          <table:table-cell office:value-type="float" office:value="109153">
            <text:p>109153</text:p>
          </table:table-cell>
          <table:table-cell/>
          <table:table-cell table:formula="of:=[.C32]/[.K32]" office:value-type="float" office:value="30.2694383113611">
            <text:p>30,2694383114</text:p>
          </table:table-cell>
          <table:table-cell table:formula="of:=[.D32]/[.K32]" office:value-type="float" office:value="32.7338689729096">
            <text:p>32,7338689729</text:p>
          </table:table-cell>
          <table:table-cell table:formula="of:=[.E32]/[.K32]" office:value-type="float" office:value="35.9510411990509">
            <text:p>35,9510411991</text:p>
          </table:table-cell>
          <table:table-cell table:formula="of:=[.F32]/[.K32]" office:value-type="float" office:value="42.0602273872454">
            <text:p>42,0602273872</text:p>
          </table:table-cell>
          <table:table-cell table:formula="of:=[.G32]/[.K32]" office:value-type="float" office:value="44.6820976061125">
            <text:p>44,6820976061</text:p>
          </table:table-cell>
          <table:table-cell table:formula="of:=[.H32]/[.K32]" office:value-type="float" office:value="52.1220946744478">
            <text:p>52,1220946744</text:p>
          </table:table-cell>
          <table:table-cell table:formula="of:=[.I32]/[.K32]" office:value-type="float" office:value="58.1395380795764">
            <text:p>58,1395380796</text:p>
          </table:table-cell>
          <table:table-cell/>
          <table:table-cell table:formula="of:=([.N32]-[.M32])/[.M32]" office:value-type="percentage" office:value="0.0814164648910411">
            <text:p>8,14%</text:p>
          </table:table-cell>
          <table:table-cell table:formula="of:=([.O32]-[.N32])/[.N32]" office:value-type="percentage" office:value="0.098282675622726">
            <text:p>9,83%</text:p>
          </table:table-cell>
          <table:table-cell table:formula="of:=([.P32]-[.O32])/[.O32]" office:value-type="percentage" office:value="0.169930716453237">
            <text:p>16,99%</text:p>
          </table:table-cell>
          <table:table-cell table:formula="of:=([.Q32]-[.P32])/[.P32]" office:value-type="percentage" office:value="0.0623360923546068">
            <text:p>6,23%</text:p>
          </table:table-cell>
          <table:table-cell table:formula="of:=([.R32]-[.Q32])/[.Q32]" office:value-type="percentage" office:value="0.166509574682937">
            <text:p>16,65%</text:p>
          </table:table-cell>
          <table:table-cell table:formula="of:=([.S32]-[.R32])/[.R32]" office:value-type="percentage" office:value="0.115448994187844">
            <text:p>11,54%</text:p>
          </table:table-cell>
          <table:table-cell/>
          <table:table-cell table:formula="of:=([.S32]-[.M32])/[.M32]" office:value-type="percentage" office:value="0.920733958837772">
            <text:p>92,07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YOMING</text:p>
          </table:table-cell>
          <table:table-cell office:value-type="float" office:value="292000">
            <text:p>292000</text:p>
          </table:table-cell>
          <table:table-cell office:value-type="float" office:value="332000">
            <text:p>332000</text:p>
          </table:table-cell>
          <table:table-cell office:value-type="float" office:value="332416">
            <text:p>332416</text:p>
          </table:table-cell>
          <table:table-cell office:value-type="float" office:value="471000">
            <text:p>471000</text:p>
          </table:table-cell>
          <table:table-cell office:value-type="float" office:value="453588">
            <text:p>453588</text:p>
          </table:table-cell>
          <table:table-cell office:value-type="float" office:value="493782">
            <text:p>493782</text:p>
          </table:table-cell>
          <table:table-cell office:value-type="float" office:value="563626">
            <text:p>563626</text:p>
          </table:table-cell>
          <table:table-cell/>
          <table:table-cell table:style-name="ce6" office:value-type="float" office:value="253335">
            <text:p>253335</text:p>
          </table:table-cell>
          <table:table-cell/>
          <table:table-cell table:formula="of:=[.C33]/[.K33]" office:value-type="float" office:value="1.15262399589476">
            <text:p>1,1526239959</text:p>
          </table:table-cell>
          <table:table-cell table:formula="of:=[.D33]/[.K33]" office:value-type="float" office:value="1.31051769396254">
            <text:p>1,310517694</text:p>
          </table:table-cell>
          <table:table-cell table:formula="of:=[.E33]/[.K33]" office:value-type="float" office:value="1.31215978842244">
            <text:p>1,3121597884</text:p>
          </table:table-cell>
          <table:table-cell table:formula="of:=[.F33]/[.K33]" office:value-type="float" office:value="1.85919829474806">
            <text:p>1,8591982947</text:p>
          </table:table-cell>
          <table:table-cell table:formula="of:=[.G33]/[.K33]" office:value-type="float" office:value="1.79046716797916">
            <text:p>1,790467168</text:p>
          </table:table-cell>
          <table:table-cell table:formula="of:=[.H33]/[.K33]" office:value-type="float" office:value="1.94912665048256">
            <text:p>1,9491266505</text:p>
          </table:table-cell>
          <table:table-cell table:formula="of:=[.I33]/[.K33]" office:value-type="float" office:value="2.22482483667871">
            <text:p>2,2248248367</text:p>
          </table:table-cell>
          <table:table-cell/>
          <table:table-cell table:formula="of:=([.N33]-[.M33])/[.M33]" office:value-type="percentage" office:value="0.136986301369863">
            <text:p>13,70%</text:p>
          </table:table-cell>
          <table:table-cell table:formula="of:=([.O33]-[.N33])/[.N33]" office:value-type="percentage" office:value="0.00125301204819265">
            <text:p>0,13%</text:p>
          </table:table-cell>
          <table:table-cell table:formula="of:=([.P33]-[.O33])/[.O33]" office:value-type="percentage" office:value="0.416899306892568">
            <text:p>41,69%</text:p>
          </table:table-cell>
          <table:table-cell table:formula="of:=([.Q33]-[.P33])/[.P33]" office:value-type="percentage" office:value="-0.0369681528662421">
            <text:p>-3,70%</text:p>
          </table:table-cell>
          <table:table-cell table:formula="of:=([.R33]-[.Q33])/[.Q33]" office:value-type="percentage" office:value="0.0886134553824176">
            <text:p>8,86%</text:p>
          </table:table-cell>
          <table:table-cell table:formula="of:=([.S33]-[.R33])/[.R33]" office:value-type="percentage" office:value="0.141447035331381">
            <text:p>14,14%</text:p>
          </table:table-cell>
          <table:table-cell/>
          <table:table-cell table:formula="of:=([.S33]-[.M33])/[.M33]" office:value-type="percentage" office:value="0.93022602739726">
            <text:p>93,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" office:value-type="string">
            <text:p>SOUTH CAROLINA</text:p>
          </table:table-cell>
          <table:table-cell office:value-type="float" office:value="2119000">
            <text:p>2119000</text:p>
          </table:table-cell>
          <table:table-cell office:value-type="float" office:value="2392000">
            <text:p>2392000</text:p>
          </table:table-cell>
          <table:table-cell office:value-type="float" office:value="2590516">
            <text:p>2590516</text:p>
          </table:table-cell>
          <table:table-cell office:value-type="float" office:value="3119000">
            <text:p>3119000</text:p>
          </table:table-cell>
          <table:table-cell office:value-type="float" office:value="3486703">
            <text:p>3486703</text:p>
          </table:table-cell>
          <table:table-cell office:value-type="float" office:value="4012012">
            <text:p>4012012</text:p>
          </table:table-cell>
          <table:table-cell office:value-type="float" office:value="4625364">
            <text:p>4625364</text:p>
          </table:table-cell>
          <table:table-cell/>
          <table:table-cell table:style-name="ce4" office:value-type="float" office:value="82933">
            <text:p>82933</text:p>
          </table:table-cell>
          <table:table-cell/>
          <table:table-cell table:formula="of:=[.C34]/[.K34]" office:value-type="float" office:value="25.5507457827403">
            <text:p>25,5507457827</text:p>
          </table:table-cell>
          <table:table-cell table:formula="of:=[.D34]/[.K34]" office:value-type="float" office:value="28.8425596565903">
            <text:p>28,8425596566</text:p>
          </table:table-cell>
          <table:table-cell table:formula="of:=[.E34]/[.K34]" office:value-type="float" office:value="31.2362509495617">
            <text:p>31,2362509496</text:p>
          </table:table-cell>
          <table:table-cell table:formula="of:=[.F34]/[.K34]" office:value-type="float" office:value="37.608672060579">
            <text:p>37,6086720606</text:p>
          </table:table-cell>
          <table:table-cell table:formula="of:=[.G34]/[.K34]" office:value-type="float" office:value="42.0424077267192">
            <text:p>42,0424077267</text:p>
          </table:table-cell>
          <table:table-cell table:formula="of:=[.H34]/[.K34]" office:value-type="float" office:value="48.3765449218044">
            <text:p>48,3765449218</text:p>
          </table:table-cell>
          <table:table-cell table:formula="of:=[.I34]/[.K34]" office:value-type="float" office:value="55.7722981201693">
            <text:p>55,7722981202</text:p>
          </table:table-cell>
          <table:table-cell/>
          <table:table-cell table:style-name="ce9" table:formula="of:=([.N34]-[.M34])/[.M34]" office:value-type="percentage" office:value="0.128834355828221">
            <text:p>12,88%</text:p>
          </table:table-cell>
          <table:table-cell table:style-name="ce9" table:formula="of:=([.O34]-[.N34])/[.N34]" office:value-type="percentage" office:value="0.0829916387959865">
            <text:p>8,30%</text:p>
          </table:table-cell>
          <table:table-cell table:style-name="ce9" table:formula="of:=([.P34]-[.O34])/[.O34]" office:value-type="percentage" office:value="0.204007232535912">
            <text:p>20,40%</text:p>
          </table:table-cell>
          <table:table-cell table:style-name="ce9" table:formula="of:=([.Q34]-[.P34])/[.P34]" office:value-type="percentage" office:value="0.11789131131773">
            <text:p>11,79%</text:p>
          </table:table-cell>
          <table:table-cell table:style-name="ce9" table:formula="of:=([.R34]-[.Q34])/[.Q34]" office:value-type="percentage" office:value="0.150660667111595">
            <text:p>15,07%</text:p>
          </table:table-cell>
          <table:table-cell table:style-name="ce9" table:formula="of:=([.S34]-[.R34])/[.R34]" office:value-type="percentage" office:value="0.152878904649338">
            <text:p>15,29%</text:p>
          </table:table-cell>
          <table:table-cell/>
          <table:table-cell table:formula="of:=([.S34]-[.M34])/[.M34]" office:value-type="percentage" office:value="1.18280509674375">
            <text:p>118,28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" office:value-type="string">
            <text:p>NORTH CAROLINA</text:p>
          </table:table-cell>
          <table:table-cell office:value-type="float" office:value="4060000">
            <text:p>4060000</text:p>
          </table:table-cell>
          <table:table-cell office:value-type="float" office:value="4563000">
            <text:p>4563000</text:p>
          </table:table-cell>
          <table:table-cell office:value-type="float" office:value="5082059">
            <text:p>5082059</text:p>
          </table:table-cell>
          <table:table-cell office:value-type="float" office:value="5874000">
            <text:p>5874000</text:p>
          </table:table-cell>
          <table:table-cell office:value-type="float" office:value="6628637">
            <text:p>6628637</text:p>
          </table:table-cell>
          <table:table-cell office:value-type="float" office:value="8049313">
            <text:p>8049313</text:p>
          </table:table-cell>
          <table:table-cell office:value-type="float" office:value="9535483">
            <text:p>9535483</text:p>
          </table:table-cell>
          <table:table-cell/>
          <table:table-cell table:style-name="ce4" office:value-type="float" office:value="139391">
            <text:p>139391</text:p>
          </table:table-cell>
          <table:table-cell/>
          <table:table-cell table:formula="of:=[.C35]/[.K35]" office:value-type="float" office:value="29.1267011500025">
            <text:p>29,12670115</text:p>
          </table:table-cell>
          <table:table-cell table:formula="of:=[.D35]/[.K35]" office:value-type="float" office:value="32.7352555043009">
            <text:p>32,7352555043</text:p>
          </table:table-cell>
          <table:table-cell table:formula="of:=[.E35]/[.K35]" office:value-type="float" office:value="36.4590181575568">
            <text:p>36,4590181576</text:p>
          </table:table-cell>
          <table:table-cell table:formula="of:=[.F35]/[.K35]" office:value-type="float" office:value="42.1404538313091">
            <text:p>42,1404538313</text:p>
          </table:table-cell>
          <table:table-cell table:formula="of:=[.G35]/[.K35]" office:value-type="float" office:value="47.5542682095688">
            <text:p>47,5542682096</text:p>
          </table:table-cell>
          <table:table-cell table:formula="of:=[.H35]/[.K35]" office:value-type="float" office:value="57.7462892152291">
            <text:p>57,7462892152</text:p>
          </table:table-cell>
          <table:table-cell table:formula="of:=[.I35]/[.K35]" office:value-type="float" office:value="68.4081683896378">
            <text:p>68,4081683896</text:p>
          </table:table-cell>
          <table:table-cell/>
          <table:table-cell table:style-name="ce9" table:formula="of:=([.N35]-[.M35])/[.M35]" office:value-type="percentage" office:value="0.123891625615764">
            <text:p>12,39%</text:p>
          </table:table-cell>
          <table:table-cell table:style-name="ce9" table:formula="of:=([.O35]-[.N35])/[.N35]" office:value-type="percentage" office:value="0.113753889984659">
            <text:p>11,38%</text:p>
          </table:table-cell>
          <table:table-cell table:style-name="ce9" table:formula="of:=([.P35]-[.O35])/[.O35]" office:value-type="percentage" office:value="0.155830737108719">
            <text:p>15,58%</text:p>
          </table:table-cell>
          <table:table-cell table:style-name="ce9" table:formula="of:=([.Q35]-[.P35])/[.P35]" office:value-type="percentage" office:value="0.128470718420157">
            <text:p>12,85%</text:p>
          </table:table-cell>
          <table:table-cell table:style-name="ce9" table:formula="of:=([.R35]-[.Q35])/[.Q35]" office:value-type="percentage" office:value="0.214324000544908">
            <text:p>21,43%</text:p>
          </table:table-cell>
          <table:table-cell table:style-name="ce9" table:formula="of:=([.S35]-[.R35])/[.R35]" office:value-type="percentage" office:value="0.18463314819538">
            <text:p>18,46%</text:p>
          </table:table-cell>
          <table:table-cell/>
          <table:table-cell table:formula="of:=([.S35]-[.M35])/[.M35]" office:value-type="percentage" office:value="1.34864113300493">
            <text:p>134,86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RYLAND</text:p>
          </table:table-cell>
          <table:table-cell office:value-type="float" office:value="2376000">
            <text:p>2376000</text:p>
          </table:table-cell>
          <table:table-cell office:value-type="float" office:value="3116000">
            <text:p>3116000</text:p>
          </table:table-cell>
          <table:table-cell office:value-type="float" office:value="3922399">
            <text:p>3922399</text:p>
          </table:table-cell>
          <table:table-cell office:value-type="float" office:value="4216000">
            <text:p>4216000</text:p>
          </table:table-cell>
          <table:table-cell office:value-type="float" office:value="4781468">
            <text:p>4781468</text:p>
          </table:table-cell>
          <table:table-cell office:value-type="float" office:value="5296486">
            <text:p>5296486</text:p>
          </table:table-cell>
          <table:table-cell office:value-type="float" office:value="5773552">
            <text:p>5773552</text:p>
          </table:table-cell>
          <table:table-cell/>
          <table:table-cell office:value-type="float" office:value="32131">
            <text:p>32131</text:p>
          </table:table-cell>
          <table:table-cell/>
          <table:table-cell table:formula="of:=[.C36]/[.K36]" office:value-type="float" office:value="73.9472783293393">
            <text:p>73,9472783293</text:p>
          </table:table-cell>
          <table:table-cell table:formula="of:=[.D36]/[.K36]" office:value-type="float" office:value="96.9779963275342">
            <text:p>96,9779963275</text:p>
          </table:table-cell>
          <table:table-cell table:formula="of:=[.E36]/[.K36]" office:value-type="float" office:value="122.075223304597">
            <text:p>122,0752233046</text:p>
          </table:table-cell>
          <table:table-cell table:formula="of:=[.F36]/[.K36]" office:value-type="float" office:value="131.212847405932">
            <text:p>131,2128474059</text:p>
          </table:table-cell>
          <table:table-cell table:formula="of:=[.G36]/[.K36]" office:value-type="float" office:value="148.811677196477">
            <text:p>148,8116771965</text:p>
          </table:table-cell>
          <table:table-cell table:formula="of:=[.H36]/[.K36]" office:value-type="float" office:value="164.840372226199">
            <text:p>164,8403722262</text:p>
          </table:table-cell>
          <table:table-cell table:formula="of:=[.I36]/[.K36]" office:value-type="float" office:value="179.687902648533">
            <text:p>179,6879026485</text:p>
          </table:table-cell>
          <table:table-cell/>
          <table:table-cell table:formula="of:=([.N36]-[.M36])/[.M36]" office:value-type="percentage" office:value="0.311447811447811">
            <text:p>31,14%</text:p>
          </table:table-cell>
          <table:table-cell table:formula="of:=([.O36]-[.N36])/[.N36]" office:value-type="percentage" office:value="0.258793003851091">
            <text:p>25,88%</text:p>
          </table:table-cell>
          <table:table-cell table:formula="of:=([.P36]-[.O36])/[.O36]" office:value-type="percentage" office:value="0.0748524053774234">
            <text:p>7,49%</text:p>
          </table:table-cell>
          <table:table-cell table:formula="of:=([.Q36]-[.P36])/[.P36]" office:value-type="percentage" office:value="0.134124288425047">
            <text:p>13,41%</text:p>
          </table:table-cell>
          <table:table-cell table:formula="of:=([.R36]-[.Q36])/[.Q36]" office:value-type="percentage" office:value="0.107711271935732">
            <text:p>10,77%</text:p>
          </table:table-cell>
          <table:table-cell table:formula="of:=([.S36]-[.R36])/[.R36]" office:value-type="percentage" office:value="0.0900721723799515">
            <text:p>9,01%</text:p>
          </table:table-cell>
          <table:table-cell/>
          <table:table-cell table:formula="of:=([.S36]-[.M36])/[.M36]" office:value-type="percentage" office:value="1.42994612794613">
            <text:p>142,99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" office:value-type="string">
            <text:p>VIRGINIA</text:p>
          </table:table-cell>
          <table:table-cell office:value-type="float" office:value="3262000">
            <text:p>3262000</text:p>
          </table:table-cell>
          <table:table-cell office:value-type="float" office:value="3978000">
            <text:p>3978000</text:p>
          </table:table-cell>
          <table:table-cell office:value-type="float" office:value="4648494">
            <text:p>4648494</text:p>
          </table:table-cell>
          <table:table-cell office:value-type="float" office:value="5346000">
            <text:p>5346000</text:p>
          </table:table-cell>
          <table:table-cell office:value-type="float" office:value="6187358">
            <text:p>6187358</text:p>
          </table:table-cell>
          <table:table-cell office:value-type="float" office:value="7078515">
            <text:p>7078515</text:p>
          </table:table-cell>
          <table:table-cell office:value-type="float" office:value="8001024">
            <text:p>8001024</text:p>
          </table:table-cell>
          <table:table-cell/>
          <table:table-cell table:style-name="ce4" office:value-type="float" office:value="110787">
            <text:p>110787</text:p>
          </table:table-cell>
          <table:table-cell/>
          <table:table-cell table:formula="of:=[.C37]/[.K37]" office:value-type="float" office:value="29.4438878207732">
            <text:p>29,4438878208</text:p>
          </table:table-cell>
          <table:table-cell table:formula="of:=[.D37]/[.K37]" office:value-type="float" office:value="35.9067399604647">
            <text:p>35,9067399605</text:p>
          </table:table-cell>
          <table:table-cell table:formula="of:=[.E37]/[.K37]" office:value-type="float" office:value="41.9588399360936">
            <text:p>41,9588399361</text:p>
          </table:table-cell>
          <table:table-cell table:formula="of:=[.F37]/[.K37]" office:value-type="float" office:value="48.2547591323892">
            <text:p>48,2547591324</text:p>
          </table:table-cell>
          <table:table-cell table:formula="of:=[.G37]/[.K37]" office:value-type="float" office:value="55.8491339236553">
            <text:p>55,8491339237</text:p>
          </table:table-cell>
          <table:table-cell table:formula="of:=[.H37]/[.K37]" office:value-type="float" office:value="63.8930109128327">
            <text:p>63,8930109128</text:p>
          </table:table-cell>
          <table:table-cell table:formula="of:=[.I37]/[.K37]" office:value-type="float" office:value="72.2198813940264">
            <text:p>72,219881394</text:p>
          </table:table-cell>
          <table:table-cell/>
          <table:table-cell table:style-name="ce9" table:formula="of:=([.N37]-[.M37])/[.M37]" office:value-type="percentage" office:value="0.219497240956468">
            <text:p>21,95%</text:p>
          </table:table-cell>
          <table:table-cell table:style-name="ce9" table:formula="of:=([.O37]-[.N37])/[.N37]" office:value-type="percentage" office:value="0.168550527903469">
            <text:p>16,86%</text:p>
          </table:table-cell>
          <table:table-cell table:style-name="ce9" table:formula="of:=([.P37]-[.O37])/[.O37]" office:value-type="percentage" office:value="0.150049887124733">
            <text:p>15,00%</text:p>
          </table:table-cell>
          <table:table-cell table:style-name="ce9" table:formula="of:=([.Q37]-[.P37])/[.P37]" office:value-type="percentage" office:value="0.157380845491957">
            <text:p>15,74%</text:p>
          </table:table-cell>
          <table:table-cell table:style-name="ce9" table:formula="of:=([.R37]-[.Q37])/[.Q37]" office:value-type="percentage" office:value="0.144028679122818">
            <text:p>14,40%</text:p>
          </table:table-cell>
          <table:table-cell table:style-name="ce9" table:formula="of:=([.S37]-[.R37])/[.R37]" office:value-type="percentage" office:value="0.130325216517871">
            <text:p>13,03%</text:p>
          </table:table-cell>
          <table:table-cell/>
          <table:table-cell table:formula="of:=([.S37]-[.M37])/[.M37]" office:value-type="percentage" office:value="1.45279705702023">
            <text:p>145,28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EW HAMPSHIRE</text:p>
          </table:table-cell>
          <table:table-cell office:value-type="float" office:value="531000">
            <text:p>531000</text:p>
          </table:table-cell>
          <table:table-cell office:value-type="float" office:value="609000">
            <text:p>609000</text:p>
          </table:table-cell>
          <table:table-cell office:value-type="float" office:value="737681">
            <text:p>737681</text:p>
          </table:table-cell>
          <table:table-cell office:value-type="float" office:value="921000">
            <text:p>921000</text:p>
          </table:table-cell>
          <table:table-cell office:value-type="float" office:value="1109252">
            <text:p>1109252</text:p>
          </table:table-cell>
          <table:table-cell office:value-type="float" office:value="1235786">
            <text:p>1235786</text:p>
          </table:table-cell>
          <table:table-cell office:value-type="float" office:value="1316470">
            <text:p>1316470</text:p>
          </table:table-cell>
          <table:table-cell/>
          <table:table-cell office:value-type="float" office:value="24214">
            <text:p>24214</text:p>
          </table:table-cell>
          <table:table-cell/>
          <table:table-cell table:formula="of:=[.C38]/[.K38]" office:value-type="float" office:value="21.9294622945403">
            <text:p>21,9294622945</text:p>
          </table:table-cell>
          <table:table-cell table:formula="of:=[.D38]/[.K38]" office:value-type="float" office:value="25.150739241761">
            <text:p>25,1507392418</text:p>
          </table:table-cell>
          <table:table-cell table:formula="of:=[.E38]/[.K38]" office:value-type="float" office:value="30.4650615346494">
            <text:p>30,4650615346</text:p>
          </table:table-cell>
          <table:table-cell table:formula="of:=[.F38]/[.K38]" office:value-type="float" office:value="38.0358470306434">
            <text:p>38,0358470306</text:p>
          </table:table-cell>
          <table:table-cell table:formula="of:=[.G38]/[.K38]" office:value-type="float" office:value="45.810357644338">
            <text:p>45,8103576443</text:p>
          </table:table-cell>
          <table:table-cell table:formula="of:=[.H38]/[.K38]" office:value-type="float" office:value="51.036012224333">
            <text:p>51,0360122243</text:p>
          </table:table-cell>
          <table:table-cell table:formula="of:=[.I38]/[.K38]" office:value-type="float" office:value="54.368134137276">
            <text:p>54,3681341373</text:p>
          </table:table-cell>
          <table:table-cell/>
          <table:table-cell table:formula="of:=([.N38]-[.M38])/[.M38]" office:value-type="percentage" office:value="0.146892655367232">
            <text:p>14,69%</text:p>
          </table:table-cell>
          <table:table-cell table:formula="of:=([.O38]-[.N38])/[.N38]" office:value-type="percentage" office:value="0.211298850574713">
            <text:p>21,13%</text:p>
          </table:table-cell>
          <table:table-cell table:formula="of:=([.P38]-[.O38])/[.O38]" office:value-type="percentage" office:value="0.248507146042802">
            <text:p>24,85%</text:p>
          </table:table-cell>
          <table:table-cell table:formula="of:=([.Q38]-[.P38])/[.P38]" office:value-type="percentage" office:value="0.204399565689468">
            <text:p>20,44%</text:p>
          </table:table-cell>
          <table:table-cell table:formula="of:=([.R38]-[.Q38])/[.Q38]" office:value-type="percentage" office:value="0.114071464374191">
            <text:p>11,41%</text:p>
          </table:table-cell>
          <table:table-cell table:formula="of:=([.S38]-[.R38])/[.R38]" office:value-type="percentage" office:value="0.0652896213422066">
            <text:p>6,53%</text:p>
          </table:table-cell>
          <table:table-cell/>
          <table:table-cell table:formula="of:=([.S38]-[.M38])/[.M38]" office:value-type="percentage" office:value="1.47922787193974">
            <text:p>147,92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REGON</text:p>
          </table:table-cell>
          <table:table-cell office:value-type="float" office:value="1532000">
            <text:p>1532000</text:p>
          </table:table-cell>
          <table:table-cell office:value-type="float" office:value="1773000">
            <text:p>1773000</text:p>
          </table:table-cell>
          <table:table-cell office:value-type="float" office:value="2091385">
            <text:p>2091385</text:p>
          </table:table-cell>
          <table:table-cell office:value-type="float" office:value="2632000">
            <text:p>2632000</text:p>
          </table:table-cell>
          <table:table-cell office:value-type="float" office:value="2842321">
            <text:p>2842321</text:p>
          </table:table-cell>
          <table:table-cell office:value-type="float" office:value="3421399">
            <text:p>3421399</text:p>
          </table:table-cell>
          <table:table-cell office:value-type="float" office:value="3831074">
            <text:p>3831074</text:p>
          </table:table-cell>
          <table:table-cell/>
          <table:table-cell office:value-type="float" office:value="254799">
            <text:p>254799</text:p>
          </table:table-cell>
          <table:table-cell/>
          <table:table-cell table:formula="of:=[.C39]/[.K39]" office:value-type="float" office:value="6.01258246696416">
            <text:p>6,012582467</text:p>
          </table:table-cell>
          <table:table-cell table:formula="of:=[.D39]/[.K39]" office:value-type="float" office:value="6.95842605347745">
            <text:p>6,9584260535</text:p>
          </table:table-cell>
          <table:table-cell table:formula="of:=[.E39]/[.K39]" office:value-type="float" office:value="8.20797962315394">
            <text:p>8,2079796232</text:p>
          </table:table-cell>
          <table:table-cell table:formula="of:=[.F39]/[.K39]" office:value-type="float" office:value="10.3297108701369">
            <text:p>10,3297108701</text:p>
          </table:table-cell>
          <table:table-cell table:formula="of:=[.G39]/[.K39]" office:value-type="float" office:value="11.1551497454857">
            <text:p>11,1551497455</text:p>
          </table:table-cell>
          <table:table-cell table:formula="of:=[.H39]/[.K39]" office:value-type="float" office:value="13.4278352740788">
            <text:p>13,4278352741</text:p>
          </table:table-cell>
          <table:table-cell table:formula="of:=[.I39]/[.K39]" office:value-type="float" office:value="15.0356712545968">
            <text:p>15,0356712546</text:p>
          </table:table-cell>
          <table:table-cell/>
          <table:table-cell table:formula="of:=([.N39]-[.M39])/[.M39]" office:value-type="percentage" office:value="0.157310704960835">
            <text:p>15,73%</text:p>
          </table:table-cell>
          <table:table-cell table:formula="of:=([.O39]-[.N39])/[.N39]" office:value-type="percentage" office:value="0.179574168076706">
            <text:p>17,96%</text:p>
          </table:table-cell>
          <table:table-cell table:formula="of:=([.P39]-[.O39])/[.O39]" office:value-type="percentage" office:value="0.258496164025275">
            <text:p>25,85%</text:p>
          </table:table-cell>
          <table:table-cell table:formula="of:=([.Q39]-[.P39])/[.P39]" office:value-type="percentage" office:value="0.0799091945288753">
            <text:p>7,99%</text:p>
          </table:table-cell>
          <table:table-cell table:formula="of:=([.R39]-[.Q39])/[.Q39]" office:value-type="percentage" office:value="0.203734201731613">
            <text:p>20,37%</text:p>
          </table:table-cell>
          <table:table-cell table:formula="of:=([.S39]-[.R39])/[.R39]" office:value-type="percentage" office:value="0.119739030729827">
            <text:p>11,97%</text:p>
          </table:table-cell>
          <table:table-cell/>
          <table:table-cell table:formula="of:=([.S39]-[.M39])/[.M39]" office:value-type="percentage" office:value="1.50070104438642">
            <text:p>150,07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DAHO</text:p>
          </table:table-cell>
          <table:table-cell office:value-type="float" office:value="592000">
            <text:p>592000</text:p>
          </table:table-cell>
          <table:table-cell office:value-type="float" office:value="671000">
            <text:p>671000</text:p>
          </table:table-cell>
          <table:table-cell office:value-type="float" office:value="713008">
            <text:p>713008</text:p>
          </table:table-cell>
          <table:table-cell office:value-type="float" office:value="945000">
            <text:p>945000</text:p>
          </table:table-cell>
          <table:table-cell office:value-type="float" office:value="1006749">
            <text:p>1006749</text:p>
          </table:table-cell>
          <table:table-cell office:value-type="float" office:value="1293953">
            <text:p>1293953</text:p>
          </table:table-cell>
          <table:table-cell office:value-type="float" office:value="1567582">
            <text:p>1567582</text:p>
          </table:table-cell>
          <table:table-cell/>
          <table:table-cell office:value-type="float" office:value="216443">
            <text:p>216443</text:p>
          </table:table-cell>
          <table:table-cell/>
          <table:table-cell table:formula="of:=[.C40]/[.K40]" office:value-type="float" office:value="2.73513118927385">
            <text:p>2,7351311893</text:p>
          </table:table-cell>
          <table:table-cell table:formula="of:=[.D40]/[.K40]" office:value-type="float" office:value="3.10012335811276">
            <text:p>3,1001233581</text:p>
          </table:table-cell>
          <table:table-cell table:formula="of:=[.E40]/[.K40]" office:value-type="float" office:value="3.29420678885434">
            <text:p>3,2942067889</text:p>
          </table:table-cell>
          <table:table-cell table:formula="of:=[.F40]/[.K40]" office:value-type="float" office:value="4.3660455639591">
            <text:p>4,366045564</text:p>
          </table:table-cell>
          <table:table-cell table:formula="of:=[.G40]/[.K40]" office:value-type="float" office:value="4.65133545552409">
            <text:p>4,6513354555</text:p>
          </table:table-cell>
          <table:table-cell table:formula="of:=[.H40]/[.K40]" office:value-type="float" office:value="5.97826217526092">
            <text:p>5,9782621753</text:p>
          </table:table-cell>
          <table:table-cell table:formula="of:=[.I40]/[.K40]" office:value-type="float" office:value="7.24247030395993">
            <text:p>7,242470304</text:p>
          </table:table-cell>
          <table:table-cell/>
          <table:table-cell table:formula="of:=([.N40]-[.M40])/[.M40]" office:value-type="percentage" office:value="0.133445945945946">
            <text:p>13,34%</text:p>
          </table:table-cell>
          <table:table-cell table:formula="of:=([.O40]-[.N40])/[.N40]" office:value-type="percentage" office:value="0.0626050670640835">
            <text:p>6,26%</text:p>
          </table:table-cell>
          <table:table-cell table:formula="of:=([.P40]-[.O40])/[.O40]" office:value-type="percentage" office:value="0.32537082332877">
            <text:p>32,54%</text:p>
          </table:table-cell>
          <table:table-cell table:formula="of:=([.Q40]-[.P40])/[.P40]" office:value-type="percentage" office:value="0.0653428571428572">
            <text:p>6,53%</text:p>
          </table:table-cell>
          <table:table-cell table:formula="of:=([.R40]-[.Q40])/[.Q40]" office:value-type="percentage" office:value="0.285278654361713">
            <text:p>28,53%</text:p>
          </table:table-cell>
          <table:table-cell table:formula="of:=([.S40]-[.R40])/[.R40]" office:value-type="percentage" office:value="0.211467495341794">
            <text:p>21,15%</text:p>
          </table:table-cell>
          <table:table-cell/>
          <table:table-cell table:formula="of:=([.S40]-[.M40])/[.M40]" office:value-type="percentage" office:value="1.64794256756757">
            <text:p>164,79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AWAII</text:p>
          </table:table-cell>
          <table:table-cell office:value-type="float" office:value="491000">
            <text:p>491000</text:p>
          </table:table-cell>
          <table:table-cell office:value-type="float" office:value="642000">
            <text:p>642000</text:p>
          </table:table-cell>
          <table:table-cell office:value-type="float" office:value="769913">
            <text:p>769913</text:p>
          </table:table-cell>
          <table:table-cell office:value-type="float" office:value="985000">
            <text:p>985000</text:p>
          </table:table-cell>
          <table:table-cell office:value-type="float" office:value="1108229">
            <text:p>1108229</text:p>
          </table:table-cell>
          <table:table-cell office:value-type="float" office:value="1211537">
            <text:p>1211537</text:p>
          </table:table-cell>
          <table:table-cell office:value-type="float" office:value="1360301">
            <text:p>1360301</text:p>
          </table:table-cell>
          <table:table-cell/>
          <table:table-cell office:value-type="float" office:value="28313">
            <text:p>28313</text:p>
          </table:table-cell>
          <table:table-cell/>
          <table:table-cell table:formula="of:=[.C41]/[.K41]" office:value-type="float" office:value="17.3418570974464">
            <text:p>17,3418570974</text:p>
          </table:table-cell>
          <table:table-cell table:formula="of:=[.D41]/[.K41]" office:value-type="float" office:value="22.6750962455409">
            <text:p>22,6750962455</text:p>
          </table:table-cell>
          <table:table-cell table:formula="of:=[.E41]/[.K41]" office:value-type="float" office:value="27.1929149154099">
            <text:p>27,1929149154</text:p>
          </table:table-cell>
          <table:table-cell table:formula="of:=[.F41]/[.K41]" office:value-type="float" office:value="34.7896725885636">
            <text:p>34,7896725886</text:p>
          </table:table-cell>
          <table:table-cell table:formula="of:=[.G41]/[.K41]" office:value-type="float" office:value="39.1420548864479">
            <text:p>39,1420548864</text:p>
          </table:table-cell>
          <table:table-cell table:formula="of:=[.H41]/[.K41]" office:value-type="float" office:value="42.7908381308939">
            <text:p>42,7908381309</text:p>
          </table:table-cell>
          <table:table-cell table:formula="of:=[.I41]/[.K41]" office:value-type="float" office:value="48.0451029562392">
            <text:p>48,0451029562</text:p>
          </table:table-cell>
          <table:table-cell/>
          <table:table-cell table:formula="of:=([.N41]-[.M41])/[.M41]" office:value-type="percentage" office:value="0.307535641547861">
            <text:p>30,75%</text:p>
          </table:table-cell>
          <table:table-cell table:formula="of:=([.O41]-[.N41])/[.N41]" office:value-type="percentage" office:value="0.199241433021807">
            <text:p>19,92%</text:p>
          </table:table-cell>
          <table:table-cell table:formula="of:=([.P41]-[.O41])/[.O41]" office:value-type="percentage" office:value="0.279365330888035">
            <text:p>27,94%</text:p>
          </table:table-cell>
          <table:table-cell table:formula="of:=([.Q41]-[.P41])/[.P41]" office:value-type="percentage" office:value="0.125105583756345">
            <text:p>12,51%</text:p>
          </table:table-cell>
          <table:table-cell table:formula="of:=([.R41]-[.Q41])/[.Q41]" office:value-type="percentage" office:value="0.0932190007660872">
            <text:p>9,32%</text:p>
          </table:table-cell>
          <table:table-cell table:formula="of:=([.S41]-[.R41])/[.R41]" office:value-type="percentage" office:value="0.122789481460327">
            <text:p>12,28%</text:p>
          </table:table-cell>
          <table:table-cell/>
          <table:table-cell table:formula="of:=([.S41]-[.M41])/[.M41]" office:value-type="percentage" office:value="1.77047046843177">
            <text:p>177,0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LAWARE</text:p>
          </table:table-cell>
          <table:table-cell office:value-type="float" office:value="321000">
            <text:p>321000</text:p>
          </table:table-cell>
          <table:table-cell office:value-type="float" office:value="449000">
            <text:p>449000</text:p>
          </table:table-cell>
          <table:table-cell office:value-type="float" office:value="548104">
            <text:p>548104</text:p>
          </table:table-cell>
          <table:table-cell office:value-type="float" office:value="596000">
            <text:p>596000</text:p>
          </table:table-cell>
          <table:table-cell office:value-type="float" office:value="666168">
            <text:p>666168</text:p>
          </table:table-cell>
          <table:table-cell office:value-type="float" office:value="783600">
            <text:p>783600</text:p>
          </table:table-cell>
          <table:table-cell office:value-type="float" office:value="897934">
            <text:p>897934</text:p>
          </table:table-cell>
          <table:table-cell/>
          <table:table-cell office:value-type="float" office:value="6446">
            <text:p>6446</text:p>
          </table:table-cell>
          <table:table-cell/>
          <table:table-cell table:formula="of:=[.C42]/[.K42]" office:value-type="float" office:value="49.7983245423518">
            <text:p>49,7983245424</text:p>
          </table:table-cell>
          <table:table-cell table:formula="of:=[.D42]/[.K42]" office:value-type="float" office:value="69.6556003723239">
            <text:p>69,6556003723</text:p>
          </table:table-cell>
          <table:table-cell table:formula="of:=[.E42]/[.K42]" office:value-type="float" office:value="85.0300961836798">
            <text:p>85,0300961837</text:p>
          </table:table-cell>
          <table:table-cell table:formula="of:=[.F42]/[.K42]" office:value-type="float" office:value="92.4604405833075">
            <text:p>92,4604405833</text:p>
          </table:table-cell>
          <table:table-cell table:formula="of:=[.G42]/[.K42]" office:value-type="float" office:value="103.34595097735">
            <text:p>103,3459509774</text:p>
          </table:table-cell>
          <table:table-cell table:formula="of:=[.H42]/[.K42]" office:value-type="float" office:value="121.56376047161">
            <text:p>121,5637604716</text:p>
          </table:table-cell>
          <table:table-cell table:formula="of:=[.I42]/[.K42]" office:value-type="float" office:value="139.300961836798">
            <text:p>139,3009618368</text:p>
          </table:table-cell>
          <table:table-cell/>
          <table:table-cell table:formula="of:=([.N42]-[.M42])/[.M42]" office:value-type="percentage" office:value="0.398753894080997">
            <text:p>39,88%</text:p>
          </table:table-cell>
          <table:table-cell table:formula="of:=([.O42]-[.N42])/[.N42]" office:value-type="percentage" office:value="0.220721603563474">
            <text:p>22,07%</text:p>
          </table:table-cell>
          <table:table-cell table:formula="of:=([.P42]-[.O42])/[.O42]" office:value-type="percentage" office:value="0.0873848758629748">
            <text:p>8,74%</text:p>
          </table:table-cell>
          <table:table-cell table:formula="of:=([.Q42]-[.P42])/[.P42]" office:value-type="percentage" office:value="0.117731543624161">
            <text:p>11,77%</text:p>
          </table:table-cell>
          <table:table-cell table:formula="of:=([.R42]-[.Q42])/[.Q42]" office:value-type="percentage" office:value="0.176279857333285">
            <text:p>17,63%</text:p>
          </table:table-cell>
          <table:table-cell table:formula="of:=([.S42]-[.R42])/[.R42]" office:value-type="percentage" office:value="0.145908626850434">
            <text:p>14,59%</text:p>
          </table:table-cell>
          <table:table-cell/>
          <table:table-cell table:formula="of:=([.S42]-[.M42])/[.M42]" office:value-type="percentage" office:value="1.79730218068536">
            <text:p>179,73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" office:value-type="string">
            <text:p>GEORGIA</text:p>
          </table:table-cell>
          <table:table-cell office:value-type="float" office:value="3451000">
            <text:p>3451000</text:p>
          </table:table-cell>
          <table:table-cell office:value-type="float" office:value="3949000">
            <text:p>3949000</text:p>
          </table:table-cell>
          <table:table-cell office:value-type="float" office:value="4589575">
            <text:p>4589575</text:p>
          </table:table-cell>
          <table:table-cell office:value-type="float" office:value="5464000">
            <text:p>5464000</text:p>
          </table:table-cell>
          <table:table-cell office:value-type="float" office:value="6478216">
            <text:p>6478216</text:p>
          </table:table-cell>
          <table:table-cell office:value-type="float" office:value="8186453">
            <text:p>8186453</text:p>
          </table:table-cell>
          <table:table-cell office:value-type="float" office:value="9687653">
            <text:p>9687653</text:p>
          </table:table-cell>
          <table:table-cell/>
          <table:table-cell table:style-name="ce4" office:value-type="float" office:value="153910">
            <text:p>153910</text:p>
          </table:table-cell>
          <table:table-cell/>
          <table:table-cell table:formula="of:=[.C43]/[.K43]" office:value-type="float" office:value="22.4221947891625">
            <text:p>22,4221947892</text:p>
          </table:table-cell>
          <table:table-cell table:formula="of:=[.D43]/[.K43]" office:value-type="float" office:value="25.6578519914236">
            <text:p>25,6578519914</text:p>
          </table:table-cell>
          <table:table-cell table:formula="of:=[.E43]/[.K43]" office:value-type="float" office:value="29.8198622571633">
            <text:p>29,8198622572</text:p>
          </table:table-cell>
          <table:table-cell table:formula="of:=[.F43]/[.K43]" office:value-type="float" office:value="35.5012669742057">
            <text:p>35,5012669742</text:p>
          </table:table-cell>
          <table:table-cell table:formula="of:=[.G43]/[.K43]" office:value-type="float" office:value="42.0909362614515">
            <text:p>42,0909362615</text:p>
          </table:table-cell>
          <table:table-cell table:formula="of:=[.H43]/[.K43]" office:value-type="float" office:value="53.189870703658">
            <text:p>53,1898707037</text:p>
          </table:table-cell>
          <table:table-cell table:formula="of:=[.I43]/[.K43]" office:value-type="float" office:value="62.943622896498">
            <text:p>62,9436228965</text:p>
          </table:table-cell>
          <table:table-cell/>
          <table:table-cell table:style-name="ce9" table:formula="of:=([.N43]-[.M43])/[.M43]" office:value-type="percentage" office:value="0.144305998261374">
            <text:p>14,43%</text:p>
          </table:table-cell>
          <table:table-cell table:style-name="ce9" table:formula="of:=([.O43]-[.N43])/[.N43]" office:value-type="percentage" office:value="0.162211952393011">
            <text:p>16,22%</text:p>
          </table:table-cell>
          <table:table-cell table:style-name="ce9" table:formula="of:=([.P43]-[.O43])/[.O43]" office:value-type="percentage" office:value="0.190524177075219">
            <text:p>19,05%</text:p>
          </table:table-cell>
          <table:table-cell table:style-name="ce9" table:formula="of:=([.Q43]-[.P43])/[.P43]" office:value-type="percentage" office:value="0.185617862371889">
            <text:p>18,56%</text:p>
          </table:table-cell>
          <table:table-cell table:style-name="ce9" table:formula="of:=([.R43]-[.Q43])/[.Q43]" office:value-type="percentage" office:value="0.263689416962942">
            <text:p>26,37%</text:p>
          </table:table-cell>
          <table:table-cell table:style-name="ce9" table:formula="of:=([.S43]-[.R43])/[.R43]" office:value-type="percentage" office:value="0.183376121502194">
            <text:p>18,34%</text:p>
          </table:table-cell>
          <table:table-cell/>
          <table:table-cell table:formula="of:=([.S43]-[.M43])/[.M43]" office:value-type="percentage" office:value="1.80720168067227">
            <text:p>180,72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WASHINGTON</text:p>
          </table:table-cell>
          <table:table-cell office:value-type="float" office:value="2386000">
            <text:p>2386000</text:p>
          </table:table-cell>
          <table:table-cell office:value-type="float" office:value="2860000">
            <text:p>2860000</text:p>
          </table:table-cell>
          <table:table-cell office:value-type="float" office:value="3409169">
            <text:p>3409169</text:p>
          </table:table-cell>
          <table:table-cell office:value-type="float" office:value="4130000">
            <text:p>4130000</text:p>
          </table:table-cell>
          <table:table-cell office:value-type="float" office:value="4866692">
            <text:p>4866692</text:p>
          </table:table-cell>
          <table:table-cell office:value-type="float" office:value="5894121">
            <text:p>5894121</text:p>
          </table:table-cell>
          <table:table-cell office:value-type="float" office:value="6724540">
            <text:p>6724540</text:p>
          </table:table-cell>
          <table:table-cell/>
          <table:table-cell office:value-type="float" office:value="184661">
            <text:p>184661</text:p>
          </table:table-cell>
          <table:table-cell/>
          <table:table-cell table:formula="of:=[.C44]/[.K44]" office:value-type="float" office:value="12.9209741093138">
            <text:p>12,9209741093</text:p>
          </table:table-cell>
          <table:table-cell table:formula="of:=[.D44]/[.K44]" office:value-type="float" office:value="15.4878398795631">
            <text:p>15,4878398796</text:p>
          </table:table-cell>
          <table:table-cell table:formula="of:=[.E44]/[.K44]" office:value-type="float" office:value="18.461770487542">
            <text:p>18,4617704875</text:p>
          </table:table-cell>
          <table:table-cell table:formula="of:=[.F44]/[.K44]" office:value-type="float" office:value="22.3653072386698">
            <text:p>22,3653072387</text:p>
          </table:table-cell>
          <table:table-cell table:formula="of:=[.G44]/[.K44]" office:value-type="float" office:value="26.3547365171855">
            <text:p>26,3547365172</text:p>
          </table:table-cell>
          <table:table-cell table:formula="of:=[.H44]/[.K44]" office:value-type="float" office:value="31.9186021953742">
            <text:p>31,9186021954</text:p>
          </table:table-cell>
          <table:table-cell table:formula="of:=[.I44]/[.K44]" office:value-type="float" office:value="36.4155939803207">
            <text:p>36,4155939803</text:p>
          </table:table-cell>
          <table:table-cell/>
          <table:table-cell table:style-name="ce9" table:formula="of:=([.N44]-[.M44])/[.M44]" office:value-type="percentage" office:value="0.198658843252305">
            <text:p>19,87%</text:p>
          </table:table-cell>
          <table:table-cell table:style-name="ce9" table:formula="of:=([.O44]-[.N44])/[.N44]" office:value-type="percentage" office:value="0.192017132867133">
            <text:p>19,20%</text:p>
          </table:table-cell>
          <table:table-cell table:style-name="ce9" table:formula="of:=([.P44]-[.O44])/[.O44]" office:value-type="percentage" office:value="0.211438916639216">
            <text:p>21,14%</text:p>
          </table:table-cell>
          <table:table-cell table:style-name="ce9" table:formula="of:=([.Q44]-[.P44])/[.P44]" office:value-type="percentage" office:value="0.17837578692494">
            <text:p>17,84%</text:p>
          </table:table-cell>
          <table:table-cell table:style-name="ce9" table:formula="of:=([.R44]-[.Q44])/[.Q44]" office:value-type="percentage" office:value="0.211114448993279">
            <text:p>21,11%</text:p>
          </table:table-cell>
          <table:table-cell table:style-name="ce9" table:formula="of:=([.S44]-[.R44])/[.R44]" office:value-type="percentage" office:value="0.140889370951156">
            <text:p>14,09%</text:p>
          </table:table-cell>
          <table:table-cell/>
          <table:table-cell table:formula="of:=([.S44]-[.M44])/[.M44]" office:value-type="percentage" office:value="1.81833193629505">
            <text:p>181,83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EW MEXICO</text:p>
          </table:table-cell>
          <table:table-cell office:value-type="float" office:value="687000">
            <text:p>687000</text:p>
          </table:table-cell>
          <table:table-cell office:value-type="float" office:value="958000">
            <text:p>958000</text:p>
          </table:table-cell>
          <table:table-cell office:value-type="float" office:value="1016000">
            <text:p>1016000</text:p>
          </table:table-cell>
          <table:table-cell office:value-type="float" office:value="1299000">
            <text:p>1299000</text:p>
          </table:table-cell>
          <table:table-cell office:value-type="float" office:value="1515069">
            <text:p>1515069</text:p>
          </table:table-cell>
          <table:table-cell office:value-type="float" office:value="1819046">
            <text:p>1819046</text:p>
          </table:table-cell>
          <table:table-cell office:value-type="float" office:value="2059179">
            <text:p>2059179</text:p>
          </table:table-cell>
          <table:table-cell/>
          <table:table-cell office:value-type="float" office:value="314917">
            <text:p>314917</text:p>
          </table:table-cell>
          <table:table-cell/>
          <table:table-cell table:formula="of:=[.C45]/[.K45]" office:value-type="float" office:value="2.18152719605483">
            <text:p>2,1815271961</text:p>
          </table:table-cell>
          <table:table-cell table:formula="of:=[.D45]/[.K45]" office:value-type="float" office:value="3.04207140294109">
            <text:p>3,0420714029</text:p>
          </table:table-cell>
          <table:table-cell table:formula="of:=[.E45]/[.K45]" office:value-type="float" office:value="3.22624691585402">
            <text:p>3,2262469159</text:p>
          </table:table-cell>
          <table:table-cell table:formula="of:=[.F45]/[.K45]" office:value-type="float" office:value="4.12489640127399">
            <text:p>4,1248964013</text:p>
          </table:table-cell>
          <table:table-cell table:formula="of:=[.G45]/[.K45]" office:value-type="float" office:value="4.81101052023232">
            <text:p>4,8110105202</text:p>
          </table:table-cell>
          <table:table-cell table:formula="of:=[.H45]/[.K45]" office:value-type="float" office:value="5.77627120796908">
            <text:p>5,776271208</text:p>
          </table:table-cell>
          <table:table-cell table:formula="of:=[.I45]/[.K45]" office:value-type="float" office:value="6.53879911214701">
            <text:p>6,5387991121</text:p>
          </table:table-cell>
          <table:table-cell/>
          <table:table-cell table:style-name="ce9" table:formula="of:=([.N45]-[.M45])/[.M45]" office:value-type="percentage" office:value="0.394468704512373">
            <text:p>39,45%</text:p>
          </table:table-cell>
          <table:table-cell table:style-name="ce9" table:formula="of:=([.O45]-[.N45])/[.N45]" office:value-type="percentage" office:value="0.0605427974947807">
            <text:p>6,05%</text:p>
          </table:table-cell>
          <table:table-cell table:style-name="ce9" table:formula="of:=([.P45]-[.O45])/[.O45]" office:value-type="percentage" office:value="0.278543307086614">
            <text:p>27,85%</text:p>
          </table:table-cell>
          <table:table-cell table:style-name="ce9" table:formula="of:=([.Q45]-[.P45])/[.P45]" office:value-type="percentage" office:value="0.166334872979215">
            <text:p>16,63%</text:p>
          </table:table-cell>
          <table:table-cell table:style-name="ce9" table:formula="of:=([.R45]-[.Q45])/[.Q45]" office:value-type="percentage" office:value="0.200635746622761">
            <text:p>20,06%</text:p>
          </table:table-cell>
          <table:table-cell table:style-name="ce9" table:formula="of:=([.S45]-[.R45])/[.R45]" office:value-type="percentage" office:value="0.132010405454287">
            <text:p>13,20%</text:p>
          </table:table-cell>
          <table:table-cell/>
          <table:table-cell table:formula="of:=([.S45]-[.M45])/[.M45]" office:value-type="percentage" office:value="1.99734934497817">
            <text:p>199,73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4" office:value-type="string">
            <text:p>TEXAS</text:p>
          </table:table-cell>
          <table:table-cell office:value-type="float" office:value="7748000">
            <text:p>7748000</text:p>
          </table:table-cell>
          <table:table-cell office:value-type="float" office:value="9617000">
            <text:p>9617000</text:p>
          </table:table-cell>
          <table:table-cell office:value-type="float" office:value="11196730">
            <text:p>11196730</text:p>
          </table:table-cell>
          <table:table-cell office:value-type="float" office:value="14228000">
            <text:p>14228000</text:p>
          </table:table-cell>
          <table:table-cell office:value-type="float" office:value="16986510">
            <text:p>16986510</text:p>
          </table:table-cell>
          <table:table-cell office:value-type="float" office:value="20851820">
            <text:p>20851820</text:p>
          </table:table-cell>
          <table:table-cell office:value-type="float" office:value="25145561">
            <text:p>25145561</text:p>
          </table:table-cell>
          <table:table-cell/>
          <table:table-cell table:style-name="ce4" office:value-type="float" office:value="695662">
            <text:p>695662</text:p>
          </table:table-cell>
          <table:table-cell/>
          <table:table-cell table:formula="of:=[.C46]/[.K46]" office:value-type="float" office:value="11.1375926815034">
            <text:p>11,1375926815</text:p>
          </table:table-cell>
          <table:table-cell table:formula="of:=[.D46]/[.K46]" office:value-type="float" office:value="13.8242422325785">
            <text:p>13,8242422326</text:p>
          </table:table-cell>
          <table:table-cell table:formula="of:=[.E46]/[.K46]" office:value-type="float" office:value="16.0950720321075">
            <text:p>16,0950720321</text:p>
          </table:table-cell>
          <table:table-cell table:formula="of:=[.F46]/[.K46]" office:value-type="float" office:value="20.4524611089868">
            <text:p>20,452461109</text:p>
          </table:table-cell>
          <table:table-cell table:formula="of:=[.G46]/[.K46]" office:value-type="float" office:value="24.4177632240945">
            <text:p>24,4177632241</text:p>
          </table:table-cell>
          <table:table-cell table:formula="of:=[.H46]/[.K46]" office:value-type="float" office:value="29.9740678662914">
            <text:p>29,9740678663</text:p>
          </table:table-cell>
          <table:table-cell table:formula="of:=[.I46]/[.K46]" office:value-type="float" office:value="36.1462333719536">
            <text:p>36,146233372</text:p>
          </table:table-cell>
          <table:table-cell/>
          <table:table-cell table:style-name="ce9" table:formula="of:=([.N46]-[.M46])/[.M46]" office:value-type="percentage" office:value="0.241223541559112">
            <text:p>24,12%</text:p>
          </table:table-cell>
          <table:table-cell table:style-name="ce9" table:formula="of:=([.O46]-[.N46])/[.N46]" office:value-type="percentage" office:value="0.164264323593636">
            <text:p>16,43%</text:p>
          </table:table-cell>
          <table:table-cell table:style-name="ce9" table:formula="of:=([.P46]-[.O46])/[.O46]" office:value-type="percentage" office:value="0.270728150093822">
            <text:p>27,07%</text:p>
          </table:table-cell>
          <table:table-cell table:style-name="ce9" table:formula="of:=([.Q46]-[.P46])/[.P46]" office:value-type="percentage" office:value="0.193878971043014">
            <text:p>19,39%</text:p>
          </table:table-cell>
          <table:table-cell table:style-name="ce9" table:formula="of:=([.R46]-[.Q46])/[.Q46]" office:value-type="percentage" office:value="0.22755174547332">
            <text:p>22,76%</text:p>
          </table:table-cell>
          <table:table-cell table:style-name="ce9" table:formula="of:=([.S46]-[.R46])/[.R46]" office:value-type="percentage" office:value="0.205916845627864">
            <text:p>20,59%</text:p>
          </table:table-cell>
          <table:table-cell/>
          <table:table-cell table:formula="of:=([.S46]-[.M46])/[.M46]" office:value-type="percentage" office:value="2.24542604543108">
            <text:p>224,54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ALIFORNIA</text:p>
          </table:table-cell>
          <table:table-cell office:value-type="float" office:value="10586223">
            <text:p>10586223</text:p>
          </table:table-cell>
          <table:table-cell office:value-type="float" office:value="15850000">
            <text:p>15850000</text:p>
          </table:table-cell>
          <table:table-cell office:value-type="float" office:value="19971069">
            <text:p>19971069</text:p>
          </table:table-cell>
          <table:table-cell office:value-type="float" office:value="23669000">
            <text:p>23669000</text:p>
          </table:table-cell>
          <table:table-cell office:value-type="float" office:value="29760021">
            <text:p>29760021</text:p>
          </table:table-cell>
          <table:table-cell office:value-type="float" office:value="33871648">
            <text:p>33871648</text:p>
          </table:table-cell>
          <table:table-cell office:value-type="float" office:value="37253956">
            <text:p>37253956</text:p>
          </table:table-cell>
          <table:table-cell/>
          <table:table-cell office:value-type="float" office:value="423967">
            <text:p>423967</text:p>
          </table:table-cell>
          <table:table-cell/>
          <table:table-cell table:formula="of:=[.C47]/[.K47]" office:value-type="float" office:value="24.9694504525116">
            <text:p>24,9694504525</text:p>
          </table:table-cell>
          <table:table-cell table:formula="of:=[.D47]/[.K47]" office:value-type="float" office:value="37.3849851521463">
            <text:p>37,3849851521</text:p>
          </table:table-cell>
          <table:table-cell table:formula="of:=[.E47]/[.K47]" office:value-type="float" office:value="47.1052440402201">
            <text:p>47,1052440402</text:p>
          </table:table-cell>
          <table:table-cell table:formula="of:=[.F47]/[.K47]" office:value-type="float" office:value="55.8274582691577">
            <text:p>55,8274582692</text:p>
          </table:table-cell>
          <table:table-cell table:formula="of:=[.G47]/[.K47]" office:value-type="float" office:value="70.1941920007925">
            <text:p>70,1941920008</text:p>
          </table:table-cell>
          <table:table-cell table:formula="of:=[.H47]/[.K47]" office:value-type="float" office:value="79.8921802876167">
            <text:p>79,8921802876</text:p>
          </table:table-cell>
          <table:table-cell table:formula="of:=[.I47]/[.K47]" office:value-type="float" office:value="87.8699427078051">
            <text:p>87,8699427078</text:p>
          </table:table-cell>
          <table:table-cell/>
          <table:table-cell table:formula="of:=([.N47]-[.M47])/[.M47]" office:value-type="percentage" office:value="0.497228992814529">
            <text:p>49,72%</text:p>
          </table:table-cell>
          <table:table-cell table:formula="of:=([.O47]-[.N47])/[.N47]" office:value-type="percentage" office:value="0.260004353312303">
            <text:p>26,00%</text:p>
          </table:table-cell>
          <table:table-cell table:formula="of:=([.P47]-[.O47])/[.O47]" office:value-type="percentage" office:value="0.185164399562187">
            <text:p>18,52%</text:p>
          </table:table-cell>
          <table:table-cell table:formula="of:=([.Q47]-[.P47])/[.P47]" office:value-type="percentage" office:value="0.25734171278888">
            <text:p>25,73%</text:p>
          </table:table-cell>
          <table:table-cell table:formula="of:=([.R47]-[.Q47])/[.Q47]" office:value-type="percentage" office:value="0.138159411917082">
            <text:p>13,82%</text:p>
          </table:table-cell>
          <table:table-cell table:formula="of:=([.S47]-[.R47])/[.R47]" office:value-type="percentage" office:value="0.0998566116416893">
            <text:p>9,99%</text:p>
          </table:table-cell>
          <table:table-cell/>
          <table:table-cell table:formula="of:=([.S47]-[.M47])/[.M47]" office:value-type="percentage" office:value="2.51909798234932">
            <text:p>251,91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4" office:value-type="string">
            <text:p>COLORADO</text:p>
          </table:table-cell>
          <table:table-cell office:value-type="float" office:value="1337000">
            <text:p>1337000</text:p>
          </table:table-cell>
          <table:table-cell office:value-type="float" office:value="1758000">
            <text:p>1758000</text:p>
          </table:table-cell>
          <table:table-cell office:value-type="float" office:value="2207259">
            <text:p>2207259</text:p>
          </table:table-cell>
          <table:table-cell office:value-type="float" office:value="2890000">
            <text:p>2890000</text:p>
          </table:table-cell>
          <table:table-cell office:value-type="float" office:value="3294394">
            <text:p>3294394</text:p>
          </table:table-cell>
          <table:table-cell office:value-type="float" office:value="4301261">
            <text:p>4301261</text:p>
          </table:table-cell>
          <table:table-cell office:value-type="float" office:value="5029196">
            <text:p>5029196</text:p>
          </table:table-cell>
          <table:table-cell/>
          <table:table-cell table:style-name="ce4" office:value-type="float" office:value="269601">
            <text:p>269601</text:p>
          </table:table-cell>
          <table:table-cell/>
          <table:table-cell table:formula="of:=[.C48]/[.K48]" office:value-type="float" office:value="4.95918041847026">
            <text:p>4,9591804185</text:p>
          </table:table-cell>
          <table:table-cell table:formula="of:=[.D48]/[.K48]" office:value-type="float" office:value="6.52074732660487">
            <text:p>6,5207473266</text:p>
          </table:table-cell>
          <table:table-cell table:formula="of:=[.E48]/[.K48]" office:value-type="float" office:value="8.18713209520736">
            <text:p>8,1871320952</text:p>
          </table:table-cell>
          <table:table-cell table:formula="of:=[.F48]/[.K48]" office:value-type="float" office:value="10.7195448088101">
            <text:p>10,7195448088</text:p>
          </table:table-cell>
          <table:table-cell table:formula="of:=[.G48]/[.K48]" office:value-type="float" office:value="12.2195169899221">
            <text:p>12,2195169899</text:p>
          </table:table-cell>
          <table:table-cell table:formula="of:=[.H48]/[.K48]" office:value-type="float" office:value="15.9541730186461">
            <text:p>15,9541730186</text:p>
          </table:table-cell>
          <table:table-cell table:formula="of:=[.I48]/[.K48]" office:value-type="float" office:value="18.6542186416223">
            <text:p>18,6542186416</text:p>
          </table:table-cell>
          <table:table-cell/>
          <table:table-cell table:style-name="ce9" table:formula="of:=([.N48]-[.M48])/[.M48]" office:value-type="percentage" office:value="0.31488406881077">
            <text:p>31,49%</text:p>
          </table:table-cell>
          <table:table-cell table:style-name="ce9" table:formula="of:=([.O48]-[.N48])/[.N48]" office:value-type="percentage" office:value="0.255551194539249">
            <text:p>25,56%</text:p>
          </table:table-cell>
          <table:table-cell table:style-name="ce9" table:formula="of:=([.P48]-[.O48])/[.O48]" office:value-type="percentage" office:value="0.309316215269708">
            <text:p>30,93%</text:p>
          </table:table-cell>
          <table:table-cell table:style-name="ce9" table:formula="of:=([.Q48]-[.P48])/[.P48]" office:value-type="percentage" office:value="0.139928719723183">
            <text:p>13,99%</text:p>
          </table:table-cell>
          <table:table-cell table:style-name="ce9" table:formula="of:=([.R48]-[.Q48])/[.Q48]" office:value-type="percentage" office:value="0.305630413362822">
            <text:p>30,56%</text:p>
          </table:table-cell>
          <table:table-cell table:style-name="ce9" table:formula="of:=([.S48]-[.R48])/[.R48]" office:value-type="percentage" office:value="0.169237579398228">
            <text:p>16,92%</text:p>
          </table:table-cell>
          <table:table-cell/>
          <table:table-cell table:formula="of:=([.S48]-[.M48])/[.M48]" office:value-type="percentage" office:value="2.76155272999252">
            <text:p>276,16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TAH</text:p>
          </table:table-cell>
          <table:table-cell office:value-type="float" office:value="696000">
            <text:p>696000</text:p>
          </table:table-cell>
          <table:table-cell office:value-type="float" office:value="896000">
            <text:p>896000</text:p>
          </table:table-cell>
          <table:table-cell office:value-type="float" office:value="1059273">
            <text:p>1059273</text:p>
          </table:table-cell>
          <table:table-cell office:value-type="float" office:value="1461000">
            <text:p>1461000</text:p>
          </table:table-cell>
          <table:table-cell office:value-type="float" office:value="1722850">
            <text:p>1722850</text:p>
          </table:table-cell>
          <table:table-cell office:value-type="float" office:value="2233169">
            <text:p>2233169</text:p>
          </table:table-cell>
          <table:table-cell office:value-type="float" office:value="2763885">
            <text:p>2763885</text:p>
          </table:table-cell>
          <table:table-cell/>
          <table:table-cell office:value-type="float" office:value="219882">
            <text:p>219882</text:p>
          </table:table-cell>
          <table:table-cell/>
          <table:table-cell table:formula="of:=[.C49]/[.K49]" office:value-type="float" office:value="3.16533413376265">
            <text:p>3,1653341338</text:p>
          </table:table-cell>
          <table:table-cell table:formula="of:=[.D49]/[.K49]" office:value-type="float" office:value="4.07491290783238">
            <text:p>4,0749129078</text:p>
          </table:table-cell>
          <table:table-cell table:formula="of:=[.E49]/[.K49]" office:value-type="float" office:value="4.81746118372582">
            <text:p>4,8174611837</text:p>
          </table:table-cell>
          <table:table-cell table:formula="of:=[.F49]/[.K49]" office:value-type="float" office:value="6.64447294457937">
            <text:p>6,6444729446</text:p>
          </table:table-cell>
          <table:table-cell table:formula="of:=[.G49]/[.K49]" office:value-type="float" office:value="7.83533895453016">
            <text:p>7,8353389545</text:p>
          </table:table-cell>
          <table:table-cell table:formula="of:=[.H49]/[.K49]" office:value-type="float" office:value="10.1562156065526">
            <text:p>10,1562156066</text:p>
          </table:table-cell>
          <table:table-cell table:formula="of:=[.I49]/[.K49]" office:value-type="float" office:value="12.5698556498486">
            <text:p>12,5698556498</text:p>
          </table:table-cell>
          <table:table-cell/>
          <table:table-cell table:style-name="ce9" table:formula="of:=([.N49]-[.M49])/[.M49]" office:value-type="percentage" office:value="0.287356321839081">
            <text:p>28,74%</text:p>
          </table:table-cell>
          <table:table-cell table:style-name="ce9" table:formula="of:=([.O49]-[.N49])/[.N49]" office:value-type="percentage" office:value="0.182224330357143">
            <text:p>18,22%</text:p>
          </table:table-cell>
          <table:table-cell table:style-name="ce9" table:formula="of:=([.P49]-[.O49])/[.O49]" office:value-type="percentage" office:value="0.379247842624139">
            <text:p>37,92%</text:p>
          </table:table-cell>
          <table:table-cell table:style-name="ce9" table:formula="of:=([.Q49]-[.P49])/[.P49]" office:value-type="percentage" office:value="0.179226557152635">
            <text:p>17,92%</text:p>
          </table:table-cell>
          <table:table-cell table:style-name="ce9" table:formula="of:=([.R49]-[.Q49])/[.Q49]" office:value-type="percentage" office:value="0.296206286095713">
            <text:p>29,62%</text:p>
          </table:table-cell>
          <table:table-cell table:style-name="ce9" table:formula="of:=([.S49]-[.R49])/[.R49]" office:value-type="percentage" office:value="0.237651516745934">
            <text:p>23,77%</text:p>
          </table:table-cell>
          <table:table-cell/>
          <table:table-cell table:formula="of:=([.S49]-[.M49])/[.M49]" office:value-type="percentage" office:value="2.97109913793103">
            <text:p>297,11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LASKA</text:p>
          </table:table-cell>
          <table:table-cell office:value-type="float" office:value="138000">
            <text:p>138000</text:p>
          </table:table-cell>
          <table:table-cell office:value-type="float" office:value="228000">
            <text:p>228000</text:p>
          </table:table-cell>
          <table:table-cell office:value-type="float" office:value="302173">
            <text:p>302173</text:p>
          </table:table-cell>
          <table:table-cell office:value-type="float" office:value="400000">
            <text:p>400000</text:p>
          </table:table-cell>
          <table:table-cell office:value-type="float" office:value="550043">
            <text:p>550043</text:p>
          </table:table-cell>
          <table:table-cell office:value-type="float" office:value="626932">
            <text:p>626932</text:p>
          </table:table-cell>
          <table:table-cell office:value-type="float" office:value="710231">
            <text:p>710231</text:p>
          </table:table-cell>
          <table:table-cell/>
          <table:table-cell office:value-type="float" office:value="1723337">
            <text:p>1723337</text:p>
          </table:table-cell>
          <table:table-cell/>
          <table:table-cell table:formula="of:=[.C50]/[.K50]" office:value-type="float" office:value="0.0800771990620523">
            <text:p>0,0800771991</text:p>
          </table:table-cell>
          <table:table-cell table:formula="of:=[.D50]/[.K50]" office:value-type="float" office:value="0.132301459319912">
            <text:p>0,1323014593</text:p>
          </table:table-cell>
          <table:table-cell table:formula="of:=[.E50]/[.K50]" office:value-type="float" office:value="0.175341793276649">
            <text:p>0,1753417933</text:p>
          </table:table-cell>
          <table:table-cell table:formula="of:=[.F50]/[.K50]" office:value-type="float" office:value="0.232107823368267">
            <text:p>0,2321078234</text:p>
          </table:table-cell>
          <table:table-cell table:formula="of:=[.G50]/[.K50]" office:value-type="float" office:value="0.31917320872238">
            <text:p>0,3191732087</text:p>
          </table:table-cell>
          <table:table-cell table:formula="of:=[.H50]/[.K50]" office:value-type="float" office:value="0.363789554799787">
            <text:p>0,3637895548</text:p>
          </table:table-cell>
          <table:table-cell table:formula="of:=[.I50]/[.K50]" office:value-type="float" office:value="0.41212542874667">
            <text:p>0,4121254287</text:p>
          </table:table-cell>
          <table:table-cell/>
          <table:table-cell table:style-name="ce9" table:formula="of:=([.N50]-[.M50])/[.M50]" office:value-type="percentage" office:value="0.652173913043478">
            <text:p>65,22%</text:p>
          </table:table-cell>
          <table:table-cell table:style-name="ce9" table:formula="of:=([.O50]-[.N50])/[.N50]" office:value-type="percentage" office:value="0.325320175438596">
            <text:p>32,53%</text:p>
          </table:table-cell>
          <table:table-cell table:style-name="ce9" table:formula="of:=([.P50]-[.O50])/[.O50]" office:value-type="percentage" office:value="0.323745006999302">
            <text:p>32,37%</text:p>
          </table:table-cell>
          <table:table-cell table:style-name="ce9" table:formula="of:=([.Q50]-[.P50])/[.P50]" office:value-type="percentage" office:value="0.3751075">
            <text:p>37,51%</text:p>
          </table:table-cell>
          <table:table-cell table:style-name="ce9" table:formula="of:=([.R50]-[.Q50])/[.Q50]" office:value-type="percentage" office:value="0.139787252996584">
            <text:p>13,98%</text:p>
          </table:table-cell>
          <table:table-cell table:style-name="ce9" table:formula="of:=([.S50]-[.R50])/[.R50]" office:value-type="percentage" office:value="0.132867679429348">
            <text:p>13,29%</text:p>
          </table:table-cell>
          <table:table-cell/>
          <table:table-cell table:formula="of:=([.S50]-[.M50])/[.M50]" office:value-type="percentage" office:value="4.14660144927536">
            <text:p>414,66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4" office:value-type="string">
            <text:p>FLORIDA</text:p>
          </table:table-cell>
          <table:table-cell office:value-type="float" office:value="2821000">
            <text:p>2821000</text:p>
          </table:table-cell>
          <table:table-cell office:value-type="float" office:value="4951560">
            <text:p>4951560</text:p>
          </table:table-cell>
          <table:table-cell office:value-type="float" office:value="6789443">
            <text:p>6789443</text:p>
          </table:table-cell>
          <table:table-cell office:value-type="float" office:value="9739000">
            <text:p>9739000</text:p>
          </table:table-cell>
          <table:table-cell office:value-type="float" office:value="12937926">
            <text:p>12937926</text:p>
          </table:table-cell>
          <table:table-cell office:value-type="float" office:value="15982378">
            <text:p>15982378</text:p>
          </table:table-cell>
          <table:table-cell office:value-type="float" office:value="18801310">
            <text:p>18801310</text:p>
          </table:table-cell>
          <table:table-cell/>
          <table:table-cell table:style-name="ce4" office:value-type="float" office:value="170312">
            <text:p>170312</text:p>
          </table:table-cell>
          <table:table-cell/>
          <table:table-cell table:formula="of:=[.C51]/[.K51]" office:value-type="float" office:value="16.5637183522007">
            <text:p>16,5637183522</text:p>
          </table:table-cell>
          <table:table-cell table:formula="of:=[.D51]/[.K51]" office:value-type="float" office:value="29.073465169806">
            <text:p>29,0734651698</text:p>
          </table:table-cell>
          <table:table-cell table:formula="of:=[.E51]/[.K51]" office:value-type="float" office:value="39.86473648363">
            <text:p>39,8647364836</text:p>
          </table:table-cell>
          <table:table-cell table:formula="of:=[.F51]/[.K51]" office:value-type="float" office:value="57.1832871435953">
            <text:p>57,1832871436</text:p>
          </table:table-cell>
          <table:table-cell table:formula="of:=[.G51]/[.K51]" office:value-type="float" office:value="75.9660270562262">
            <text:p>75,9660270562</text:p>
          </table:table-cell>
          <table:table-cell table:formula="of:=[.H51]/[.K51]" office:value-type="float" office:value="93.8417610033351">
            <text:p>93,8417610033</text:p>
          </table:table-cell>
          <table:table-cell table:formula="of:=[.I51]/[.K51]" office:value-type="float" office:value="110.393336934567">
            <text:p>110,3933369346</text:p>
          </table:table-cell>
          <table:table-cell/>
          <table:table-cell table:style-name="ce9" table:formula="of:=([.N51]-[.M51])/[.M51]" office:value-type="percentage" office:value="0.755249911378944">
            <text:p>75,52%</text:p>
          </table:table-cell>
          <table:table-cell table:style-name="ce9" table:formula="of:=([.O51]-[.N51])/[.N51]" office:value-type="percentage" office:value="0.371172519367634">
            <text:p>37,12%</text:p>
          </table:table-cell>
          <table:table-cell table:style-name="ce9" table:formula="of:=([.P51]-[.O51])/[.O51]" office:value-type="percentage" office:value="0.43443283933601">
            <text:p>43,44%</text:p>
          </table:table-cell>
          <table:table-cell table:style-name="ce9" table:formula="of:=([.Q51]-[.P51])/[.P51]" office:value-type="percentage" office:value="0.328465550877914">
            <text:p>32,85%</text:p>
          </table:table-cell>
          <table:table-cell table:style-name="ce9" table:formula="of:=([.R51]-[.Q51])/[.Q51]" office:value-type="percentage" office:value="0.235312213101234">
            <text:p>23,53%</text:p>
          </table:table-cell>
          <table:table-cell table:style-name="ce9" table:formula="of:=([.S51]-[.R51])/[.R51]" office:value-type="percentage" office:value="0.176377507777629">
            <text:p>17,64%</text:p>
          </table:table-cell>
          <table:table-cell/>
          <table:table-cell table:formula="of:=([.S51]-[.M51])/[.M51]" office:value-type="percentage" office:value="5.66476781283233">
            <text:p>566,48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RIZONA</text:p>
          </table:table-cell>
          <table:table-cell office:value-type="float" office:value="756000">
            <text:p>756000</text:p>
          </table:table-cell>
          <table:table-cell office:value-type="float" office:value="1318000">
            <text:p>1318000</text:p>
          </table:table-cell>
          <table:table-cell office:value-type="float" office:value="1772482">
            <text:p>1772482</text:p>
          </table:table-cell>
          <table:table-cell office:value-type="float" office:value="2718000">
            <text:p>2718000</text:p>
          </table:table-cell>
          <table:table-cell office:value-type="float" office:value="3665228">
            <text:p>3665228</text:p>
          </table:table-cell>
          <table:table-cell office:value-type="float" office:value="5130632">
            <text:p>5130632</text:p>
          </table:table-cell>
          <table:table-cell office:value-type="float" office:value="6392017">
            <text:p>6392017</text:p>
          </table:table-cell>
          <table:table-cell/>
          <table:table-cell office:value-type="float" office:value="295234">
            <text:p>295234</text:p>
          </table:table-cell>
          <table:table-cell/>
          <table:table-cell table:formula="of:=[.C52]/[.K52]" office:value-type="float" office:value="2.56068068040944">
            <text:p>2,5606806804</text:p>
          </table:table-cell>
          <table:table-cell table:formula="of:=[.D52]/[.K52]" office:value-type="float" office:value="4.46425547193074">
            <text:p>4,4642554719</text:p>
          </table:table-cell>
          <table:table-cell table:formula="of:=[.E52]/[.K52]" office:value-type="float" office:value="6.00365134097021">
            <text:p>6,003651341</text:p>
          </table:table-cell>
          <table:table-cell table:formula="of:=[.F52]/[.K52]" office:value-type="float" office:value="9.20625673194822">
            <text:p>9,2062567319</text:p>
          </table:table-cell>
          <table:table-cell table:formula="of:=[.G52]/[.K52]" office:value-type="float" office:value="12.414654138751">
            <text:p>12,4146541388</text:p>
          </table:table-cell>
          <table:table-cell table:formula="of:=[.H52]/[.K52]" office:value-type="float" office:value="17.3781881490614">
            <text:p>17,3781881491</text:p>
          </table:table-cell>
          <table:table-cell table:formula="of:=[.I52]/[.K52]" office:value-type="float" office:value="21.6506804771808">
            <text:p>21,6506804772</text:p>
          </table:table-cell>
          <table:table-cell/>
          <table:table-cell table:style-name="ce9" table:formula="of:=([.N52]-[.M52])/[.M52]" office:value-type="percentage" office:value="0.743386243386243">
            <text:p>74,34%</text:p>
          </table:table-cell>
          <table:table-cell table:style-name="ce9" table:formula="of:=([.O52]-[.N52])/[.N52]" office:value-type="percentage" office:value="0.344827010622155">
            <text:p>34,48%</text:p>
          </table:table-cell>
          <table:table-cell table:style-name="ce9" table:formula="of:=([.P52]-[.O52])/[.O52]" office:value-type="percentage" office:value="0.533442934822469">
            <text:p>53,34%</text:p>
          </table:table-cell>
          <table:table-cell table:style-name="ce9" table:formula="of:=([.Q52]-[.P52])/[.P52]" office:value-type="percentage" office:value="0.348501839587932">
            <text:p>34,85%</text:p>
          </table:table-cell>
          <table:table-cell table:style-name="ce9" table:formula="of:=([.R52]-[.Q52])/[.Q52]" office:value-type="percentage" office:value="0.399812508253238">
            <text:p>39,98%</text:p>
          </table:table-cell>
          <table:table-cell table:style-name="ce9" table:formula="of:=([.S52]-[.R52])/[.R52]" office:value-type="percentage" office:value="0.245853727182148">
            <text:p>24,59%</text:p>
          </table:table-cell>
          <table:table-cell/>
          <table:table-cell table:formula="of:=([.S52]-[.M52])/[.M52]" office:value-type="percentage" office:value="7.45504894179894">
            <text:p>745,50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EVADA</text:p>
          </table:table-cell>
          <table:table-cell office:value-type="float" office:value="162000">
            <text:p>162000</text:p>
          </table:table-cell>
          <table:table-cell office:value-type="float" office:value="288000">
            <text:p>288000</text:p>
          </table:table-cell>
          <table:table-cell office:value-type="float" office:value="488738">
            <text:p>488738</text:p>
          </table:table-cell>
          <table:table-cell office:value-type="float" office:value="799000">
            <text:p>799000</text:p>
          </table:table-cell>
          <table:table-cell office:value-type="float" office:value="1201833">
            <text:p>1201833</text:p>
          </table:table-cell>
          <table:table-cell office:value-type="float" office:value="1998257">
            <text:p>1998257</text:p>
          </table:table-cell>
          <table:table-cell office:value-type="float" office:value="2700551">
            <text:p>2700551</text:p>
          </table:table-cell>
          <table:table-cell/>
          <table:table-cell office:value-type="float" office:value="286380">
            <text:p>286380</text:p>
          </table:table-cell>
          <table:table-cell/>
          <table:table-cell table:formula="of:=[.C53]/[.K53]" office:value-type="float" office:value="0.565681961030798">
            <text:p>0,565681961</text:p>
          </table:table-cell>
          <table:table-cell table:formula="of:=[.D53]/[.K53]" office:value-type="float" office:value="1.00565681961031">
            <text:p>1,0056568196</text:p>
          </table:table-cell>
          <table:table-cell table:formula="of:=[.E53]/[.K53]" office:value-type="float" office:value="1.70660660660661">
            <text:p>1,7066066066</text:p>
          </table:table-cell>
          <table:table-cell table:formula="of:=[.F53]/[.K53]" office:value-type="float" office:value="2.78999930162721">
            <text:p>2,7899993016</text:p>
          </table:table-cell>
          <table:table-cell table:formula="of:=[.G53]/[.K53]" office:value-type="float" office:value="4.19663733500943">
            <text:p>4,196637335</text:p>
          </table:table-cell>
          <table:table-cell table:formula="of:=[.H53]/[.K53]" office:value-type="float" office:value="6.97764159508346">
            <text:p>6,9776415951</text:p>
          </table:table-cell>
          <table:table-cell table:formula="of:=[.I53]/[.K53]" office:value-type="float" office:value="9.42995670088693">
            <text:p>9,4299567009</text:p>
          </table:table-cell>
          <table:table-cell/>
          <table:table-cell table:style-name="ce9" table:formula="of:=([.N53]-[.M53])/[.M53]" office:value-type="percentage" office:value="0.777777777777778">
            <text:p>77,78%</text:p>
          </table:table-cell>
          <table:table-cell table:style-name="ce9" table:formula="of:=([.O53]-[.N53])/[.N53]" office:value-type="percentage" office:value="0.697006944444444">
            <text:p>69,70%</text:p>
          </table:table-cell>
          <table:table-cell table:style-name="ce9" table:formula="of:=([.P53]-[.O53])/[.O53]" office:value-type="percentage" office:value="0.634822747566181">
            <text:p>63,48%</text:p>
          </table:table-cell>
          <table:table-cell table:style-name="ce9" table:formula="of:=([.Q53]-[.P53])/[.P53]" office:value-type="percentage" office:value="0.504171464330413">
            <text:p>50,42%</text:p>
          </table:table-cell>
          <table:table-cell table:style-name="ce9" table:formula="of:=([.R53]-[.Q53])/[.Q53]" office:value-type="percentage" office:value="0.662674431472592">
            <text:p>66,27%</text:p>
          </table:table-cell>
          <table:table-cell table:style-name="ce9" table:formula="of:=([.S53]-[.R53])/[.R53]" office:value-type="percentage" office:value="0.35145329154358">
            <text:p>35,15%</text:p>
          </table:table-cell>
          <table:table-cell/>
          <table:table-cell table:formula="of:=([.S53]-[.M53])/[.M53]" office:value-type="percentage" office:value="15.6700679012346">
            <text:p>1567,01%</text:p>
          </table:table-cell>
        </table:table-row>
        <table:table-row table:style-name="ro1">
          <table:table-cell table:style-name="Default"/>
          <table:table-cell/>
          <table:table-cell table:formula="of:=SUM([.C3:.C53])" office:value-type="float" office:value="151554510">
            <text:p>151554510</text:p>
          </table:table-cell>
          <table:table-cell table:formula="of:=SUM([.D3:.D53])" office:value-type="float" office:value="179932560">
            <text:p>179932560</text:p>
          </table:table-cell>
          <table:table-cell table:formula="of:=SUM([.E3:.E53])" office:value-type="float" office:value="203253233">
            <text:p>203253233</text:p>
          </table:table-cell>
          <table:table-cell table:formula="of:=SUM([.F3:.F53])" office:value-type="float" office:value="226528000">
            <text:p>226528000</text:p>
          </table:table-cell>
          <table:table-cell table:formula="of:=SUM([.G3:.G53])" office:value-type="float" office:value="248709873">
            <text:p>248709873</text:p>
          </table:table-cell>
          <table:table-cell table:formula="of:=SUM([.H3:.H53])" office:value-type="float" office:value="281421906">
            <text:p>281421906</text:p>
          </table:table-cell>
          <table:table-cell table:formula="of:=SUM([.I3:.I53])" office:value-type="float" office:value="308745538">
            <text:p>308745538</text:p>
          </table:table-cell>
          <table:table-cell/>
          <table:table-cell table:formula="of:=SUM([.K3:.K53])" office:value-type="float" office:value="9833519">
            <text:p>9833519</text:p>
          </table:table-cell>
          <table:table-cell/>
          <table:table-cell table:formula="of:=[.C54]/[.K54]" office:value-type="float" office:value="15.4120320507847">
            <text:p>15,4120320508</text:p>
          </table:table-cell>
          <table:table-cell table:formula="of:=[.D54]/[.K54]" office:value-type="float" office:value="18.2978809518749">
            <text:p>18,2978809519</text:p>
          </table:table-cell>
          <table:table-cell table:formula="of:=[.E54]/[.K54]" office:value-type="float" office:value="20.6694300382193">
            <text:p>20,6694300382</text:p>
          </table:table-cell>
          <table:table-cell table:formula="of:=[.F54]/[.K54]" office:value-type="float" office:value="23.0363108059282">
            <text:p>23,0363108059</text:p>
          </table:table-cell>
          <table:table-cell table:formula="of:=[.G54]/[.K54]" office:value-type="float" office:value="25.2920519093928">
            <text:p>25,2920519094</text:p>
          </table:table-cell>
          <table:table-cell table:formula="of:=[.H54]/[.K54]" office:value-type="float" office:value="28.6186365226935">
            <text:p>28,6186365227</text:p>
          </table:table-cell>
          <table:table-cell table:formula="of:=[.I54]/[.K54]" office:value-type="float" office:value="31.3972584992209">
            <text:p>31,3972584992</text:p>
          </table:table-cell>
          <table:table-cell/>
          <table:table-cell table:style-name="Default" table:number-columns-repeated="8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B3:Sheet1.AB53" table:contains-header="false">
          <table:sort>
            <table:sort-by table:field-number="2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6.06.2015</text:date>, <text:time>20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a Bobinac</meta:initial-creator>
    <meta:creation-date>2015-05-30T19:04:38.73</meta:creation-date>
    <dc:date>2015-06-06T20:06:19.53</dc:date>
    <dc:creator>Ivana Bobinac</dc:creator>
    <meta:editing-duration>PT2H11M13S</meta:editing-duration>
    <meta:editing-cycles>7</meta:editing-cycles>
    <meta:generator>OpenOffice/4.1.0$Win32 OpenOffice.org_project/410m18$Build-9764</meta:generator>
    <meta:document-statistic meta:table-count="3" meta:cell-count="1265" meta:object-count="0"/>
  </office:meta>
</office:document-meta>
</file>